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0121">
      <style:table-cell-properties fo:background-color="#c0c0c0" style:cell-protect="protected" style:print-content="true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0123">
      <style:table-cell-properties fo:padding="2.01pt"/>
    </style:style>
    <style:style style:name="ce3" style:family="table-cell" style:parent-style-name="Default">
      <style:table-cell-properties fo:background-color="#c0c0c0" style:cell-protect="protected" style:print-content="true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padding="2.01pt"/>
    </style:style>
    <style:style style:name="ce5" style:family="table-cell" style:parent-style-name="Default" style:data-style-name="N133">
      <style:table-cell-properties fo:background-color="#c0c0c0" style:cell-protect="protected" style:print-content="true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133">
      <style:table-cell-properties fo:padding="2.01pt"/>
    </style:style>
    <style:style style:name="ce7" style:family="table-cell" style:parent-style-name="Default" style:data-style-name="N134">
      <style:table-cell-properties fo:background-color="#c0c0c0" style:cell-protect="protected" style:print-content="true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134">
      <style:table-cell-properties fo:padding="2.01pt"/>
    </style:style>
    <style:style style:name="ce9" style:family="table-cell" style:parent-style-name="Default" style:data-style-name="N2">
      <style:table-cell-properties fo:background-color="#c0c0c0" style:cell-protect="protected" style:print-content="true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2">
      <style:table-cell-properties fo:padding="2.01pt"/>
    </style:style>
    <style:style style:name="ce11" style:family="table-cell" style:parent-style-name="Default" style:data-style-name="N4">
      <style:table-cell-properties fo:background-color="#c0c0c0" style:cell-protect="protected" style:print-content="true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4">
      <style:table-cell-properties fo:padding="2.01pt"/>
    </style:style>
    <style:style style:name="ce13" style:family="table-cell" style:parent-style-name="Default" style:data-style-name="N3">
      <style:table-cell-properties fo:background-color="#c0c0c0" style:cell-protect="protected" style:print-content="true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3">
      <style:table-cell-properties fo:padding="2.0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6"/>
        <table:table-column table:style-name="co1" table:number-columns-repeated="2" table:default-cell-style-name="ce8"/>
        <table:table-column table:style-name="co1" table:number-columns-repeated="2" table:default-cell-style-name="ce6"/>
        <table:table-column table:style-name="co1" table:number-columns-repeated="3" table:default-cell-style-name="ce10"/>
        <table:table-column table:style-name="co1" table:number-columns-repeated="2" table:default-cell-style-name="ce12"/>
        <table:table-column table:style-name="co1" table:number-columns-repeated="2" table:default-cell-style-name="ce14"/>
        <table:table-row table:style-name="ro1">
          <table:table-cell table:style-name="ce1" office:value-type="string" calcext:value-type="string">
            <text:p>target_tanggal</text:p>
          </table:table-cell>
          <table:table-cell table:style-name="ce3" office:value-type="string" calcext:value-type="string">
            <text:p>target_jmlmasagiling</text:p>
          </table:table-cell>
          <table:table-cell table:style-name="ce3" office:value-type="string" calcext:value-type="string">
            <text:p>target_jmlharigiling</text:p>
          </table:table-cell>
          <table:table-cell table:style-name="ce5" office:value-type="string" calcext:value-type="string">
            <text:p>target_jamhenti</text:p>
          </table:table-cell>
          <table:table-cell table:style-name="ce7" office:value-type="string" calcext:value-type="string">
            <text:p>target_tebugilingtr</text:p>
          </table:table-cell>
          <table:table-cell table:style-name="ce7" office:value-type="string" calcext:value-type="string">
            <text:p>target_tebugilingts</text:p>
          </table:table-cell>
          <table:table-cell table:style-name="ce5" office:value-type="string" calcext:value-type="string">
            <text:p>target_lareats</text:p>
          </table:table-cell>
          <table:table-cell table:style-name="ce5" office:value-type="string" calcext:value-type="string">
            <text:p>target_lareatr</text:p>
          </table:table-cell>
          <table:table-cell table:style-name="ce9" office:value-type="string" calcext:value-type="string">
            <text:p>target_rendtr</text:p>
          </table:table-cell>
          <table:table-cell table:style-name="ce9" office:value-type="string" calcext:value-type="string">
            <text:p>target_rendts</text:p>
          </table:table-cell>
          <table:table-cell table:style-name="ce9" office:value-type="string" calcext:value-type="string">
            <text:p>target_bagihasilgula</text:p>
          </table:table-cell>
          <table:table-cell table:style-name="ce11" office:value-type="string" calcext:value-type="string">
            <text:p>target_prodgulatotal</text:p>
          </table:table-cell>
          <table:table-cell table:style-name="ce11" office:value-type="string" calcext:value-type="string">
            <text:p>target_prodtetestotal</text:p>
          </table:table-cell>
          <table:table-cell table:style-name="ce13" office:value-type="string" calcext:value-type="string">
            <text:p>target_hargagula</text:p>
          </table:table-cell>
          <table:table-cell table:style-name="ce13" office:value-type="string" calcext:value-type="string">
            <text:p>target_hargatetes</text:p>
          </table:table-cell>
        </table:table-row>
        <table:table-row table:style-name="ro2">
          <table:table-cell office:value-type="date" office:date-value="2018-05-11" calcext:value-type="date">
            <text:p>11-May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30.8/21" office:value-type="float" office:value="1.46666666666667" calcext:value-type="float">
            <text:p>1.467</text:p>
          </table:table-cell>
          <table:table-cell table:formula="of:=214650/21" office:value-type="float" office:value="10221.4285714286" calcext:value-type="float">
            <text:p>10,221.4</text:p>
          </table:table-cell>
          <table:table-cell table:formula="of:=600/21" office:value-type="float" office:value="28.5714285714286" calcext:value-type="float">
            <text:p>28.6</text:p>
          </table:table-cell>
          <table:table-cell table:formula="of:=6/21" office:value-type="float" office:value="0.285714285714286" calcext:value-type="float">
            <text:p>0.286</text:p>
          </table:table-cell>
          <table:table-cell table:formula="of:=2525/21" office:value-type="float" office:value="120.238095238095" calcext:value-type="float">
            <text:p>120.238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table:formula="of:=11162/214650*100" office:value-type="float" office:value="5.20009317493594" calcext:value-type="float">
            <text:p>5.20</text:p>
          </table:table-cell>
          <table:table-cell table:formula="of:=12960/21" office:value-type="float" office:value="617.142857142857" calcext:value-type="float">
            <text:p>617.14</text:p>
          </table:table-cell>
          <table:table-cell table:formula="of:=11839/21" office:value-type="float" office:value="563.761904761905" calcext:value-type="float">
            <text:p>563.76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5-12" calcext:value-type="date">
            <text:p>12-May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30.8/21" office:value-type="float" office:value="1.46666666666667" calcext:value-type="float">
            <text:p>1.467</text:p>
          </table:table-cell>
          <table:table-cell table:formula="of:=214650/21" office:value-type="float" office:value="10221.4285714286" calcext:value-type="float">
            <text:p>10,221.4</text:p>
          </table:table-cell>
          <table:table-cell table:formula="of:=600/21" office:value-type="float" office:value="28.5714285714286" calcext:value-type="float">
            <text:p>28.6</text:p>
          </table:table-cell>
          <table:table-cell table:formula="of:=6/21" office:value-type="float" office:value="0.285714285714286" calcext:value-type="float">
            <text:p>0.286</text:p>
          </table:table-cell>
          <table:table-cell table:formula="of:=2525/21" office:value-type="float" office:value="120.238095238095" calcext:value-type="float">
            <text:p>120.238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table:formula="of:=11162/214650*100" office:value-type="float" office:value="5.20009317493594" calcext:value-type="float">
            <text:p>5.20</text:p>
          </table:table-cell>
          <table:table-cell table:formula="of:=12960/21" office:value-type="float" office:value="617.142857142857" calcext:value-type="float">
            <text:p>617.14</text:p>
          </table:table-cell>
          <table:table-cell table:formula="of:=11839/21" office:value-type="float" office:value="563.761904761905" calcext:value-type="float">
            <text:p>563.76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5-13" calcext:value-type="date">
            <text:p>13-May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30.8/21" office:value-type="float" office:value="1.46666666666667" calcext:value-type="float">
            <text:p>1.467</text:p>
          </table:table-cell>
          <table:table-cell table:formula="of:=214650/21" office:value-type="float" office:value="10221.4285714286" calcext:value-type="float">
            <text:p>10,221.4</text:p>
          </table:table-cell>
          <table:table-cell table:formula="of:=600/21" office:value-type="float" office:value="28.5714285714286" calcext:value-type="float">
            <text:p>28.6</text:p>
          </table:table-cell>
          <table:table-cell table:formula="of:=6/21" office:value-type="float" office:value="0.285714285714286" calcext:value-type="float">
            <text:p>0.286</text:p>
          </table:table-cell>
          <table:table-cell table:formula="of:=2525/21" office:value-type="float" office:value="120.238095238095" calcext:value-type="float">
            <text:p>120.238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table:formula="of:=11162/214650*100" office:value-type="float" office:value="5.20009317493594" calcext:value-type="float">
            <text:p>5.20</text:p>
          </table:table-cell>
          <table:table-cell table:formula="of:=12960/21" office:value-type="float" office:value="617.142857142857" calcext:value-type="float">
            <text:p>617.14</text:p>
          </table:table-cell>
          <table:table-cell table:formula="of:=11839/21" office:value-type="float" office:value="563.761904761905" calcext:value-type="float">
            <text:p>563.76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5-14" calcext:value-type="date">
            <text:p>14-May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30.8/21" office:value-type="float" office:value="1.46666666666667" calcext:value-type="float">
            <text:p>1.467</text:p>
          </table:table-cell>
          <table:table-cell table:formula="of:=214650/21" office:value-type="float" office:value="10221.4285714286" calcext:value-type="float">
            <text:p>10,221.4</text:p>
          </table:table-cell>
          <table:table-cell table:formula="of:=600/21" office:value-type="float" office:value="28.5714285714286" calcext:value-type="float">
            <text:p>28.6</text:p>
          </table:table-cell>
          <table:table-cell table:formula="of:=6/21" office:value-type="float" office:value="0.285714285714286" calcext:value-type="float">
            <text:p>0.286</text:p>
          </table:table-cell>
          <table:table-cell table:formula="of:=2525/21" office:value-type="float" office:value="120.238095238095" calcext:value-type="float">
            <text:p>120.238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table:formula="of:=11162/214650*100" office:value-type="float" office:value="5.20009317493594" calcext:value-type="float">
            <text:p>5.20</text:p>
          </table:table-cell>
          <table:table-cell table:formula="of:=12960/21" office:value-type="float" office:value="617.142857142857" calcext:value-type="float">
            <text:p>617.14</text:p>
          </table:table-cell>
          <table:table-cell table:formula="of:=11839/21" office:value-type="float" office:value="563.761904761905" calcext:value-type="float">
            <text:p>563.76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5-15" calcext:value-type="date">
            <text:p>15-May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30.8/21" office:value-type="float" office:value="1.46666666666667" calcext:value-type="float">
            <text:p>1.467</text:p>
          </table:table-cell>
          <table:table-cell table:formula="of:=214650/21" office:value-type="float" office:value="10221.4285714286" calcext:value-type="float">
            <text:p>10,221.4</text:p>
          </table:table-cell>
          <table:table-cell table:formula="of:=600/21" office:value-type="float" office:value="28.5714285714286" calcext:value-type="float">
            <text:p>28.6</text:p>
          </table:table-cell>
          <table:table-cell table:formula="of:=6/21" office:value-type="float" office:value="0.285714285714286" calcext:value-type="float">
            <text:p>0.286</text:p>
          </table:table-cell>
          <table:table-cell table:formula="of:=2525/21" office:value-type="float" office:value="120.238095238095" calcext:value-type="float">
            <text:p>120.238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table:formula="of:=11162/214650*100" office:value-type="float" office:value="5.20009317493594" calcext:value-type="float">
            <text:p>5.20</text:p>
          </table:table-cell>
          <table:table-cell table:formula="of:=12960/21" office:value-type="float" office:value="617.142857142857" calcext:value-type="float">
            <text:p>617.14</text:p>
          </table:table-cell>
          <table:table-cell table:formula="of:=11839/21" office:value-type="float" office:value="563.761904761905" calcext:value-type="float">
            <text:p>563.76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5-16" calcext:value-type="date">
            <text:p>16-May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30.8/21" office:value-type="float" office:value="1.46666666666667" calcext:value-type="float">
            <text:p>1.467</text:p>
          </table:table-cell>
          <table:table-cell table:formula="of:=214650/21" office:value-type="float" office:value="10221.4285714286" calcext:value-type="float">
            <text:p>10,221.4</text:p>
          </table:table-cell>
          <table:table-cell table:formula="of:=600/21" office:value-type="float" office:value="28.5714285714286" calcext:value-type="float">
            <text:p>28.6</text:p>
          </table:table-cell>
          <table:table-cell table:formula="of:=6/21" office:value-type="float" office:value="0.285714285714286" calcext:value-type="float">
            <text:p>0.286</text:p>
          </table:table-cell>
          <table:table-cell table:formula="of:=2525/21" office:value-type="float" office:value="120.238095238095" calcext:value-type="float">
            <text:p>120.238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table:formula="of:=11162/214650*100" office:value-type="float" office:value="5.20009317493594" calcext:value-type="float">
            <text:p>5.20</text:p>
          </table:table-cell>
          <table:table-cell table:formula="of:=12960/21" office:value-type="float" office:value="617.142857142857" calcext:value-type="float">
            <text:p>617.14</text:p>
          </table:table-cell>
          <table:table-cell table:formula="of:=11839/21" office:value-type="float" office:value="563.761904761905" calcext:value-type="float">
            <text:p>563.76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5-17" calcext:value-type="date">
            <text:p>17-May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30.8/21" office:value-type="float" office:value="1.46666666666667" calcext:value-type="float">
            <text:p>1.467</text:p>
          </table:table-cell>
          <table:table-cell table:formula="of:=214650/21" office:value-type="float" office:value="10221.4285714286" calcext:value-type="float">
            <text:p>10,221.4</text:p>
          </table:table-cell>
          <table:table-cell table:formula="of:=600/21" office:value-type="float" office:value="28.5714285714286" calcext:value-type="float">
            <text:p>28.6</text:p>
          </table:table-cell>
          <table:table-cell table:formula="of:=6/21" office:value-type="float" office:value="0.285714285714286" calcext:value-type="float">
            <text:p>0.286</text:p>
          </table:table-cell>
          <table:table-cell table:formula="of:=2525/21" office:value-type="float" office:value="120.238095238095" calcext:value-type="float">
            <text:p>120.238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table:formula="of:=11162/214650*100" office:value-type="float" office:value="5.20009317493594" calcext:value-type="float">
            <text:p>5.20</text:p>
          </table:table-cell>
          <table:table-cell table:formula="of:=12960/21" office:value-type="float" office:value="617.142857142857" calcext:value-type="float">
            <text:p>617.14</text:p>
          </table:table-cell>
          <table:table-cell table:formula="of:=11839/21" office:value-type="float" office:value="563.761904761905" calcext:value-type="float">
            <text:p>563.76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5-18" calcext:value-type="date">
            <text:p>18-May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30.8/21" office:value-type="float" office:value="1.46666666666667" calcext:value-type="float">
            <text:p>1.467</text:p>
          </table:table-cell>
          <table:table-cell table:formula="of:=214650/21" office:value-type="float" office:value="10221.4285714286" calcext:value-type="float">
            <text:p>10,221.4</text:p>
          </table:table-cell>
          <table:table-cell table:formula="of:=600/21" office:value-type="float" office:value="28.5714285714286" calcext:value-type="float">
            <text:p>28.6</text:p>
          </table:table-cell>
          <table:table-cell table:formula="of:=6/21" office:value-type="float" office:value="0.285714285714286" calcext:value-type="float">
            <text:p>0.286</text:p>
          </table:table-cell>
          <table:table-cell table:formula="of:=2525/21" office:value-type="float" office:value="120.238095238095" calcext:value-type="float">
            <text:p>120.238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table:formula="of:=11162/214650*100" office:value-type="float" office:value="5.20009317493594" calcext:value-type="float">
            <text:p>5.20</text:p>
          </table:table-cell>
          <table:table-cell table:formula="of:=12960/21" office:value-type="float" office:value="617.142857142857" calcext:value-type="float">
            <text:p>617.14</text:p>
          </table:table-cell>
          <table:table-cell table:formula="of:=11839/21" office:value-type="float" office:value="563.761904761905" calcext:value-type="float">
            <text:p>563.76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5-19" calcext:value-type="date">
            <text:p>19-May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30.8/21" office:value-type="float" office:value="1.46666666666667" calcext:value-type="float">
            <text:p>1.467</text:p>
          </table:table-cell>
          <table:table-cell table:formula="of:=214650/21" office:value-type="float" office:value="10221.4285714286" calcext:value-type="float">
            <text:p>10,221.4</text:p>
          </table:table-cell>
          <table:table-cell table:formula="of:=600/21" office:value-type="float" office:value="28.5714285714286" calcext:value-type="float">
            <text:p>28.6</text:p>
          </table:table-cell>
          <table:table-cell table:formula="of:=6/21" office:value-type="float" office:value="0.285714285714286" calcext:value-type="float">
            <text:p>0.286</text:p>
          </table:table-cell>
          <table:table-cell table:formula="of:=2525/21" office:value-type="float" office:value="120.238095238095" calcext:value-type="float">
            <text:p>120.238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table:formula="of:=11162/214650*100" office:value-type="float" office:value="5.20009317493594" calcext:value-type="float">
            <text:p>5.20</text:p>
          </table:table-cell>
          <table:table-cell table:formula="of:=12960/21" office:value-type="float" office:value="617.142857142857" calcext:value-type="float">
            <text:p>617.14</text:p>
          </table:table-cell>
          <table:table-cell table:formula="of:=11839/21" office:value-type="float" office:value="563.761904761905" calcext:value-type="float">
            <text:p>563.76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5-20" calcext:value-type="date">
            <text:p>20-May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30.8/21" office:value-type="float" office:value="1.46666666666667" calcext:value-type="float">
            <text:p>1.467</text:p>
          </table:table-cell>
          <table:table-cell table:formula="of:=214650/21" office:value-type="float" office:value="10221.4285714286" calcext:value-type="float">
            <text:p>10,221.4</text:p>
          </table:table-cell>
          <table:table-cell table:formula="of:=600/21" office:value-type="float" office:value="28.5714285714286" calcext:value-type="float">
            <text:p>28.6</text:p>
          </table:table-cell>
          <table:table-cell table:formula="of:=6/21" office:value-type="float" office:value="0.285714285714286" calcext:value-type="float">
            <text:p>0.286</text:p>
          </table:table-cell>
          <table:table-cell table:formula="of:=2525/21" office:value-type="float" office:value="120.238095238095" calcext:value-type="float">
            <text:p>120.238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table:formula="of:=11162/214650*100" office:value-type="float" office:value="5.20009317493594" calcext:value-type="float">
            <text:p>5.20</text:p>
          </table:table-cell>
          <table:table-cell table:formula="of:=12960/21" office:value-type="float" office:value="617.142857142857" calcext:value-type="float">
            <text:p>617.14</text:p>
          </table:table-cell>
          <table:table-cell table:formula="of:=11839/21" office:value-type="float" office:value="563.761904761905" calcext:value-type="float">
            <text:p>563.76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5-21" calcext:value-type="date">
            <text:p>21-May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30.8/21" office:value-type="float" office:value="1.46666666666667" calcext:value-type="float">
            <text:p>1.467</text:p>
          </table:table-cell>
          <table:table-cell table:formula="of:=214650/21" office:value-type="float" office:value="10221.4285714286" calcext:value-type="float">
            <text:p>10,221.4</text:p>
          </table:table-cell>
          <table:table-cell table:formula="of:=600/21" office:value-type="float" office:value="28.5714285714286" calcext:value-type="float">
            <text:p>28.6</text:p>
          </table:table-cell>
          <table:table-cell table:formula="of:=6/21" office:value-type="float" office:value="0.285714285714286" calcext:value-type="float">
            <text:p>0.286</text:p>
          </table:table-cell>
          <table:table-cell table:formula="of:=2525/21" office:value-type="float" office:value="120.238095238095" calcext:value-type="float">
            <text:p>120.238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table:formula="of:=11162/214650*100" office:value-type="float" office:value="5.20009317493594" calcext:value-type="float">
            <text:p>5.20</text:p>
          </table:table-cell>
          <table:table-cell table:formula="of:=12960/21" office:value-type="float" office:value="617.142857142857" calcext:value-type="float">
            <text:p>617.14</text:p>
          </table:table-cell>
          <table:table-cell table:formula="of:=11839/21" office:value-type="float" office:value="563.761904761905" calcext:value-type="float">
            <text:p>563.76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5-22" calcext:value-type="date">
            <text:p>22-May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30.8/21" office:value-type="float" office:value="1.46666666666667" calcext:value-type="float">
            <text:p>1.467</text:p>
          </table:table-cell>
          <table:table-cell table:formula="of:=214650/21" office:value-type="float" office:value="10221.4285714286" calcext:value-type="float">
            <text:p>10,221.4</text:p>
          </table:table-cell>
          <table:table-cell table:formula="of:=600/21" office:value-type="float" office:value="28.5714285714286" calcext:value-type="float">
            <text:p>28.6</text:p>
          </table:table-cell>
          <table:table-cell table:formula="of:=6/21" office:value-type="float" office:value="0.285714285714286" calcext:value-type="float">
            <text:p>0.286</text:p>
          </table:table-cell>
          <table:table-cell table:formula="of:=2525/21" office:value-type="float" office:value="120.238095238095" calcext:value-type="float">
            <text:p>120.238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table:formula="of:=11162/214650*100" office:value-type="float" office:value="5.20009317493594" calcext:value-type="float">
            <text:p>5.20</text:p>
          </table:table-cell>
          <table:table-cell table:formula="of:=12960/21" office:value-type="float" office:value="617.142857142857" calcext:value-type="float">
            <text:p>617.14</text:p>
          </table:table-cell>
          <table:table-cell table:formula="of:=11839/21" office:value-type="float" office:value="563.761904761905" calcext:value-type="float">
            <text:p>563.76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5-23" calcext:value-type="date">
            <text:p>23-May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30.8/21" office:value-type="float" office:value="1.46666666666667" calcext:value-type="float">
            <text:p>1.467</text:p>
          </table:table-cell>
          <table:table-cell table:formula="of:=214650/21" office:value-type="float" office:value="10221.4285714286" calcext:value-type="float">
            <text:p>10,221.4</text:p>
          </table:table-cell>
          <table:table-cell table:formula="of:=600/21" office:value-type="float" office:value="28.5714285714286" calcext:value-type="float">
            <text:p>28.6</text:p>
          </table:table-cell>
          <table:table-cell table:formula="of:=6/21" office:value-type="float" office:value="0.285714285714286" calcext:value-type="float">
            <text:p>0.286</text:p>
          </table:table-cell>
          <table:table-cell table:formula="of:=2525/21" office:value-type="float" office:value="120.238095238095" calcext:value-type="float">
            <text:p>120.238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table:formula="of:=11162/214650*100" office:value-type="float" office:value="5.20009317493594" calcext:value-type="float">
            <text:p>5.20</text:p>
          </table:table-cell>
          <table:table-cell table:formula="of:=12960/21" office:value-type="float" office:value="617.142857142857" calcext:value-type="float">
            <text:p>617.14</text:p>
          </table:table-cell>
          <table:table-cell table:formula="of:=11839/21" office:value-type="float" office:value="563.761904761905" calcext:value-type="float">
            <text:p>563.76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5-24" calcext:value-type="date">
            <text:p>24-May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30.8/21" office:value-type="float" office:value="1.46666666666667" calcext:value-type="float">
            <text:p>1.467</text:p>
          </table:table-cell>
          <table:table-cell table:formula="of:=214650/21" office:value-type="float" office:value="10221.4285714286" calcext:value-type="float">
            <text:p>10,221.4</text:p>
          </table:table-cell>
          <table:table-cell table:formula="of:=600/21" office:value-type="float" office:value="28.5714285714286" calcext:value-type="float">
            <text:p>28.6</text:p>
          </table:table-cell>
          <table:table-cell table:formula="of:=6/21" office:value-type="float" office:value="0.285714285714286" calcext:value-type="float">
            <text:p>0.286</text:p>
          </table:table-cell>
          <table:table-cell table:formula="of:=2525/21" office:value-type="float" office:value="120.238095238095" calcext:value-type="float">
            <text:p>120.238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table:formula="of:=11162/214650*100" office:value-type="float" office:value="5.20009317493594" calcext:value-type="float">
            <text:p>5.20</text:p>
          </table:table-cell>
          <table:table-cell table:formula="of:=12960/21" office:value-type="float" office:value="617.142857142857" calcext:value-type="float">
            <text:p>617.14</text:p>
          </table:table-cell>
          <table:table-cell table:formula="of:=11839/21" office:value-type="float" office:value="563.761904761905" calcext:value-type="float">
            <text:p>563.76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5-25" calcext:value-type="date">
            <text:p>25-May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30.8/21" office:value-type="float" office:value="1.46666666666667" calcext:value-type="float">
            <text:p>1.467</text:p>
          </table:table-cell>
          <table:table-cell table:formula="of:=214650/21" office:value-type="float" office:value="10221.4285714286" calcext:value-type="float">
            <text:p>10,221.4</text:p>
          </table:table-cell>
          <table:table-cell table:formula="of:=600/21" office:value-type="float" office:value="28.5714285714286" calcext:value-type="float">
            <text:p>28.6</text:p>
          </table:table-cell>
          <table:table-cell table:formula="of:=6/21" office:value-type="float" office:value="0.285714285714286" calcext:value-type="float">
            <text:p>0.286</text:p>
          </table:table-cell>
          <table:table-cell table:formula="of:=2525/21" office:value-type="float" office:value="120.238095238095" calcext:value-type="float">
            <text:p>120.238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table:formula="of:=11162/214650*100" office:value-type="float" office:value="5.20009317493594" calcext:value-type="float">
            <text:p>5.20</text:p>
          </table:table-cell>
          <table:table-cell table:formula="of:=12960/21" office:value-type="float" office:value="617.142857142857" calcext:value-type="float">
            <text:p>617.14</text:p>
          </table:table-cell>
          <table:table-cell table:formula="of:=11839/21" office:value-type="float" office:value="563.761904761905" calcext:value-type="float">
            <text:p>563.76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5-26" calcext:value-type="date">
            <text:p>26-May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30.8/21" office:value-type="float" office:value="1.46666666666667" calcext:value-type="float">
            <text:p>1.467</text:p>
          </table:table-cell>
          <table:table-cell table:formula="of:=214650/21" office:value-type="float" office:value="10221.4285714286" calcext:value-type="float">
            <text:p>10,221.4</text:p>
          </table:table-cell>
          <table:table-cell table:formula="of:=600/21" office:value-type="float" office:value="28.5714285714286" calcext:value-type="float">
            <text:p>28.6</text:p>
          </table:table-cell>
          <table:table-cell table:formula="of:=6/21" office:value-type="float" office:value="0.285714285714286" calcext:value-type="float">
            <text:p>0.286</text:p>
          </table:table-cell>
          <table:table-cell table:formula="of:=2525/21" office:value-type="float" office:value="120.238095238095" calcext:value-type="float">
            <text:p>120.238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table:formula="of:=11162/214650*100" office:value-type="float" office:value="5.20009317493594" calcext:value-type="float">
            <text:p>5.20</text:p>
          </table:table-cell>
          <table:table-cell table:formula="of:=12960/21" office:value-type="float" office:value="617.142857142857" calcext:value-type="float">
            <text:p>617.14</text:p>
          </table:table-cell>
          <table:table-cell table:formula="of:=11839/21" office:value-type="float" office:value="563.761904761905" calcext:value-type="float">
            <text:p>563.76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5-27" calcext:value-type="date">
            <text:p>27-May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30.8/21" office:value-type="float" office:value="1.46666666666667" calcext:value-type="float">
            <text:p>1.467</text:p>
          </table:table-cell>
          <table:table-cell table:formula="of:=214650/21" office:value-type="float" office:value="10221.4285714286" calcext:value-type="float">
            <text:p>10,221.4</text:p>
          </table:table-cell>
          <table:table-cell table:formula="of:=600/21" office:value-type="float" office:value="28.5714285714286" calcext:value-type="float">
            <text:p>28.6</text:p>
          </table:table-cell>
          <table:table-cell table:formula="of:=6/21" office:value-type="float" office:value="0.285714285714286" calcext:value-type="float">
            <text:p>0.286</text:p>
          </table:table-cell>
          <table:table-cell table:formula="of:=2525/21" office:value-type="float" office:value="120.238095238095" calcext:value-type="float">
            <text:p>120.238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table:formula="of:=11162/214650*100" office:value-type="float" office:value="5.20009317493594" calcext:value-type="float">
            <text:p>5.20</text:p>
          </table:table-cell>
          <table:table-cell table:formula="of:=12960/21" office:value-type="float" office:value="617.142857142857" calcext:value-type="float">
            <text:p>617.14</text:p>
          </table:table-cell>
          <table:table-cell table:formula="of:=11839/21" office:value-type="float" office:value="563.761904761905" calcext:value-type="float">
            <text:p>563.76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5-28" calcext:value-type="date">
            <text:p>28-May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30.8/21" office:value-type="float" office:value="1.46666666666667" calcext:value-type="float">
            <text:p>1.467</text:p>
          </table:table-cell>
          <table:table-cell table:formula="of:=214650/21" office:value-type="float" office:value="10221.4285714286" calcext:value-type="float">
            <text:p>10,221.4</text:p>
          </table:table-cell>
          <table:table-cell table:formula="of:=600/21" office:value-type="float" office:value="28.5714285714286" calcext:value-type="float">
            <text:p>28.6</text:p>
          </table:table-cell>
          <table:table-cell table:formula="of:=6/21" office:value-type="float" office:value="0.285714285714286" calcext:value-type="float">
            <text:p>0.286</text:p>
          </table:table-cell>
          <table:table-cell table:formula="of:=2525/21" office:value-type="float" office:value="120.238095238095" calcext:value-type="float">
            <text:p>120.238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table:formula="of:=11162/214650*100" office:value-type="float" office:value="5.20009317493594" calcext:value-type="float">
            <text:p>5.20</text:p>
          </table:table-cell>
          <table:table-cell table:formula="of:=12960/21" office:value-type="float" office:value="617.142857142857" calcext:value-type="float">
            <text:p>617.14</text:p>
          </table:table-cell>
          <table:table-cell table:formula="of:=11839/21" office:value-type="float" office:value="563.761904761905" calcext:value-type="float">
            <text:p>563.76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5-29" calcext:value-type="date">
            <text:p>29-May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30.8/21" office:value-type="float" office:value="1.46666666666667" calcext:value-type="float">
            <text:p>1.467</text:p>
          </table:table-cell>
          <table:table-cell table:formula="of:=214650/21" office:value-type="float" office:value="10221.4285714286" calcext:value-type="float">
            <text:p>10,221.4</text:p>
          </table:table-cell>
          <table:table-cell table:formula="of:=600/21" office:value-type="float" office:value="28.5714285714286" calcext:value-type="float">
            <text:p>28.6</text:p>
          </table:table-cell>
          <table:table-cell table:formula="of:=6/21" office:value-type="float" office:value="0.285714285714286" calcext:value-type="float">
            <text:p>0.286</text:p>
          </table:table-cell>
          <table:table-cell table:formula="of:=2525/21" office:value-type="float" office:value="120.238095238095" calcext:value-type="float">
            <text:p>120.238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table:formula="of:=11162/214650*100" office:value-type="float" office:value="5.20009317493594" calcext:value-type="float">
            <text:p>5.20</text:p>
          </table:table-cell>
          <table:table-cell table:formula="of:=12960/21" office:value-type="float" office:value="617.142857142857" calcext:value-type="float">
            <text:p>617.14</text:p>
          </table:table-cell>
          <table:table-cell table:formula="of:=11839/21" office:value-type="float" office:value="563.761904761905" calcext:value-type="float">
            <text:p>563.76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5-30" calcext:value-type="date">
            <text:p>30-May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30.8/21" office:value-type="float" office:value="1.46666666666667" calcext:value-type="float">
            <text:p>1.467</text:p>
          </table:table-cell>
          <table:table-cell table:formula="of:=214650/21" office:value-type="float" office:value="10221.4285714286" calcext:value-type="float">
            <text:p>10,221.4</text:p>
          </table:table-cell>
          <table:table-cell table:formula="of:=600/21" office:value-type="float" office:value="28.5714285714286" calcext:value-type="float">
            <text:p>28.6</text:p>
          </table:table-cell>
          <table:table-cell table:formula="of:=6/21" office:value-type="float" office:value="0.285714285714286" calcext:value-type="float">
            <text:p>0.286</text:p>
          </table:table-cell>
          <table:table-cell table:formula="of:=2525/21" office:value-type="float" office:value="120.238095238095" calcext:value-type="float">
            <text:p>120.238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table:formula="of:=11162/214650*100" office:value-type="float" office:value="5.20009317493594" calcext:value-type="float">
            <text:p>5.20</text:p>
          </table:table-cell>
          <table:table-cell table:formula="of:=12960/21" office:value-type="float" office:value="617.142857142857" calcext:value-type="float">
            <text:p>617.14</text:p>
          </table:table-cell>
          <table:table-cell table:formula="of:=11839/21" office:value-type="float" office:value="563.761904761905" calcext:value-type="float">
            <text:p>563.76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5-31" calcext:value-type="date">
            <text:p>31-May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30.8/21" office:value-type="float" office:value="1.46666666666667" calcext:value-type="float">
            <text:p>1.467</text:p>
          </table:table-cell>
          <table:table-cell table:formula="of:=214650/21" office:value-type="float" office:value="10221.4285714286" calcext:value-type="float">
            <text:p>10,221.4</text:p>
          </table:table-cell>
          <table:table-cell table:formula="of:=600/21" office:value-type="float" office:value="28.5714285714286" calcext:value-type="float">
            <text:p>28.6</text:p>
          </table:table-cell>
          <table:table-cell table:formula="of:=6/21" office:value-type="float" office:value="0.285714285714286" calcext:value-type="float">
            <text:p>0.286</text:p>
          </table:table-cell>
          <table:table-cell table:formula="of:=2525/21" office:value-type="float" office:value="120.238095238095" calcext:value-type="float">
            <text:p>120.238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table:formula="of:=11162/214650*100" office:value-type="float" office:value="5.20009317493594" calcext:value-type="float">
            <text:p>5.20</text:p>
          </table:table-cell>
          <table:table-cell table:formula="of:=12960/21" office:value-type="float" office:value="617.142857142857" calcext:value-type="float">
            <text:p>617.14</text:p>
          </table:table-cell>
          <table:table-cell table:formula="of:=11839/21" office:value-type="float" office:value="563.761904761905" calcext:value-type="float">
            <text:p>563.76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6-01" calcext:value-type="date">
            <text:p>1-Jun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10/10" office:value-type="float" office:value="1" calcext:value-type="float">
            <text:p>1.000</text:p>
          </table:table-cell>
          <table:table-cell table:formula="of:=119400/10" office:value-type="float" office:value="11940" calcext:value-type="float">
            <text:p>11,940.0</text:p>
          </table:table-cell>
          <table:table-cell table:formula="of:=600/10" office:value-type="float" office:value="60" calcext:value-type="float">
            <text:p>60.0</text:p>
          </table:table-cell>
          <table:table-cell table:formula="of:=6/10" office:value-type="float" office:value="0.6" calcext:value-type="float">
            <text:p>0.600</text:p>
          </table:table-cell>
          <table:table-cell table:formula="of:=1405/10" office:value-type="float" office:value="140.5" calcext:value-type="float">
            <text:p>140.500</text:p>
          </table:table-cell>
          <table:table-cell office:value-type="float" office:value="6.1" calcext:value-type="float">
            <text:p>6.10</text:p>
          </table:table-cell>
          <table:table-cell office:value-type="float" office:value="7.1" calcext:value-type="float">
            <text:p>7.10</text:p>
          </table:table-cell>
          <table:table-cell table:formula="of:=6328/119400*100" office:value-type="float" office:value="5.2998324958124" calcext:value-type="float">
            <text:p>5.30</text:p>
          </table:table-cell>
          <table:table-cell table:formula="of:=7348/10" office:value-type="float" office:value="734.8" calcext:value-type="float">
            <text:p>734.80</text:p>
          </table:table-cell>
          <table:table-cell table:formula="of:=6600/10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6-02" calcext:value-type="date">
            <text:p>2-Jun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10/10" office:value-type="float" office:value="1" calcext:value-type="float">
            <text:p>1.000</text:p>
          </table:table-cell>
          <table:table-cell table:formula="of:=119400/10" office:value-type="float" office:value="11940" calcext:value-type="float">
            <text:p>11,940.0</text:p>
          </table:table-cell>
          <table:table-cell table:formula="of:=600/10" office:value-type="float" office:value="60" calcext:value-type="float">
            <text:p>60.0</text:p>
          </table:table-cell>
          <table:table-cell table:formula="of:=6/10" office:value-type="float" office:value="0.6" calcext:value-type="float">
            <text:p>0.600</text:p>
          </table:table-cell>
          <table:table-cell table:formula="of:=1405/10" office:value-type="float" office:value="140.5" calcext:value-type="float">
            <text:p>140.500</text:p>
          </table:table-cell>
          <table:table-cell office:value-type="float" office:value="6.1" calcext:value-type="float">
            <text:p>6.10</text:p>
          </table:table-cell>
          <table:table-cell office:value-type="float" office:value="7.1" calcext:value-type="float">
            <text:p>7.10</text:p>
          </table:table-cell>
          <table:table-cell table:formula="of:=6328/119400*100" office:value-type="float" office:value="5.2998324958124" calcext:value-type="float">
            <text:p>5.30</text:p>
          </table:table-cell>
          <table:table-cell table:formula="of:=7348/10" office:value-type="float" office:value="734.8" calcext:value-type="float">
            <text:p>734.80</text:p>
          </table:table-cell>
          <table:table-cell table:formula="of:=6600/10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6-03" calcext:value-type="date">
            <text:p>3-Jun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10/10" office:value-type="float" office:value="1" calcext:value-type="float">
            <text:p>1.000</text:p>
          </table:table-cell>
          <table:table-cell table:formula="of:=119400/10" office:value-type="float" office:value="11940" calcext:value-type="float">
            <text:p>11,940.0</text:p>
          </table:table-cell>
          <table:table-cell table:formula="of:=600/10" office:value-type="float" office:value="60" calcext:value-type="float">
            <text:p>60.0</text:p>
          </table:table-cell>
          <table:table-cell table:formula="of:=6/10" office:value-type="float" office:value="0.6" calcext:value-type="float">
            <text:p>0.600</text:p>
          </table:table-cell>
          <table:table-cell table:formula="of:=1405/10" office:value-type="float" office:value="140.5" calcext:value-type="float">
            <text:p>140.500</text:p>
          </table:table-cell>
          <table:table-cell office:value-type="float" office:value="6.1" calcext:value-type="float">
            <text:p>6.10</text:p>
          </table:table-cell>
          <table:table-cell office:value-type="float" office:value="7.1" calcext:value-type="float">
            <text:p>7.10</text:p>
          </table:table-cell>
          <table:table-cell table:formula="of:=6328/119400*100" office:value-type="float" office:value="5.2998324958124" calcext:value-type="float">
            <text:p>5.30</text:p>
          </table:table-cell>
          <table:table-cell table:formula="of:=7348/10" office:value-type="float" office:value="734.8" calcext:value-type="float">
            <text:p>734.80</text:p>
          </table:table-cell>
          <table:table-cell table:formula="of:=6600/10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6-04" calcext:value-type="date">
            <text:p>4-Jun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10/10" office:value-type="float" office:value="1" calcext:value-type="float">
            <text:p>1.000</text:p>
          </table:table-cell>
          <table:table-cell table:formula="of:=119400/10" office:value-type="float" office:value="11940" calcext:value-type="float">
            <text:p>11,940.0</text:p>
          </table:table-cell>
          <table:table-cell table:formula="of:=600/10" office:value-type="float" office:value="60" calcext:value-type="float">
            <text:p>60.0</text:p>
          </table:table-cell>
          <table:table-cell table:formula="of:=6/10" office:value-type="float" office:value="0.6" calcext:value-type="float">
            <text:p>0.600</text:p>
          </table:table-cell>
          <table:table-cell table:formula="of:=1405/10" office:value-type="float" office:value="140.5" calcext:value-type="float">
            <text:p>140.500</text:p>
          </table:table-cell>
          <table:table-cell office:value-type="float" office:value="6.1" calcext:value-type="float">
            <text:p>6.10</text:p>
          </table:table-cell>
          <table:table-cell office:value-type="float" office:value="7.1" calcext:value-type="float">
            <text:p>7.10</text:p>
          </table:table-cell>
          <table:table-cell table:formula="of:=6328/119400*100" office:value-type="float" office:value="5.2998324958124" calcext:value-type="float">
            <text:p>5.30</text:p>
          </table:table-cell>
          <table:table-cell table:formula="of:=7348/10" office:value-type="float" office:value="734.8" calcext:value-type="float">
            <text:p>734.80</text:p>
          </table:table-cell>
          <table:table-cell table:formula="of:=6600/10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6-05" calcext:value-type="date">
            <text:p>5-Jun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10/10" office:value-type="float" office:value="1" calcext:value-type="float">
            <text:p>1.000</text:p>
          </table:table-cell>
          <table:table-cell table:formula="of:=119400/10" office:value-type="float" office:value="11940" calcext:value-type="float">
            <text:p>11,940.0</text:p>
          </table:table-cell>
          <table:table-cell table:formula="of:=600/10" office:value-type="float" office:value="60" calcext:value-type="float">
            <text:p>60.0</text:p>
          </table:table-cell>
          <table:table-cell table:formula="of:=6/10" office:value-type="float" office:value="0.6" calcext:value-type="float">
            <text:p>0.600</text:p>
          </table:table-cell>
          <table:table-cell table:formula="of:=1405/10" office:value-type="float" office:value="140.5" calcext:value-type="float">
            <text:p>140.500</text:p>
          </table:table-cell>
          <table:table-cell office:value-type="float" office:value="6.1" calcext:value-type="float">
            <text:p>6.10</text:p>
          </table:table-cell>
          <table:table-cell office:value-type="float" office:value="7.1" calcext:value-type="float">
            <text:p>7.10</text:p>
          </table:table-cell>
          <table:table-cell table:formula="of:=6328/119400*100" office:value-type="float" office:value="5.2998324958124" calcext:value-type="float">
            <text:p>5.30</text:p>
          </table:table-cell>
          <table:table-cell table:formula="of:=7348/10" office:value-type="float" office:value="734.8" calcext:value-type="float">
            <text:p>734.80</text:p>
          </table:table-cell>
          <table:table-cell table:formula="of:=6600/10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6-06" calcext:value-type="date">
            <text:p>6-Jun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10/10" office:value-type="float" office:value="1" calcext:value-type="float">
            <text:p>1.000</text:p>
          </table:table-cell>
          <table:table-cell table:formula="of:=119400/10" office:value-type="float" office:value="11940" calcext:value-type="float">
            <text:p>11,940.0</text:p>
          </table:table-cell>
          <table:table-cell table:formula="of:=600/10" office:value-type="float" office:value="60" calcext:value-type="float">
            <text:p>60.0</text:p>
          </table:table-cell>
          <table:table-cell table:formula="of:=6/10" office:value-type="float" office:value="0.6" calcext:value-type="float">
            <text:p>0.600</text:p>
          </table:table-cell>
          <table:table-cell table:formula="of:=1405/10" office:value-type="float" office:value="140.5" calcext:value-type="float">
            <text:p>140.500</text:p>
          </table:table-cell>
          <table:table-cell office:value-type="float" office:value="6.1" calcext:value-type="float">
            <text:p>6.10</text:p>
          </table:table-cell>
          <table:table-cell office:value-type="float" office:value="7.1" calcext:value-type="float">
            <text:p>7.10</text:p>
          </table:table-cell>
          <table:table-cell table:formula="of:=6328/119400*100" office:value-type="float" office:value="5.2998324958124" calcext:value-type="float">
            <text:p>5.30</text:p>
          </table:table-cell>
          <table:table-cell table:formula="of:=7348/10" office:value-type="float" office:value="734.8" calcext:value-type="float">
            <text:p>734.80</text:p>
          </table:table-cell>
          <table:table-cell table:formula="of:=6600/10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6-07" calcext:value-type="date">
            <text:p>7-Jun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10/10" office:value-type="float" office:value="1" calcext:value-type="float">
            <text:p>1.000</text:p>
          </table:table-cell>
          <table:table-cell table:formula="of:=119400/10" office:value-type="float" office:value="11940" calcext:value-type="float">
            <text:p>11,940.0</text:p>
          </table:table-cell>
          <table:table-cell table:formula="of:=600/10" office:value-type="float" office:value="60" calcext:value-type="float">
            <text:p>60.0</text:p>
          </table:table-cell>
          <table:table-cell table:formula="of:=6/10" office:value-type="float" office:value="0.6" calcext:value-type="float">
            <text:p>0.600</text:p>
          </table:table-cell>
          <table:table-cell table:formula="of:=1405/10" office:value-type="float" office:value="140.5" calcext:value-type="float">
            <text:p>140.500</text:p>
          </table:table-cell>
          <table:table-cell office:value-type="float" office:value="6.1" calcext:value-type="float">
            <text:p>6.10</text:p>
          </table:table-cell>
          <table:table-cell office:value-type="float" office:value="7.1" calcext:value-type="float">
            <text:p>7.10</text:p>
          </table:table-cell>
          <table:table-cell table:formula="of:=6328/119400*100" office:value-type="float" office:value="5.2998324958124" calcext:value-type="float">
            <text:p>5.30</text:p>
          </table:table-cell>
          <table:table-cell table:formula="of:=7348/10" office:value-type="float" office:value="734.8" calcext:value-type="float">
            <text:p>734.80</text:p>
          </table:table-cell>
          <table:table-cell table:formula="of:=6600/10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6-08" calcext:value-type="date">
            <text:p>8-Jun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10/10" office:value-type="float" office:value="1" calcext:value-type="float">
            <text:p>1.000</text:p>
          </table:table-cell>
          <table:table-cell table:formula="of:=119400/10" office:value-type="float" office:value="11940" calcext:value-type="float">
            <text:p>11,940.0</text:p>
          </table:table-cell>
          <table:table-cell table:formula="of:=600/10" office:value-type="float" office:value="60" calcext:value-type="float">
            <text:p>60.0</text:p>
          </table:table-cell>
          <table:table-cell table:formula="of:=6/10" office:value-type="float" office:value="0.6" calcext:value-type="float">
            <text:p>0.600</text:p>
          </table:table-cell>
          <table:table-cell table:formula="of:=1405/10" office:value-type="float" office:value="140.5" calcext:value-type="float">
            <text:p>140.500</text:p>
          </table:table-cell>
          <table:table-cell office:value-type="float" office:value="6.1" calcext:value-type="float">
            <text:p>6.10</text:p>
          </table:table-cell>
          <table:table-cell office:value-type="float" office:value="7.1" calcext:value-type="float">
            <text:p>7.10</text:p>
          </table:table-cell>
          <table:table-cell table:formula="of:=6328/119400*100" office:value-type="float" office:value="5.2998324958124" calcext:value-type="float">
            <text:p>5.30</text:p>
          </table:table-cell>
          <table:table-cell table:formula="of:=7348/10" office:value-type="float" office:value="734.8" calcext:value-type="float">
            <text:p>734.80</text:p>
          </table:table-cell>
          <table:table-cell table:formula="of:=6600/10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6-09" calcext:value-type="date">
            <text:p>9-Jun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10/10" office:value-type="float" office:value="1" calcext:value-type="float">
            <text:p>1.000</text:p>
          </table:table-cell>
          <table:table-cell table:formula="of:=119400/10" office:value-type="float" office:value="11940" calcext:value-type="float">
            <text:p>11,940.0</text:p>
          </table:table-cell>
          <table:table-cell table:formula="of:=600/10" office:value-type="float" office:value="60" calcext:value-type="float">
            <text:p>60.0</text:p>
          </table:table-cell>
          <table:table-cell table:formula="of:=6/10" office:value-type="float" office:value="0.6" calcext:value-type="float">
            <text:p>0.600</text:p>
          </table:table-cell>
          <table:table-cell table:formula="of:=1405/10" office:value-type="float" office:value="140.5" calcext:value-type="float">
            <text:p>140.500</text:p>
          </table:table-cell>
          <table:table-cell office:value-type="float" office:value="6.1" calcext:value-type="float">
            <text:p>6.10</text:p>
          </table:table-cell>
          <table:table-cell office:value-type="float" office:value="7.1" calcext:value-type="float">
            <text:p>7.10</text:p>
          </table:table-cell>
          <table:table-cell table:formula="of:=6328/119400*100" office:value-type="float" office:value="5.2998324958124" calcext:value-type="float">
            <text:p>5.30</text:p>
          </table:table-cell>
          <table:table-cell table:formula="of:=7348/10" office:value-type="float" office:value="734.8" calcext:value-type="float">
            <text:p>734.80</text:p>
          </table:table-cell>
          <table:table-cell table:formula="of:=6600/10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6-10" calcext:value-type="date">
            <text:p>10-Jun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10/10" office:value-type="float" office:value="1" calcext:value-type="float">
            <text:p>1.000</text:p>
          </table:table-cell>
          <table:table-cell table:formula="of:=119400/10" office:value-type="float" office:value="11940" calcext:value-type="float">
            <text:p>11,940.0</text:p>
          </table:table-cell>
          <table:table-cell table:formula="of:=600/10" office:value-type="float" office:value="60" calcext:value-type="float">
            <text:p>60.0</text:p>
          </table:table-cell>
          <table:table-cell table:formula="of:=6/10" office:value-type="float" office:value="0.6" calcext:value-type="float">
            <text:p>0.600</text:p>
          </table:table-cell>
          <table:table-cell table:formula="of:=1405/10" office:value-type="float" office:value="140.5" calcext:value-type="float">
            <text:p>140.500</text:p>
          </table:table-cell>
          <table:table-cell office:value-type="float" office:value="6.1" calcext:value-type="float">
            <text:p>6.10</text:p>
          </table:table-cell>
          <table:table-cell office:value-type="float" office:value="7.1" calcext:value-type="float">
            <text:p>7.10</text:p>
          </table:table-cell>
          <table:table-cell table:formula="of:=6328/119400*100" office:value-type="float" office:value="5.2998324958124" calcext:value-type="float">
            <text:p>5.30</text:p>
          </table:table-cell>
          <table:table-cell table:formula="of:=7348/10" office:value-type="float" office:value="734.8" calcext:value-type="float">
            <text:p>734.80</text:p>
          </table:table-cell>
          <table:table-cell table:formula="of:=6600/10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6-11" calcext:value-type="date">
            <text:p>11-Jun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6-12" calcext:value-type="date">
            <text:p>12-Jun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6-13" calcext:value-type="date">
            <text:p>13-Jun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6-14" calcext:value-type="date">
            <text:p>14-Jun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6-15" calcext:value-type="date">
            <text:p>15-Jun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6-16" calcext:value-type="date">
            <text:p>16-Jun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6-17" calcext:value-type="date">
            <text:p>17-Jun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6-18" calcext:value-type="date">
            <text:p>18-Jun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6-19" calcext:value-type="date">
            <text:p>19-Jun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formula="of:=19.7/12" office:value-type="float" office:value="1.64166666666667" calcext:value-type="float">
            <text:p>1.642</text:p>
          </table:table-cell>
          <table:table-cell table:formula="of:=89400/12" office:value-type="float" office:value="7450" calcext:value-type="float">
            <text:p>7,450.0</text:p>
          </table:table-cell>
          <table:table-cell table:formula="of:=600/12" office:value-type="float" office:value="50" calcext:value-type="float">
            <text:p>50.0</text:p>
          </table:table-cell>
          <table:table-cell table:formula="of:=6/12" office:value-type="float" office:value="0.5" calcext:value-type="float">
            <text:p>0.500</text:p>
          </table:table-cell>
          <table:table-cell table:formula="of:=1064/12" office:value-type="float" office:value="88.6666666666667" calcext:value-type="float">
            <text:p>88.667</text:p>
          </table:table-cell>
          <table:table-cell office:value-type="float" office:value="6.3" calcext:value-type="float">
            <text:p>6.30</text:p>
          </table:table-cell>
          <table:table-cell office:value-type="float" office:value="7.2" calcext:value-type="float">
            <text:p>7.20</text:p>
          </table:table-cell>
          <table:table-cell table:formula="of:=4828/89400*100" office:value-type="float" office:value="5.40044742729307" calcext:value-type="float">
            <text:p>5.40</text:p>
          </table:table-cell>
          <table:table-cell table:formula="of:=5692/12" office:value-type="float" office:value="474.333333333333" calcext:value-type="float">
            <text:p>474.33</text:p>
          </table:table-cell>
          <table:table-cell table:formula="of:=4950/12" office:value-type="float" office:value="412.5" calcext:value-type="float">
            <text:p>412.5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6-20" calcext:value-type="date">
            <text:p>20-Jun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table:formula="of:=19.7/12" office:value-type="float" office:value="1.64166666666667" calcext:value-type="float">
            <text:p>1.642</text:p>
          </table:table-cell>
          <table:table-cell table:formula="of:=89400/12" office:value-type="float" office:value="7450" calcext:value-type="float">
            <text:p>7,450.0</text:p>
          </table:table-cell>
          <table:table-cell table:formula="of:=600/12" office:value-type="float" office:value="50" calcext:value-type="float">
            <text:p>50.0</text:p>
          </table:table-cell>
          <table:table-cell table:formula="of:=6/12" office:value-type="float" office:value="0.5" calcext:value-type="float">
            <text:p>0.500</text:p>
          </table:table-cell>
          <table:table-cell table:formula="of:=1064/12" office:value-type="float" office:value="88.6666666666667" calcext:value-type="float">
            <text:p>88.667</text:p>
          </table:table-cell>
          <table:table-cell office:value-type="float" office:value="6.3" calcext:value-type="float">
            <text:p>6.30</text:p>
          </table:table-cell>
          <table:table-cell office:value-type="float" office:value="7.2" calcext:value-type="float">
            <text:p>7.20</text:p>
          </table:table-cell>
          <table:table-cell table:formula="of:=4828/89400*100" office:value-type="float" office:value="5.40044742729307" calcext:value-type="float">
            <text:p>5.40</text:p>
          </table:table-cell>
          <table:table-cell table:formula="of:=5692/12" office:value-type="float" office:value="474.333333333333" calcext:value-type="float">
            <text:p>474.33</text:p>
          </table:table-cell>
          <table:table-cell table:formula="of:=4950/12" office:value-type="float" office:value="412.5" calcext:value-type="float">
            <text:p>412.5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6-21" calcext:value-type="date">
            <text:p>21-Jun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table:formula="of:=19.7/12" office:value-type="float" office:value="1.64166666666667" calcext:value-type="float">
            <text:p>1.642</text:p>
          </table:table-cell>
          <table:table-cell table:formula="of:=89400/12" office:value-type="float" office:value="7450" calcext:value-type="float">
            <text:p>7,450.0</text:p>
          </table:table-cell>
          <table:table-cell table:formula="of:=600/12" office:value-type="float" office:value="50" calcext:value-type="float">
            <text:p>50.0</text:p>
          </table:table-cell>
          <table:table-cell table:formula="of:=6/12" office:value-type="float" office:value="0.5" calcext:value-type="float">
            <text:p>0.500</text:p>
          </table:table-cell>
          <table:table-cell table:formula="of:=1064/12" office:value-type="float" office:value="88.6666666666667" calcext:value-type="float">
            <text:p>88.667</text:p>
          </table:table-cell>
          <table:table-cell office:value-type="float" office:value="6.3" calcext:value-type="float">
            <text:p>6.30</text:p>
          </table:table-cell>
          <table:table-cell office:value-type="float" office:value="7.2" calcext:value-type="float">
            <text:p>7.20</text:p>
          </table:table-cell>
          <table:table-cell table:formula="of:=4828/89400*100" office:value-type="float" office:value="5.40044742729307" calcext:value-type="float">
            <text:p>5.40</text:p>
          </table:table-cell>
          <table:table-cell table:formula="of:=5692/12" office:value-type="float" office:value="474.333333333333" calcext:value-type="float">
            <text:p>474.33</text:p>
          </table:table-cell>
          <table:table-cell table:formula="of:=4950/12" office:value-type="float" office:value="412.5" calcext:value-type="float">
            <text:p>412.5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6-22" calcext:value-type="date">
            <text:p>22-Jun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formula="of:=19.7/12" office:value-type="float" office:value="1.64166666666667" calcext:value-type="float">
            <text:p>1.642</text:p>
          </table:table-cell>
          <table:table-cell table:formula="of:=89400/12" office:value-type="float" office:value="7450" calcext:value-type="float">
            <text:p>7,450.0</text:p>
          </table:table-cell>
          <table:table-cell table:formula="of:=600/12" office:value-type="float" office:value="50" calcext:value-type="float">
            <text:p>50.0</text:p>
          </table:table-cell>
          <table:table-cell table:formula="of:=6/12" office:value-type="float" office:value="0.5" calcext:value-type="float">
            <text:p>0.500</text:p>
          </table:table-cell>
          <table:table-cell table:formula="of:=1064/12" office:value-type="float" office:value="88.6666666666667" calcext:value-type="float">
            <text:p>88.667</text:p>
          </table:table-cell>
          <table:table-cell office:value-type="float" office:value="6.3" calcext:value-type="float">
            <text:p>6.30</text:p>
          </table:table-cell>
          <table:table-cell office:value-type="float" office:value="7.2" calcext:value-type="float">
            <text:p>7.20</text:p>
          </table:table-cell>
          <table:table-cell table:formula="of:=4828/89400*100" office:value-type="float" office:value="5.40044742729307" calcext:value-type="float">
            <text:p>5.40</text:p>
          </table:table-cell>
          <table:table-cell table:formula="of:=5692/12" office:value-type="float" office:value="474.333333333333" calcext:value-type="float">
            <text:p>474.33</text:p>
          </table:table-cell>
          <table:table-cell table:formula="of:=4950/12" office:value-type="float" office:value="412.5" calcext:value-type="float">
            <text:p>412.5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6-23" calcext:value-type="date">
            <text:p>23-Jun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formula="of:=19.7/12" office:value-type="float" office:value="1.64166666666667" calcext:value-type="float">
            <text:p>1.642</text:p>
          </table:table-cell>
          <table:table-cell table:formula="of:=89400/12" office:value-type="float" office:value="7450" calcext:value-type="float">
            <text:p>7,450.0</text:p>
          </table:table-cell>
          <table:table-cell table:formula="of:=600/12" office:value-type="float" office:value="50" calcext:value-type="float">
            <text:p>50.0</text:p>
          </table:table-cell>
          <table:table-cell table:formula="of:=6/12" office:value-type="float" office:value="0.5" calcext:value-type="float">
            <text:p>0.500</text:p>
          </table:table-cell>
          <table:table-cell table:formula="of:=1064/12" office:value-type="float" office:value="88.6666666666667" calcext:value-type="float">
            <text:p>88.667</text:p>
          </table:table-cell>
          <table:table-cell office:value-type="float" office:value="6.3" calcext:value-type="float">
            <text:p>6.30</text:p>
          </table:table-cell>
          <table:table-cell office:value-type="float" office:value="7.2" calcext:value-type="float">
            <text:p>7.20</text:p>
          </table:table-cell>
          <table:table-cell table:formula="of:=4828/89400*100" office:value-type="float" office:value="5.40044742729307" calcext:value-type="float">
            <text:p>5.40</text:p>
          </table:table-cell>
          <table:table-cell table:formula="of:=5692/12" office:value-type="float" office:value="474.333333333333" calcext:value-type="float">
            <text:p>474.33</text:p>
          </table:table-cell>
          <table:table-cell table:formula="of:=4950/12" office:value-type="float" office:value="412.5" calcext:value-type="float">
            <text:p>412.5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6-24" calcext:value-type="date">
            <text:p>24-Jun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formula="of:=19.7/12" office:value-type="float" office:value="1.64166666666667" calcext:value-type="float">
            <text:p>1.642</text:p>
          </table:table-cell>
          <table:table-cell table:formula="of:=89400/12" office:value-type="float" office:value="7450" calcext:value-type="float">
            <text:p>7,450.0</text:p>
          </table:table-cell>
          <table:table-cell table:formula="of:=600/12" office:value-type="float" office:value="50" calcext:value-type="float">
            <text:p>50.0</text:p>
          </table:table-cell>
          <table:table-cell table:formula="of:=6/12" office:value-type="float" office:value="0.5" calcext:value-type="float">
            <text:p>0.500</text:p>
          </table:table-cell>
          <table:table-cell table:formula="of:=1064/12" office:value-type="float" office:value="88.6666666666667" calcext:value-type="float">
            <text:p>88.667</text:p>
          </table:table-cell>
          <table:table-cell office:value-type="float" office:value="6.3" calcext:value-type="float">
            <text:p>6.30</text:p>
          </table:table-cell>
          <table:table-cell office:value-type="float" office:value="7.2" calcext:value-type="float">
            <text:p>7.20</text:p>
          </table:table-cell>
          <table:table-cell table:formula="of:=4828/89400*100" office:value-type="float" office:value="5.40044742729307" calcext:value-type="float">
            <text:p>5.40</text:p>
          </table:table-cell>
          <table:table-cell table:formula="of:=5692/12" office:value-type="float" office:value="474.333333333333" calcext:value-type="float">
            <text:p>474.33</text:p>
          </table:table-cell>
          <table:table-cell table:formula="of:=4950/12" office:value-type="float" office:value="412.5" calcext:value-type="float">
            <text:p>412.5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6-25" calcext:value-type="date">
            <text:p>25-Jun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table:formula="of:=19.7/12" office:value-type="float" office:value="1.64166666666667" calcext:value-type="float">
            <text:p>1.642</text:p>
          </table:table-cell>
          <table:table-cell table:formula="of:=89400/12" office:value-type="float" office:value="7450" calcext:value-type="float">
            <text:p>7,450.0</text:p>
          </table:table-cell>
          <table:table-cell table:formula="of:=600/12" office:value-type="float" office:value="50" calcext:value-type="float">
            <text:p>50.0</text:p>
          </table:table-cell>
          <table:table-cell table:formula="of:=6/12" office:value-type="float" office:value="0.5" calcext:value-type="float">
            <text:p>0.500</text:p>
          </table:table-cell>
          <table:table-cell table:formula="of:=1064/12" office:value-type="float" office:value="88.6666666666667" calcext:value-type="float">
            <text:p>88.667</text:p>
          </table:table-cell>
          <table:table-cell office:value-type="float" office:value="6.3" calcext:value-type="float">
            <text:p>6.30</text:p>
          </table:table-cell>
          <table:table-cell office:value-type="float" office:value="7.2" calcext:value-type="float">
            <text:p>7.20</text:p>
          </table:table-cell>
          <table:table-cell table:formula="of:=4828/89400*100" office:value-type="float" office:value="5.40044742729307" calcext:value-type="float">
            <text:p>5.40</text:p>
          </table:table-cell>
          <table:table-cell table:formula="of:=5692/12" office:value-type="float" office:value="474.333333333333" calcext:value-type="float">
            <text:p>474.33</text:p>
          </table:table-cell>
          <table:table-cell table:formula="of:=4950/12" office:value-type="float" office:value="412.5" calcext:value-type="float">
            <text:p>412.5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6-26" calcext:value-type="date">
            <text:p>26-Jun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table:formula="of:=19.7/12" office:value-type="float" office:value="1.64166666666667" calcext:value-type="float">
            <text:p>1.642</text:p>
          </table:table-cell>
          <table:table-cell table:formula="of:=89400/12" office:value-type="float" office:value="7450" calcext:value-type="float">
            <text:p>7,450.0</text:p>
          </table:table-cell>
          <table:table-cell table:formula="of:=600/12" office:value-type="float" office:value="50" calcext:value-type="float">
            <text:p>50.0</text:p>
          </table:table-cell>
          <table:table-cell table:formula="of:=6/12" office:value-type="float" office:value="0.5" calcext:value-type="float">
            <text:p>0.500</text:p>
          </table:table-cell>
          <table:table-cell table:formula="of:=1064/12" office:value-type="float" office:value="88.6666666666667" calcext:value-type="float">
            <text:p>88.667</text:p>
          </table:table-cell>
          <table:table-cell office:value-type="float" office:value="6.3" calcext:value-type="float">
            <text:p>6.30</text:p>
          </table:table-cell>
          <table:table-cell office:value-type="float" office:value="7.2" calcext:value-type="float">
            <text:p>7.20</text:p>
          </table:table-cell>
          <table:table-cell table:formula="of:=4828/89400*100" office:value-type="float" office:value="5.40044742729307" calcext:value-type="float">
            <text:p>5.40</text:p>
          </table:table-cell>
          <table:table-cell table:formula="of:=5692/12" office:value-type="float" office:value="474.333333333333" calcext:value-type="float">
            <text:p>474.33</text:p>
          </table:table-cell>
          <table:table-cell table:formula="of:=4950/12" office:value-type="float" office:value="412.5" calcext:value-type="float">
            <text:p>412.5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6-27" calcext:value-type="date">
            <text:p>27-Jun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formula="of:=19.7/12" office:value-type="float" office:value="1.64166666666667" calcext:value-type="float">
            <text:p>1.642</text:p>
          </table:table-cell>
          <table:table-cell table:formula="of:=89400/12" office:value-type="float" office:value="7450" calcext:value-type="float">
            <text:p>7,450.0</text:p>
          </table:table-cell>
          <table:table-cell table:formula="of:=600/12" office:value-type="float" office:value="50" calcext:value-type="float">
            <text:p>50.0</text:p>
          </table:table-cell>
          <table:table-cell table:formula="of:=6/12" office:value-type="float" office:value="0.5" calcext:value-type="float">
            <text:p>0.500</text:p>
          </table:table-cell>
          <table:table-cell table:formula="of:=1064/12" office:value-type="float" office:value="88.6666666666667" calcext:value-type="float">
            <text:p>88.667</text:p>
          </table:table-cell>
          <table:table-cell office:value-type="float" office:value="6.3" calcext:value-type="float">
            <text:p>6.30</text:p>
          </table:table-cell>
          <table:table-cell office:value-type="float" office:value="7.2" calcext:value-type="float">
            <text:p>7.20</text:p>
          </table:table-cell>
          <table:table-cell table:formula="of:=4828/89400*100" office:value-type="float" office:value="5.40044742729307" calcext:value-type="float">
            <text:p>5.40</text:p>
          </table:table-cell>
          <table:table-cell table:formula="of:=5692/12" office:value-type="float" office:value="474.333333333333" calcext:value-type="float">
            <text:p>474.33</text:p>
          </table:table-cell>
          <table:table-cell table:formula="of:=4950/12" office:value-type="float" office:value="412.5" calcext:value-type="float">
            <text:p>412.5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6-28" calcext:value-type="date">
            <text:p>28-Jun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table:formula="of:=19.7/12" office:value-type="float" office:value="1.64166666666667" calcext:value-type="float">
            <text:p>1.642</text:p>
          </table:table-cell>
          <table:table-cell table:formula="of:=89400/12" office:value-type="float" office:value="7450" calcext:value-type="float">
            <text:p>7,450.0</text:p>
          </table:table-cell>
          <table:table-cell table:formula="of:=600/12" office:value-type="float" office:value="50" calcext:value-type="float">
            <text:p>50.0</text:p>
          </table:table-cell>
          <table:table-cell table:formula="of:=6/12" office:value-type="float" office:value="0.5" calcext:value-type="float">
            <text:p>0.500</text:p>
          </table:table-cell>
          <table:table-cell table:formula="of:=1064/12" office:value-type="float" office:value="88.6666666666667" calcext:value-type="float">
            <text:p>88.667</text:p>
          </table:table-cell>
          <table:table-cell office:value-type="float" office:value="6.3" calcext:value-type="float">
            <text:p>6.30</text:p>
          </table:table-cell>
          <table:table-cell office:value-type="float" office:value="7.2" calcext:value-type="float">
            <text:p>7.20</text:p>
          </table:table-cell>
          <table:table-cell table:formula="of:=4828/89400*100" office:value-type="float" office:value="5.40044742729307" calcext:value-type="float">
            <text:p>5.40</text:p>
          </table:table-cell>
          <table:table-cell table:formula="of:=5692/12" office:value-type="float" office:value="474.333333333333" calcext:value-type="float">
            <text:p>474.33</text:p>
          </table:table-cell>
          <table:table-cell table:formula="of:=4950/12" office:value-type="float" office:value="412.5" calcext:value-type="float">
            <text:p>412.5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6-29" calcext:value-type="date">
            <text:p>29-Jun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formula="of:=19.7/12" office:value-type="float" office:value="1.64166666666667" calcext:value-type="float">
            <text:p>1.642</text:p>
          </table:table-cell>
          <table:table-cell table:formula="of:=89400/12" office:value-type="float" office:value="7450" calcext:value-type="float">
            <text:p>7,450.0</text:p>
          </table:table-cell>
          <table:table-cell table:formula="of:=600/12" office:value-type="float" office:value="50" calcext:value-type="float">
            <text:p>50.0</text:p>
          </table:table-cell>
          <table:table-cell table:formula="of:=6/12" office:value-type="float" office:value="0.5" calcext:value-type="float">
            <text:p>0.500</text:p>
          </table:table-cell>
          <table:table-cell table:formula="of:=1064/12" office:value-type="float" office:value="88.6666666666667" calcext:value-type="float">
            <text:p>88.667</text:p>
          </table:table-cell>
          <table:table-cell office:value-type="float" office:value="6.3" calcext:value-type="float">
            <text:p>6.30</text:p>
          </table:table-cell>
          <table:table-cell office:value-type="float" office:value="7.2" calcext:value-type="float">
            <text:p>7.20</text:p>
          </table:table-cell>
          <table:table-cell table:formula="of:=4828/89400*100" office:value-type="float" office:value="5.40044742729307" calcext:value-type="float">
            <text:p>5.40</text:p>
          </table:table-cell>
          <table:table-cell table:formula="of:=5692/12" office:value-type="float" office:value="474.333333333333" calcext:value-type="float">
            <text:p>474.33</text:p>
          </table:table-cell>
          <table:table-cell table:formula="of:=4950/12" office:value-type="float" office:value="412.5" calcext:value-type="float">
            <text:p>412.5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6-30" calcext:value-type="date">
            <text:p>30-Jun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table:formula="of:=19.7/12" office:value-type="float" office:value="1.64166666666667" calcext:value-type="float">
            <text:p>1.642</text:p>
          </table:table-cell>
          <table:table-cell table:formula="of:=89400/12" office:value-type="float" office:value="7450" calcext:value-type="float">
            <text:p>7,450.0</text:p>
          </table:table-cell>
          <table:table-cell table:formula="of:=600/12" office:value-type="float" office:value="50" calcext:value-type="float">
            <text:p>50.0</text:p>
          </table:table-cell>
          <table:table-cell table:formula="of:=6/12" office:value-type="float" office:value="0.5" calcext:value-type="float">
            <text:p>0.500</text:p>
          </table:table-cell>
          <table:table-cell table:formula="of:=1064/12" office:value-type="float" office:value="88.6666666666667" calcext:value-type="float">
            <text:p>88.667</text:p>
          </table:table-cell>
          <table:table-cell office:value-type="float" office:value="6.3" calcext:value-type="float">
            <text:p>6.30</text:p>
          </table:table-cell>
          <table:table-cell office:value-type="float" office:value="7.2" calcext:value-type="float">
            <text:p>7.20</text:p>
          </table:table-cell>
          <table:table-cell table:formula="of:=4828/89400*100" office:value-type="float" office:value="5.40044742729307" calcext:value-type="float">
            <text:p>5.40</text:p>
          </table:table-cell>
          <table:table-cell table:formula="of:=5692/12" office:value-type="float" office:value="474.333333333333" calcext:value-type="float">
            <text:p>474.33</text:p>
          </table:table-cell>
          <table:table-cell table:formula="of:=4950/12" office:value-type="float" office:value="412.5" calcext:value-type="float">
            <text:p>412.5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7-01" calcext:value-type="date">
            <text:p>1-Jul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formula="of:=7.5/15" office:value-type="float" office:value="0.5" calcext:value-type="float">
            <text:p>0.500</text:p>
          </table:table-cell>
          <table:table-cell table:formula="of:=179250/15" office:value-type="float" office:value="11950" calcext:value-type="float">
            <text:p>11,950.0</text:p>
          </table:table-cell>
          <table:table-cell table:formula="of:=750/15" office:value-type="float" office:value="50" calcext:value-type="float">
            <text:p>50.0</text:p>
          </table:table-cell>
          <table:table-cell table:formula="of:=8/15" office:value-type="float" office:value="0.533333333333333" calcext:value-type="float">
            <text:p>0.533</text:p>
          </table:table-cell>
          <table:table-cell table:formula="of:=2134/15" office:value-type="float" office:value="142.266666666667" calcext:value-type="float">
            <text:p>142.267</text:p>
          </table:table-cell>
          <table:table-cell office:value-type="float" office:value="6.7" calcext:value-type="float">
            <text:p>6.70</text:p>
          </table:table-cell>
          <table:table-cell office:value-type="float" office:value="7.5" calcext:value-type="float">
            <text:p>7.50</text:p>
          </table:table-cell>
          <table:table-cell table:formula="of:=9859/179250*100" office:value-type="float" office:value="5.50013947001395" calcext:value-type="float">
            <text:p>5.50</text:p>
          </table:table-cell>
          <table:table-cell table:formula="of:=12102/15" office:value-type="float" office:value="806.8" calcext:value-type="float">
            <text:p>806.80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7-02" calcext:value-type="date">
            <text:p>2-Jul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table:formula="of:=7.5/15" office:value-type="float" office:value="0.5" calcext:value-type="float">
            <text:p>0.500</text:p>
          </table:table-cell>
          <table:table-cell table:formula="of:=179250/15" office:value-type="float" office:value="11950" calcext:value-type="float">
            <text:p>11,950.0</text:p>
          </table:table-cell>
          <table:table-cell table:formula="of:=750/15" office:value-type="float" office:value="50" calcext:value-type="float">
            <text:p>50.0</text:p>
          </table:table-cell>
          <table:table-cell table:formula="of:=8/15" office:value-type="float" office:value="0.533333333333333" calcext:value-type="float">
            <text:p>0.533</text:p>
          </table:table-cell>
          <table:table-cell table:formula="of:=2134/15" office:value-type="float" office:value="142.266666666667" calcext:value-type="float">
            <text:p>142.267</text:p>
          </table:table-cell>
          <table:table-cell office:value-type="float" office:value="6.7" calcext:value-type="float">
            <text:p>6.70</text:p>
          </table:table-cell>
          <table:table-cell office:value-type="float" office:value="7.5" calcext:value-type="float">
            <text:p>7.50</text:p>
          </table:table-cell>
          <table:table-cell table:formula="of:=9859/179250*100" office:value-type="float" office:value="5.50013947001395" calcext:value-type="float">
            <text:p>5.50</text:p>
          </table:table-cell>
          <table:table-cell table:formula="of:=12102/15" office:value-type="float" office:value="806.8" calcext:value-type="float">
            <text:p>806.80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7-03" calcext:value-type="date">
            <text:p>3-Jul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formula="of:=7.5/15" office:value-type="float" office:value="0.5" calcext:value-type="float">
            <text:p>0.500</text:p>
          </table:table-cell>
          <table:table-cell table:formula="of:=179250/15" office:value-type="float" office:value="11950" calcext:value-type="float">
            <text:p>11,950.0</text:p>
          </table:table-cell>
          <table:table-cell table:formula="of:=750/15" office:value-type="float" office:value="50" calcext:value-type="float">
            <text:p>50.0</text:p>
          </table:table-cell>
          <table:table-cell table:formula="of:=8/15" office:value-type="float" office:value="0.533333333333333" calcext:value-type="float">
            <text:p>0.533</text:p>
          </table:table-cell>
          <table:table-cell table:formula="of:=2134/15" office:value-type="float" office:value="142.266666666667" calcext:value-type="float">
            <text:p>142.267</text:p>
          </table:table-cell>
          <table:table-cell office:value-type="float" office:value="6.7" calcext:value-type="float">
            <text:p>6.70</text:p>
          </table:table-cell>
          <table:table-cell office:value-type="float" office:value="7.5" calcext:value-type="float">
            <text:p>7.50</text:p>
          </table:table-cell>
          <table:table-cell table:formula="of:=9859/179250*100" office:value-type="float" office:value="5.50013947001395" calcext:value-type="float">
            <text:p>5.50</text:p>
          </table:table-cell>
          <table:table-cell table:formula="of:=12102/15" office:value-type="float" office:value="806.8" calcext:value-type="float">
            <text:p>806.80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7-04" calcext:value-type="date">
            <text:p>4-Jul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formula="of:=7.5/15" office:value-type="float" office:value="0.5" calcext:value-type="float">
            <text:p>0.500</text:p>
          </table:table-cell>
          <table:table-cell table:formula="of:=179250/15" office:value-type="float" office:value="11950" calcext:value-type="float">
            <text:p>11,950.0</text:p>
          </table:table-cell>
          <table:table-cell table:formula="of:=750/15" office:value-type="float" office:value="50" calcext:value-type="float">
            <text:p>50.0</text:p>
          </table:table-cell>
          <table:table-cell table:formula="of:=8/15" office:value-type="float" office:value="0.533333333333333" calcext:value-type="float">
            <text:p>0.533</text:p>
          </table:table-cell>
          <table:table-cell table:formula="of:=2134/15" office:value-type="float" office:value="142.266666666667" calcext:value-type="float">
            <text:p>142.267</text:p>
          </table:table-cell>
          <table:table-cell office:value-type="float" office:value="6.7" calcext:value-type="float">
            <text:p>6.70</text:p>
          </table:table-cell>
          <table:table-cell office:value-type="float" office:value="7.5" calcext:value-type="float">
            <text:p>7.50</text:p>
          </table:table-cell>
          <table:table-cell table:formula="of:=9859/179250*100" office:value-type="float" office:value="5.50013947001395" calcext:value-type="float">
            <text:p>5.50</text:p>
          </table:table-cell>
          <table:table-cell table:formula="of:=12102/15" office:value-type="float" office:value="806.8" calcext:value-type="float">
            <text:p>806.80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7-05" calcext:value-type="date">
            <text:p>5-Jul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formula="of:=7.5/15" office:value-type="float" office:value="0.5" calcext:value-type="float">
            <text:p>0.500</text:p>
          </table:table-cell>
          <table:table-cell table:formula="of:=179250/15" office:value-type="float" office:value="11950" calcext:value-type="float">
            <text:p>11,950.0</text:p>
          </table:table-cell>
          <table:table-cell table:formula="of:=750/15" office:value-type="float" office:value="50" calcext:value-type="float">
            <text:p>50.0</text:p>
          </table:table-cell>
          <table:table-cell table:formula="of:=8/15" office:value-type="float" office:value="0.533333333333333" calcext:value-type="float">
            <text:p>0.533</text:p>
          </table:table-cell>
          <table:table-cell table:formula="of:=2134/15" office:value-type="float" office:value="142.266666666667" calcext:value-type="float">
            <text:p>142.267</text:p>
          </table:table-cell>
          <table:table-cell office:value-type="float" office:value="6.7" calcext:value-type="float">
            <text:p>6.70</text:p>
          </table:table-cell>
          <table:table-cell office:value-type="float" office:value="7.5" calcext:value-type="float">
            <text:p>7.50</text:p>
          </table:table-cell>
          <table:table-cell table:formula="of:=9859/179250*100" office:value-type="float" office:value="5.50013947001395" calcext:value-type="float">
            <text:p>5.50</text:p>
          </table:table-cell>
          <table:table-cell table:formula="of:=12102/15" office:value-type="float" office:value="806.8" calcext:value-type="float">
            <text:p>806.80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7-06" calcext:value-type="date">
            <text:p>6-Jul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table:formula="of:=7.5/15" office:value-type="float" office:value="0.5" calcext:value-type="float">
            <text:p>0.500</text:p>
          </table:table-cell>
          <table:table-cell table:formula="of:=179250/15" office:value-type="float" office:value="11950" calcext:value-type="float">
            <text:p>11,950.0</text:p>
          </table:table-cell>
          <table:table-cell table:formula="of:=750/15" office:value-type="float" office:value="50" calcext:value-type="float">
            <text:p>50.0</text:p>
          </table:table-cell>
          <table:table-cell table:formula="of:=8/15" office:value-type="float" office:value="0.533333333333333" calcext:value-type="float">
            <text:p>0.533</text:p>
          </table:table-cell>
          <table:table-cell table:formula="of:=2134/15" office:value-type="float" office:value="142.266666666667" calcext:value-type="float">
            <text:p>142.267</text:p>
          </table:table-cell>
          <table:table-cell office:value-type="float" office:value="6.7" calcext:value-type="float">
            <text:p>6.70</text:p>
          </table:table-cell>
          <table:table-cell office:value-type="float" office:value="7.5" calcext:value-type="float">
            <text:p>7.50</text:p>
          </table:table-cell>
          <table:table-cell table:formula="of:=9859/179250*100" office:value-type="float" office:value="5.50013947001395" calcext:value-type="float">
            <text:p>5.50</text:p>
          </table:table-cell>
          <table:table-cell table:formula="of:=12102/15" office:value-type="float" office:value="806.8" calcext:value-type="float">
            <text:p>806.80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7-07" calcext:value-type="date">
            <text:p>7-Jul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formula="of:=7.5/15" office:value-type="float" office:value="0.5" calcext:value-type="float">
            <text:p>0.500</text:p>
          </table:table-cell>
          <table:table-cell table:formula="of:=179250/15" office:value-type="float" office:value="11950" calcext:value-type="float">
            <text:p>11,950.0</text:p>
          </table:table-cell>
          <table:table-cell table:formula="of:=750/15" office:value-type="float" office:value="50" calcext:value-type="float">
            <text:p>50.0</text:p>
          </table:table-cell>
          <table:table-cell table:formula="of:=8/15" office:value-type="float" office:value="0.533333333333333" calcext:value-type="float">
            <text:p>0.533</text:p>
          </table:table-cell>
          <table:table-cell table:formula="of:=2134/15" office:value-type="float" office:value="142.266666666667" calcext:value-type="float">
            <text:p>142.267</text:p>
          </table:table-cell>
          <table:table-cell office:value-type="float" office:value="6.7" calcext:value-type="float">
            <text:p>6.70</text:p>
          </table:table-cell>
          <table:table-cell office:value-type="float" office:value="7.5" calcext:value-type="float">
            <text:p>7.50</text:p>
          </table:table-cell>
          <table:table-cell table:formula="of:=9859/179250*100" office:value-type="float" office:value="5.50013947001395" calcext:value-type="float">
            <text:p>5.50</text:p>
          </table:table-cell>
          <table:table-cell table:formula="of:=12102/15" office:value-type="float" office:value="806.8" calcext:value-type="float">
            <text:p>806.80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7-08" calcext:value-type="date">
            <text:p>8-Jul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table:formula="of:=7.5/15" office:value-type="float" office:value="0.5" calcext:value-type="float">
            <text:p>0.500</text:p>
          </table:table-cell>
          <table:table-cell table:formula="of:=179250/15" office:value-type="float" office:value="11950" calcext:value-type="float">
            <text:p>11,950.0</text:p>
          </table:table-cell>
          <table:table-cell table:formula="of:=750/15" office:value-type="float" office:value="50" calcext:value-type="float">
            <text:p>50.0</text:p>
          </table:table-cell>
          <table:table-cell table:formula="of:=8/15" office:value-type="float" office:value="0.533333333333333" calcext:value-type="float">
            <text:p>0.533</text:p>
          </table:table-cell>
          <table:table-cell table:formula="of:=2134/15" office:value-type="float" office:value="142.266666666667" calcext:value-type="float">
            <text:p>142.267</text:p>
          </table:table-cell>
          <table:table-cell office:value-type="float" office:value="6.7" calcext:value-type="float">
            <text:p>6.70</text:p>
          </table:table-cell>
          <table:table-cell office:value-type="float" office:value="7.5" calcext:value-type="float">
            <text:p>7.50</text:p>
          </table:table-cell>
          <table:table-cell table:formula="of:=9859/179250*100" office:value-type="float" office:value="5.50013947001395" calcext:value-type="float">
            <text:p>5.50</text:p>
          </table:table-cell>
          <table:table-cell table:formula="of:=12102/15" office:value-type="float" office:value="806.8" calcext:value-type="float">
            <text:p>806.80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7-09" calcext:value-type="date">
            <text:p>9-Jul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table:formula="of:=7.5/15" office:value-type="float" office:value="0.5" calcext:value-type="float">
            <text:p>0.500</text:p>
          </table:table-cell>
          <table:table-cell table:formula="of:=179250/15" office:value-type="float" office:value="11950" calcext:value-type="float">
            <text:p>11,950.0</text:p>
          </table:table-cell>
          <table:table-cell table:formula="of:=750/15" office:value-type="float" office:value="50" calcext:value-type="float">
            <text:p>50.0</text:p>
          </table:table-cell>
          <table:table-cell table:formula="of:=8/15" office:value-type="float" office:value="0.533333333333333" calcext:value-type="float">
            <text:p>0.533</text:p>
          </table:table-cell>
          <table:table-cell table:formula="of:=2134/15" office:value-type="float" office:value="142.266666666667" calcext:value-type="float">
            <text:p>142.267</text:p>
          </table:table-cell>
          <table:table-cell office:value-type="float" office:value="6.7" calcext:value-type="float">
            <text:p>6.70</text:p>
          </table:table-cell>
          <table:table-cell office:value-type="float" office:value="7.5" calcext:value-type="float">
            <text:p>7.50</text:p>
          </table:table-cell>
          <table:table-cell table:formula="of:=9859/179250*100" office:value-type="float" office:value="5.50013947001395" calcext:value-type="float">
            <text:p>5.50</text:p>
          </table:table-cell>
          <table:table-cell table:formula="of:=12102/15" office:value-type="float" office:value="806.8" calcext:value-type="float">
            <text:p>806.80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7-10" calcext:value-type="date">
            <text:p>10-Jul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table:formula="of:=7.5/15" office:value-type="float" office:value="0.5" calcext:value-type="float">
            <text:p>0.500</text:p>
          </table:table-cell>
          <table:table-cell table:formula="of:=179250/15" office:value-type="float" office:value="11950" calcext:value-type="float">
            <text:p>11,950.0</text:p>
          </table:table-cell>
          <table:table-cell table:formula="of:=750/15" office:value-type="float" office:value="50" calcext:value-type="float">
            <text:p>50.0</text:p>
          </table:table-cell>
          <table:table-cell table:formula="of:=8/15" office:value-type="float" office:value="0.533333333333333" calcext:value-type="float">
            <text:p>0.533</text:p>
          </table:table-cell>
          <table:table-cell table:formula="of:=2134/15" office:value-type="float" office:value="142.266666666667" calcext:value-type="float">
            <text:p>142.267</text:p>
          </table:table-cell>
          <table:table-cell office:value-type="float" office:value="6.7" calcext:value-type="float">
            <text:p>6.70</text:p>
          </table:table-cell>
          <table:table-cell office:value-type="float" office:value="7.5" calcext:value-type="float">
            <text:p>7.50</text:p>
          </table:table-cell>
          <table:table-cell table:formula="of:=9859/179250*100" office:value-type="float" office:value="5.50013947001395" calcext:value-type="float">
            <text:p>5.50</text:p>
          </table:table-cell>
          <table:table-cell table:formula="of:=12102/15" office:value-type="float" office:value="806.8" calcext:value-type="float">
            <text:p>806.80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7-11" calcext:value-type="date">
            <text:p>11-Jul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table:formula="of:=7.5/15" office:value-type="float" office:value="0.5" calcext:value-type="float">
            <text:p>0.500</text:p>
          </table:table-cell>
          <table:table-cell table:formula="of:=179250/15" office:value-type="float" office:value="11950" calcext:value-type="float">
            <text:p>11,950.0</text:p>
          </table:table-cell>
          <table:table-cell table:formula="of:=750/15" office:value-type="float" office:value="50" calcext:value-type="float">
            <text:p>50.0</text:p>
          </table:table-cell>
          <table:table-cell table:formula="of:=8/15" office:value-type="float" office:value="0.533333333333333" calcext:value-type="float">
            <text:p>0.533</text:p>
          </table:table-cell>
          <table:table-cell table:formula="of:=2134/15" office:value-type="float" office:value="142.266666666667" calcext:value-type="float">
            <text:p>142.267</text:p>
          </table:table-cell>
          <table:table-cell office:value-type="float" office:value="6.7" calcext:value-type="float">
            <text:p>6.70</text:p>
          </table:table-cell>
          <table:table-cell office:value-type="float" office:value="7.5" calcext:value-type="float">
            <text:p>7.50</text:p>
          </table:table-cell>
          <table:table-cell table:formula="of:=9859/179250*100" office:value-type="float" office:value="5.50013947001395" calcext:value-type="float">
            <text:p>5.50</text:p>
          </table:table-cell>
          <table:table-cell table:formula="of:=12102/15" office:value-type="float" office:value="806.8" calcext:value-type="float">
            <text:p>806.80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7-12" calcext:value-type="date">
            <text:p>12-Jul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table:formula="of:=7.5/15" office:value-type="float" office:value="0.5" calcext:value-type="float">
            <text:p>0.500</text:p>
          </table:table-cell>
          <table:table-cell table:formula="of:=179250/15" office:value-type="float" office:value="11950" calcext:value-type="float">
            <text:p>11,950.0</text:p>
          </table:table-cell>
          <table:table-cell table:formula="of:=750/15" office:value-type="float" office:value="50" calcext:value-type="float">
            <text:p>50.0</text:p>
          </table:table-cell>
          <table:table-cell table:formula="of:=8/15" office:value-type="float" office:value="0.533333333333333" calcext:value-type="float">
            <text:p>0.533</text:p>
          </table:table-cell>
          <table:table-cell table:formula="of:=2134/15" office:value-type="float" office:value="142.266666666667" calcext:value-type="float">
            <text:p>142.267</text:p>
          </table:table-cell>
          <table:table-cell office:value-type="float" office:value="6.7" calcext:value-type="float">
            <text:p>6.70</text:p>
          </table:table-cell>
          <table:table-cell office:value-type="float" office:value="7.5" calcext:value-type="float">
            <text:p>7.50</text:p>
          </table:table-cell>
          <table:table-cell table:formula="of:=9859/179250*100" office:value-type="float" office:value="5.50013947001395" calcext:value-type="float">
            <text:p>5.50</text:p>
          </table:table-cell>
          <table:table-cell table:formula="of:=12102/15" office:value-type="float" office:value="806.8" calcext:value-type="float">
            <text:p>806.80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7-13" calcext:value-type="date">
            <text:p>13-Jul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formula="of:=7.5/15" office:value-type="float" office:value="0.5" calcext:value-type="float">
            <text:p>0.500</text:p>
          </table:table-cell>
          <table:table-cell table:formula="of:=179250/15" office:value-type="float" office:value="11950" calcext:value-type="float">
            <text:p>11,950.0</text:p>
          </table:table-cell>
          <table:table-cell table:formula="of:=750/15" office:value-type="float" office:value="50" calcext:value-type="float">
            <text:p>50.0</text:p>
          </table:table-cell>
          <table:table-cell table:formula="of:=8/15" office:value-type="float" office:value="0.533333333333333" calcext:value-type="float">
            <text:p>0.533</text:p>
          </table:table-cell>
          <table:table-cell table:formula="of:=2134/15" office:value-type="float" office:value="142.266666666667" calcext:value-type="float">
            <text:p>142.267</text:p>
          </table:table-cell>
          <table:table-cell office:value-type="float" office:value="6.7" calcext:value-type="float">
            <text:p>6.70</text:p>
          </table:table-cell>
          <table:table-cell office:value-type="float" office:value="7.5" calcext:value-type="float">
            <text:p>7.50</text:p>
          </table:table-cell>
          <table:table-cell table:formula="of:=9859/179250*100" office:value-type="float" office:value="5.50013947001395" calcext:value-type="float">
            <text:p>5.50</text:p>
          </table:table-cell>
          <table:table-cell table:formula="of:=12102/15" office:value-type="float" office:value="806.8" calcext:value-type="float">
            <text:p>806.80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7-14" calcext:value-type="date">
            <text:p>14-Jul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table:formula="of:=7.5/15" office:value-type="float" office:value="0.5" calcext:value-type="float">
            <text:p>0.500</text:p>
          </table:table-cell>
          <table:table-cell table:formula="of:=179250/15" office:value-type="float" office:value="11950" calcext:value-type="float">
            <text:p>11,950.0</text:p>
          </table:table-cell>
          <table:table-cell table:formula="of:=750/15" office:value-type="float" office:value="50" calcext:value-type="float">
            <text:p>50.0</text:p>
          </table:table-cell>
          <table:table-cell table:formula="of:=8/15" office:value-type="float" office:value="0.533333333333333" calcext:value-type="float">
            <text:p>0.533</text:p>
          </table:table-cell>
          <table:table-cell table:formula="of:=2134/15" office:value-type="float" office:value="142.266666666667" calcext:value-type="float">
            <text:p>142.267</text:p>
          </table:table-cell>
          <table:table-cell office:value-type="float" office:value="6.7" calcext:value-type="float">
            <text:p>6.70</text:p>
          </table:table-cell>
          <table:table-cell office:value-type="float" office:value="7.5" calcext:value-type="float">
            <text:p>7.50</text:p>
          </table:table-cell>
          <table:table-cell table:formula="of:=9859/179250*100" office:value-type="float" office:value="5.50013947001395" calcext:value-type="float">
            <text:p>5.50</text:p>
          </table:table-cell>
          <table:table-cell table:formula="of:=12102/15" office:value-type="float" office:value="806.8" calcext:value-type="float">
            <text:p>806.80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7-15" calcext:value-type="date">
            <text:p>15-Jul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table:formula="of:=7.5/15" office:value-type="float" office:value="0.5" calcext:value-type="float">
            <text:p>0.500</text:p>
          </table:table-cell>
          <table:table-cell table:formula="of:=179250/15" office:value-type="float" office:value="11950" calcext:value-type="float">
            <text:p>11,950.0</text:p>
          </table:table-cell>
          <table:table-cell table:formula="of:=750/15" office:value-type="float" office:value="50" calcext:value-type="float">
            <text:p>50.0</text:p>
          </table:table-cell>
          <table:table-cell table:formula="of:=8/15" office:value-type="float" office:value="0.533333333333333" calcext:value-type="float">
            <text:p>0.533</text:p>
          </table:table-cell>
          <table:table-cell table:formula="of:=2134/15" office:value-type="float" office:value="142.266666666667" calcext:value-type="float">
            <text:p>142.267</text:p>
          </table:table-cell>
          <table:table-cell office:value-type="float" office:value="6.7" calcext:value-type="float">
            <text:p>6.70</text:p>
          </table:table-cell>
          <table:table-cell office:value-type="float" office:value="7.5" calcext:value-type="float">
            <text:p>7.50</text:p>
          </table:table-cell>
          <table:table-cell table:formula="of:=9859/179250*100" office:value-type="float" office:value="5.50013947001395" calcext:value-type="float">
            <text:p>5.50</text:p>
          </table:table-cell>
          <table:table-cell table:formula="of:=12102/15" office:value-type="float" office:value="806.8" calcext:value-type="float">
            <text:p>806.80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7-16" calcext:value-type="date">
            <text:p>16-Jul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table:formula="of:=8/16" office:value-type="float" office:value="0.5" calcext:value-type="float">
            <text:p>0.500</text:p>
          </table:table-cell>
          <table:table-cell table:formula="of:=191250/16" office:value-type="float" office:value="11953.125" calcext:value-type="float">
            <text:p>11,953.1</text:p>
          </table:table-cell>
          <table:table-cell table:formula="of:=750/16" office:value-type="float" office:value="46.875" calcext:value-type="float">
            <text:p>46.9</text:p>
          </table:table-cell>
          <table:table-cell table:formula="of:=8/16" office:value-type="float" office:value="0.5" calcext:value-type="float">
            <text:p>0.500</text:p>
          </table:table-cell>
          <table:table-cell table:formula="of:=2304/16" office:value-type="float" office:value="144" calcext:value-type="float">
            <text:p>144.000</text:p>
          </table:table-cell>
          <table:table-cell office:value-type="float" office:value="7.4" calcext:value-type="float">
            <text:p>7.40</text:p>
          </table:table-cell>
          <table:table-cell office:value-type="float" office:value="8.2" calcext:value-type="float">
            <text:p>8.20</text:p>
          </table:table-cell>
          <table:table-cell table:formula="of:=10901/191250*100" office:value-type="float" office:value="5.69986928104575" calcext:value-type="float">
            <text:p>5.70</text:p>
          </table:table-cell>
          <table:table-cell table:formula="of:=14257/16" office:value-type="float" office:value="891.0625" calcext:value-type="float">
            <text:p>891.06</text:p>
          </table:table-cell>
          <table:table-cell table:formula="of:=10560/16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7-17" calcext:value-type="date">
            <text:p>17-Jul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table:formula="of:=8/16" office:value-type="float" office:value="0.5" calcext:value-type="float">
            <text:p>0.500</text:p>
          </table:table-cell>
          <table:table-cell table:formula="of:=191250/16" office:value-type="float" office:value="11953.125" calcext:value-type="float">
            <text:p>11,953.1</text:p>
          </table:table-cell>
          <table:table-cell table:formula="of:=750/16" office:value-type="float" office:value="46.875" calcext:value-type="float">
            <text:p>46.9</text:p>
          </table:table-cell>
          <table:table-cell table:formula="of:=8/16" office:value-type="float" office:value="0.5" calcext:value-type="float">
            <text:p>0.500</text:p>
          </table:table-cell>
          <table:table-cell table:formula="of:=2304/16" office:value-type="float" office:value="144" calcext:value-type="float">
            <text:p>144.000</text:p>
          </table:table-cell>
          <table:table-cell office:value-type="float" office:value="7.4" calcext:value-type="float">
            <text:p>7.40</text:p>
          </table:table-cell>
          <table:table-cell office:value-type="float" office:value="8.2" calcext:value-type="float">
            <text:p>8.20</text:p>
          </table:table-cell>
          <table:table-cell table:formula="of:=10901/191250*100" office:value-type="float" office:value="5.69986928104575" calcext:value-type="float">
            <text:p>5.70</text:p>
          </table:table-cell>
          <table:table-cell table:formula="of:=14257/16" office:value-type="float" office:value="891.0625" calcext:value-type="float">
            <text:p>891.06</text:p>
          </table:table-cell>
          <table:table-cell table:formula="of:=10560/16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7-18" calcext:value-type="date">
            <text:p>18-Jul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table:formula="of:=8/16" office:value-type="float" office:value="0.5" calcext:value-type="float">
            <text:p>0.500</text:p>
          </table:table-cell>
          <table:table-cell table:formula="of:=191250/16" office:value-type="float" office:value="11953.125" calcext:value-type="float">
            <text:p>11,953.1</text:p>
          </table:table-cell>
          <table:table-cell table:formula="of:=750/16" office:value-type="float" office:value="46.875" calcext:value-type="float">
            <text:p>46.9</text:p>
          </table:table-cell>
          <table:table-cell table:formula="of:=8/16" office:value-type="float" office:value="0.5" calcext:value-type="float">
            <text:p>0.500</text:p>
          </table:table-cell>
          <table:table-cell table:formula="of:=2304/16" office:value-type="float" office:value="144" calcext:value-type="float">
            <text:p>144.000</text:p>
          </table:table-cell>
          <table:table-cell office:value-type="float" office:value="7.4" calcext:value-type="float">
            <text:p>7.40</text:p>
          </table:table-cell>
          <table:table-cell office:value-type="float" office:value="8.2" calcext:value-type="float">
            <text:p>8.20</text:p>
          </table:table-cell>
          <table:table-cell table:formula="of:=10901/191250*100" office:value-type="float" office:value="5.69986928104575" calcext:value-type="float">
            <text:p>5.70</text:p>
          </table:table-cell>
          <table:table-cell table:formula="of:=14257/16" office:value-type="float" office:value="891.0625" calcext:value-type="float">
            <text:p>891.06</text:p>
          </table:table-cell>
          <table:table-cell table:formula="of:=10560/16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7-19" calcext:value-type="date">
            <text:p>19-Jul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table:formula="of:=8/16" office:value-type="float" office:value="0.5" calcext:value-type="float">
            <text:p>0.500</text:p>
          </table:table-cell>
          <table:table-cell table:formula="of:=191250/16" office:value-type="float" office:value="11953.125" calcext:value-type="float">
            <text:p>11,953.1</text:p>
          </table:table-cell>
          <table:table-cell table:formula="of:=750/16" office:value-type="float" office:value="46.875" calcext:value-type="float">
            <text:p>46.9</text:p>
          </table:table-cell>
          <table:table-cell table:formula="of:=8/16" office:value-type="float" office:value="0.5" calcext:value-type="float">
            <text:p>0.500</text:p>
          </table:table-cell>
          <table:table-cell table:formula="of:=2304/16" office:value-type="float" office:value="144" calcext:value-type="float">
            <text:p>144.000</text:p>
          </table:table-cell>
          <table:table-cell office:value-type="float" office:value="7.4" calcext:value-type="float">
            <text:p>7.40</text:p>
          </table:table-cell>
          <table:table-cell office:value-type="float" office:value="8.2" calcext:value-type="float">
            <text:p>8.20</text:p>
          </table:table-cell>
          <table:table-cell table:formula="of:=10901/191250*100" office:value-type="float" office:value="5.69986928104575" calcext:value-type="float">
            <text:p>5.70</text:p>
          </table:table-cell>
          <table:table-cell table:formula="of:=14257/16" office:value-type="float" office:value="891.0625" calcext:value-type="float">
            <text:p>891.06</text:p>
          </table:table-cell>
          <table:table-cell table:formula="of:=10560/16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7-20" calcext:value-type="date">
            <text:p>20-Jul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table:formula="of:=8/16" office:value-type="float" office:value="0.5" calcext:value-type="float">
            <text:p>0.500</text:p>
          </table:table-cell>
          <table:table-cell table:formula="of:=191250/16" office:value-type="float" office:value="11953.125" calcext:value-type="float">
            <text:p>11,953.1</text:p>
          </table:table-cell>
          <table:table-cell table:formula="of:=750/16" office:value-type="float" office:value="46.875" calcext:value-type="float">
            <text:p>46.9</text:p>
          </table:table-cell>
          <table:table-cell table:formula="of:=8/16" office:value-type="float" office:value="0.5" calcext:value-type="float">
            <text:p>0.500</text:p>
          </table:table-cell>
          <table:table-cell table:formula="of:=2304/16" office:value-type="float" office:value="144" calcext:value-type="float">
            <text:p>144.000</text:p>
          </table:table-cell>
          <table:table-cell office:value-type="float" office:value="7.4" calcext:value-type="float">
            <text:p>7.40</text:p>
          </table:table-cell>
          <table:table-cell office:value-type="float" office:value="8.2" calcext:value-type="float">
            <text:p>8.20</text:p>
          </table:table-cell>
          <table:table-cell table:formula="of:=10901/191250*100" office:value-type="float" office:value="5.69986928104575" calcext:value-type="float">
            <text:p>5.70</text:p>
          </table:table-cell>
          <table:table-cell table:formula="of:=14257/16" office:value-type="float" office:value="891.0625" calcext:value-type="float">
            <text:p>891.06</text:p>
          </table:table-cell>
          <table:table-cell table:formula="of:=10560/16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7-21" calcext:value-type="date">
            <text:p>21-Jul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table:formula="of:=8/16" office:value-type="float" office:value="0.5" calcext:value-type="float">
            <text:p>0.500</text:p>
          </table:table-cell>
          <table:table-cell table:formula="of:=191250/16" office:value-type="float" office:value="11953.125" calcext:value-type="float">
            <text:p>11,953.1</text:p>
          </table:table-cell>
          <table:table-cell table:formula="of:=750/16" office:value-type="float" office:value="46.875" calcext:value-type="float">
            <text:p>46.9</text:p>
          </table:table-cell>
          <table:table-cell table:formula="of:=8/16" office:value-type="float" office:value="0.5" calcext:value-type="float">
            <text:p>0.500</text:p>
          </table:table-cell>
          <table:table-cell table:formula="of:=2304/16" office:value-type="float" office:value="144" calcext:value-type="float">
            <text:p>144.000</text:p>
          </table:table-cell>
          <table:table-cell office:value-type="float" office:value="7.4" calcext:value-type="float">
            <text:p>7.40</text:p>
          </table:table-cell>
          <table:table-cell office:value-type="float" office:value="8.2" calcext:value-type="float">
            <text:p>8.20</text:p>
          </table:table-cell>
          <table:table-cell table:formula="of:=10901/191250*100" office:value-type="float" office:value="5.69986928104575" calcext:value-type="float">
            <text:p>5.70</text:p>
          </table:table-cell>
          <table:table-cell table:formula="of:=14257/16" office:value-type="float" office:value="891.0625" calcext:value-type="float">
            <text:p>891.06</text:p>
          </table:table-cell>
          <table:table-cell table:formula="of:=10560/16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7-22" calcext:value-type="date">
            <text:p>22-Jul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table:formula="of:=8/16" office:value-type="float" office:value="0.5" calcext:value-type="float">
            <text:p>0.500</text:p>
          </table:table-cell>
          <table:table-cell table:formula="of:=191250/16" office:value-type="float" office:value="11953.125" calcext:value-type="float">
            <text:p>11,953.1</text:p>
          </table:table-cell>
          <table:table-cell table:formula="of:=750/16" office:value-type="float" office:value="46.875" calcext:value-type="float">
            <text:p>46.9</text:p>
          </table:table-cell>
          <table:table-cell table:formula="of:=8/16" office:value-type="float" office:value="0.5" calcext:value-type="float">
            <text:p>0.500</text:p>
          </table:table-cell>
          <table:table-cell table:formula="of:=2304/16" office:value-type="float" office:value="144" calcext:value-type="float">
            <text:p>144.000</text:p>
          </table:table-cell>
          <table:table-cell office:value-type="float" office:value="7.4" calcext:value-type="float">
            <text:p>7.40</text:p>
          </table:table-cell>
          <table:table-cell office:value-type="float" office:value="8.2" calcext:value-type="float">
            <text:p>8.20</text:p>
          </table:table-cell>
          <table:table-cell table:formula="of:=10901/191250*100" office:value-type="float" office:value="5.69986928104575" calcext:value-type="float">
            <text:p>5.70</text:p>
          </table:table-cell>
          <table:table-cell table:formula="of:=14257/16" office:value-type="float" office:value="891.0625" calcext:value-type="float">
            <text:p>891.06</text:p>
          </table:table-cell>
          <table:table-cell table:formula="of:=10560/16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7-23" calcext:value-type="date">
            <text:p>23-Jul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formula="of:=8/16" office:value-type="float" office:value="0.5" calcext:value-type="float">
            <text:p>0.500</text:p>
          </table:table-cell>
          <table:table-cell table:formula="of:=191250/16" office:value-type="float" office:value="11953.125" calcext:value-type="float">
            <text:p>11,953.1</text:p>
          </table:table-cell>
          <table:table-cell table:formula="of:=750/16" office:value-type="float" office:value="46.875" calcext:value-type="float">
            <text:p>46.9</text:p>
          </table:table-cell>
          <table:table-cell table:formula="of:=8/16" office:value-type="float" office:value="0.5" calcext:value-type="float">
            <text:p>0.500</text:p>
          </table:table-cell>
          <table:table-cell table:formula="of:=2304/16" office:value-type="float" office:value="144" calcext:value-type="float">
            <text:p>144.000</text:p>
          </table:table-cell>
          <table:table-cell office:value-type="float" office:value="7.4" calcext:value-type="float">
            <text:p>7.40</text:p>
          </table:table-cell>
          <table:table-cell office:value-type="float" office:value="8.2" calcext:value-type="float">
            <text:p>8.20</text:p>
          </table:table-cell>
          <table:table-cell table:formula="of:=10901/191250*100" office:value-type="float" office:value="5.69986928104575" calcext:value-type="float">
            <text:p>5.70</text:p>
          </table:table-cell>
          <table:table-cell table:formula="of:=14257/16" office:value-type="float" office:value="891.0625" calcext:value-type="float">
            <text:p>891.06</text:p>
          </table:table-cell>
          <table:table-cell table:formula="of:=10560/16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7-24" calcext:value-type="date">
            <text:p>24-Jul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table:formula="of:=8/16" office:value-type="float" office:value="0.5" calcext:value-type="float">
            <text:p>0.500</text:p>
          </table:table-cell>
          <table:table-cell table:formula="of:=191250/16" office:value-type="float" office:value="11953.125" calcext:value-type="float">
            <text:p>11,953.1</text:p>
          </table:table-cell>
          <table:table-cell table:formula="of:=750/16" office:value-type="float" office:value="46.875" calcext:value-type="float">
            <text:p>46.9</text:p>
          </table:table-cell>
          <table:table-cell table:formula="of:=8/16" office:value-type="float" office:value="0.5" calcext:value-type="float">
            <text:p>0.500</text:p>
          </table:table-cell>
          <table:table-cell table:formula="of:=2304/16" office:value-type="float" office:value="144" calcext:value-type="float">
            <text:p>144.000</text:p>
          </table:table-cell>
          <table:table-cell office:value-type="float" office:value="7.4" calcext:value-type="float">
            <text:p>7.40</text:p>
          </table:table-cell>
          <table:table-cell office:value-type="float" office:value="8.2" calcext:value-type="float">
            <text:p>8.20</text:p>
          </table:table-cell>
          <table:table-cell table:formula="of:=10901/191250*100" office:value-type="float" office:value="5.69986928104575" calcext:value-type="float">
            <text:p>5.70</text:p>
          </table:table-cell>
          <table:table-cell table:formula="of:=14257/16" office:value-type="float" office:value="891.0625" calcext:value-type="float">
            <text:p>891.06</text:p>
          </table:table-cell>
          <table:table-cell table:formula="of:=10560/16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7-25" calcext:value-type="date">
            <text:p>25-Jul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table:formula="of:=8/16" office:value-type="float" office:value="0.5" calcext:value-type="float">
            <text:p>0.500</text:p>
          </table:table-cell>
          <table:table-cell table:formula="of:=191250/16" office:value-type="float" office:value="11953.125" calcext:value-type="float">
            <text:p>11,953.1</text:p>
          </table:table-cell>
          <table:table-cell table:formula="of:=750/16" office:value-type="float" office:value="46.875" calcext:value-type="float">
            <text:p>46.9</text:p>
          </table:table-cell>
          <table:table-cell table:formula="of:=8/16" office:value-type="float" office:value="0.5" calcext:value-type="float">
            <text:p>0.500</text:p>
          </table:table-cell>
          <table:table-cell table:formula="of:=2304/16" office:value-type="float" office:value="144" calcext:value-type="float">
            <text:p>144.000</text:p>
          </table:table-cell>
          <table:table-cell office:value-type="float" office:value="7.4" calcext:value-type="float">
            <text:p>7.40</text:p>
          </table:table-cell>
          <table:table-cell office:value-type="float" office:value="8.2" calcext:value-type="float">
            <text:p>8.20</text:p>
          </table:table-cell>
          <table:table-cell table:formula="of:=10901/191250*100" office:value-type="float" office:value="5.69986928104575" calcext:value-type="float">
            <text:p>5.70</text:p>
          </table:table-cell>
          <table:table-cell table:formula="of:=14257/16" office:value-type="float" office:value="891.0625" calcext:value-type="float">
            <text:p>891.06</text:p>
          </table:table-cell>
          <table:table-cell table:formula="of:=10560/16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7-26" calcext:value-type="date">
            <text:p>26-Jul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table:formula="of:=8/16" office:value-type="float" office:value="0.5" calcext:value-type="float">
            <text:p>0.500</text:p>
          </table:table-cell>
          <table:table-cell table:formula="of:=191250/16" office:value-type="float" office:value="11953.125" calcext:value-type="float">
            <text:p>11,953.1</text:p>
          </table:table-cell>
          <table:table-cell table:formula="of:=750/16" office:value-type="float" office:value="46.875" calcext:value-type="float">
            <text:p>46.9</text:p>
          </table:table-cell>
          <table:table-cell table:formula="of:=8/16" office:value-type="float" office:value="0.5" calcext:value-type="float">
            <text:p>0.500</text:p>
          </table:table-cell>
          <table:table-cell table:formula="of:=2304/16" office:value-type="float" office:value="144" calcext:value-type="float">
            <text:p>144.000</text:p>
          </table:table-cell>
          <table:table-cell office:value-type="float" office:value="7.4" calcext:value-type="float">
            <text:p>7.40</text:p>
          </table:table-cell>
          <table:table-cell office:value-type="float" office:value="8.2" calcext:value-type="float">
            <text:p>8.20</text:p>
          </table:table-cell>
          <table:table-cell table:formula="of:=10901/191250*100" office:value-type="float" office:value="5.69986928104575" calcext:value-type="float">
            <text:p>5.70</text:p>
          </table:table-cell>
          <table:table-cell table:formula="of:=14257/16" office:value-type="float" office:value="891.0625" calcext:value-type="float">
            <text:p>891.06</text:p>
          </table:table-cell>
          <table:table-cell table:formula="of:=10560/16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7-27" calcext:value-type="date">
            <text:p>27-Jul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formula="of:=8/16" office:value-type="float" office:value="0.5" calcext:value-type="float">
            <text:p>0.500</text:p>
          </table:table-cell>
          <table:table-cell table:formula="of:=191250/16" office:value-type="float" office:value="11953.125" calcext:value-type="float">
            <text:p>11,953.1</text:p>
          </table:table-cell>
          <table:table-cell table:formula="of:=750/16" office:value-type="float" office:value="46.875" calcext:value-type="float">
            <text:p>46.9</text:p>
          </table:table-cell>
          <table:table-cell table:formula="of:=8/16" office:value-type="float" office:value="0.5" calcext:value-type="float">
            <text:p>0.500</text:p>
          </table:table-cell>
          <table:table-cell table:formula="of:=2304/16" office:value-type="float" office:value="144" calcext:value-type="float">
            <text:p>144.000</text:p>
          </table:table-cell>
          <table:table-cell office:value-type="float" office:value="7.4" calcext:value-type="float">
            <text:p>7.40</text:p>
          </table:table-cell>
          <table:table-cell office:value-type="float" office:value="8.2" calcext:value-type="float">
            <text:p>8.20</text:p>
          </table:table-cell>
          <table:table-cell table:formula="of:=10901/191250*100" office:value-type="float" office:value="5.69986928104575" calcext:value-type="float">
            <text:p>5.70</text:p>
          </table:table-cell>
          <table:table-cell table:formula="of:=14257/16" office:value-type="float" office:value="891.0625" calcext:value-type="float">
            <text:p>891.06</text:p>
          </table:table-cell>
          <table:table-cell table:formula="of:=10560/16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7-28" calcext:value-type="date">
            <text:p>28-Jul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table:formula="of:=8/16" office:value-type="float" office:value="0.5" calcext:value-type="float">
            <text:p>0.500</text:p>
          </table:table-cell>
          <table:table-cell table:formula="of:=191250/16" office:value-type="float" office:value="11953.125" calcext:value-type="float">
            <text:p>11,953.1</text:p>
          </table:table-cell>
          <table:table-cell table:formula="of:=750/16" office:value-type="float" office:value="46.875" calcext:value-type="float">
            <text:p>46.9</text:p>
          </table:table-cell>
          <table:table-cell table:formula="of:=8/16" office:value-type="float" office:value="0.5" calcext:value-type="float">
            <text:p>0.500</text:p>
          </table:table-cell>
          <table:table-cell table:formula="of:=2304/16" office:value-type="float" office:value="144" calcext:value-type="float">
            <text:p>144.000</text:p>
          </table:table-cell>
          <table:table-cell office:value-type="float" office:value="7.4" calcext:value-type="float">
            <text:p>7.40</text:p>
          </table:table-cell>
          <table:table-cell office:value-type="float" office:value="8.2" calcext:value-type="float">
            <text:p>8.20</text:p>
          </table:table-cell>
          <table:table-cell table:formula="of:=10901/191250*100" office:value-type="float" office:value="5.69986928104575" calcext:value-type="float">
            <text:p>5.70</text:p>
          </table:table-cell>
          <table:table-cell table:formula="of:=14257/16" office:value-type="float" office:value="891.0625" calcext:value-type="float">
            <text:p>891.06</text:p>
          </table:table-cell>
          <table:table-cell table:formula="of:=10560/16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7-29" calcext:value-type="date">
            <text:p>29-Jul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table:formula="of:=8/16" office:value-type="float" office:value="0.5" calcext:value-type="float">
            <text:p>0.500</text:p>
          </table:table-cell>
          <table:table-cell table:formula="of:=191250/16" office:value-type="float" office:value="11953.125" calcext:value-type="float">
            <text:p>11,953.1</text:p>
          </table:table-cell>
          <table:table-cell table:formula="of:=750/16" office:value-type="float" office:value="46.875" calcext:value-type="float">
            <text:p>46.9</text:p>
          </table:table-cell>
          <table:table-cell table:formula="of:=8/16" office:value-type="float" office:value="0.5" calcext:value-type="float">
            <text:p>0.500</text:p>
          </table:table-cell>
          <table:table-cell table:formula="of:=2304/16" office:value-type="float" office:value="144" calcext:value-type="float">
            <text:p>144.000</text:p>
          </table:table-cell>
          <table:table-cell office:value-type="float" office:value="7.4" calcext:value-type="float">
            <text:p>7.40</text:p>
          </table:table-cell>
          <table:table-cell office:value-type="float" office:value="8.2" calcext:value-type="float">
            <text:p>8.20</text:p>
          </table:table-cell>
          <table:table-cell table:formula="of:=10901/191250*100" office:value-type="float" office:value="5.69986928104575" calcext:value-type="float">
            <text:p>5.70</text:p>
          </table:table-cell>
          <table:table-cell table:formula="of:=14257/16" office:value-type="float" office:value="891.0625" calcext:value-type="float">
            <text:p>891.06</text:p>
          </table:table-cell>
          <table:table-cell table:formula="of:=10560/16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7-30" calcext:value-type="date">
            <text:p>30-Jul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table:formula="of:=8/16" office:value-type="float" office:value="0.5" calcext:value-type="float">
            <text:p>0.500</text:p>
          </table:table-cell>
          <table:table-cell table:formula="of:=191250/16" office:value-type="float" office:value="11953.125" calcext:value-type="float">
            <text:p>11,953.1</text:p>
          </table:table-cell>
          <table:table-cell table:formula="of:=750/16" office:value-type="float" office:value="46.875" calcext:value-type="float">
            <text:p>46.9</text:p>
          </table:table-cell>
          <table:table-cell table:formula="of:=8/16" office:value-type="float" office:value="0.5" calcext:value-type="float">
            <text:p>0.500</text:p>
          </table:table-cell>
          <table:table-cell table:formula="of:=2304/16" office:value-type="float" office:value="144" calcext:value-type="float">
            <text:p>144.000</text:p>
          </table:table-cell>
          <table:table-cell office:value-type="float" office:value="7.4" calcext:value-type="float">
            <text:p>7.40</text:p>
          </table:table-cell>
          <table:table-cell office:value-type="float" office:value="8.2" calcext:value-type="float">
            <text:p>8.20</text:p>
          </table:table-cell>
          <table:table-cell table:formula="of:=10901/191250*100" office:value-type="float" office:value="5.69986928104575" calcext:value-type="float">
            <text:p>5.70</text:p>
          </table:table-cell>
          <table:table-cell table:formula="of:=14257/16" office:value-type="float" office:value="891.0625" calcext:value-type="float">
            <text:p>891.06</text:p>
          </table:table-cell>
          <table:table-cell table:formula="of:=10560/16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7-31" calcext:value-type="date">
            <text:p>31-Jul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table:formula="of:=8/16" office:value-type="float" office:value="0.5" calcext:value-type="float">
            <text:p>0.500</text:p>
          </table:table-cell>
          <table:table-cell table:formula="of:=191250/16" office:value-type="float" office:value="11953.125" calcext:value-type="float">
            <text:p>11,953.1</text:p>
          </table:table-cell>
          <table:table-cell table:formula="of:=750/16" office:value-type="float" office:value="46.875" calcext:value-type="float">
            <text:p>46.9</text:p>
          </table:table-cell>
          <table:table-cell table:formula="of:=8/16" office:value-type="float" office:value="0.5" calcext:value-type="float">
            <text:p>0.500</text:p>
          </table:table-cell>
          <table:table-cell table:formula="of:=2304/16" office:value-type="float" office:value="144" calcext:value-type="float">
            <text:p>144.000</text:p>
          </table:table-cell>
          <table:table-cell office:value-type="float" office:value="7.4" calcext:value-type="float">
            <text:p>7.40</text:p>
          </table:table-cell>
          <table:table-cell office:value-type="float" office:value="8.2" calcext:value-type="float">
            <text:p>8.20</text:p>
          </table:table-cell>
          <table:table-cell table:formula="of:=10901/191250*100" office:value-type="float" office:value="5.69986928104575" calcext:value-type="float">
            <text:p>5.70</text:p>
          </table:table-cell>
          <table:table-cell table:formula="of:=14257/16" office:value-type="float" office:value="891.0625" calcext:value-type="float">
            <text:p>891.06</text:p>
          </table:table-cell>
          <table:table-cell table:formula="of:=10560/16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8-01" calcext:value-type="date">
            <text:p>1-Aug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table:formula="of:=15/15" office:value-type="float" office:value="1" calcext:value-type="float">
            <text:p>1.000</text:p>
          </table:table-cell>
          <table:table-cell table:formula="of:=178500/15" office:value-type="float" office:value="11900" calcext:value-type="float">
            <text:p>11,900.0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6/15" office:value-type="float" office:value="1.06666666666667" calcext:value-type="float">
            <text:p>1.067</text:p>
          </table:table-cell>
          <table:table-cell table:formula="of:=2177/15" office:value-type="float" office:value="145.133333333333" calcext:value-type="float">
            <text:p>145.133</text:p>
          </table:table-cell>
          <table:table-cell table:formula="of:=8.1" office:value-type="float" office:value="8.1" calcext:value-type="float">
            <text:p>8.10</text:p>
          </table:table-cell>
          <table:table-cell office:value-type="float" office:value="8.7" calcext:value-type="float">
            <text:p>8.70</text:p>
          </table:table-cell>
          <table:table-cell table:formula="of:=10532/178500*100" office:value-type="float" office:value="5.90028011204482" calcext:value-type="float">
            <text:p>5.90</text:p>
          </table:table-cell>
          <table:table-cell table:formula="of:=14633/15" office:value-type="float" office:value="975.533333333333" calcext:value-type="float">
            <text:p>975.53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8-02" calcext:value-type="date">
            <text:p>2-Aug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table:formula="of:=15/15" office:value-type="float" office:value="1" calcext:value-type="float">
            <text:p>1.000</text:p>
          </table:table-cell>
          <table:table-cell table:formula="of:=178500/15" office:value-type="float" office:value="11900" calcext:value-type="float">
            <text:p>11,900.0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6/15" office:value-type="float" office:value="1.06666666666667" calcext:value-type="float">
            <text:p>1.067</text:p>
          </table:table-cell>
          <table:table-cell table:formula="of:=2177/15" office:value-type="float" office:value="145.133333333333" calcext:value-type="float">
            <text:p>145.133</text:p>
          </table:table-cell>
          <table:table-cell table:formula="of:=8.1" office:value-type="float" office:value="8.1" calcext:value-type="float">
            <text:p>8.10</text:p>
          </table:table-cell>
          <table:table-cell office:value-type="float" office:value="8.7" calcext:value-type="float">
            <text:p>8.70</text:p>
          </table:table-cell>
          <table:table-cell table:formula="of:=10532/178500*100" office:value-type="float" office:value="5.90028011204482" calcext:value-type="float">
            <text:p>5.90</text:p>
          </table:table-cell>
          <table:table-cell table:formula="of:=14633/15" office:value-type="float" office:value="975.533333333333" calcext:value-type="float">
            <text:p>975.53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8-03" calcext:value-type="date">
            <text:p>3-Aug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table:formula="of:=15/15" office:value-type="float" office:value="1" calcext:value-type="float">
            <text:p>1.000</text:p>
          </table:table-cell>
          <table:table-cell table:formula="of:=178500/15" office:value-type="float" office:value="11900" calcext:value-type="float">
            <text:p>11,900.0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6/15" office:value-type="float" office:value="1.06666666666667" calcext:value-type="float">
            <text:p>1.067</text:p>
          </table:table-cell>
          <table:table-cell table:formula="of:=2177/15" office:value-type="float" office:value="145.133333333333" calcext:value-type="float">
            <text:p>145.133</text:p>
          </table:table-cell>
          <table:table-cell table:formula="of:=8.1" office:value-type="float" office:value="8.1" calcext:value-type="float">
            <text:p>8.10</text:p>
          </table:table-cell>
          <table:table-cell office:value-type="float" office:value="8.7" calcext:value-type="float">
            <text:p>8.70</text:p>
          </table:table-cell>
          <table:table-cell table:formula="of:=10532/178500*100" office:value-type="float" office:value="5.90028011204482" calcext:value-type="float">
            <text:p>5.90</text:p>
          </table:table-cell>
          <table:table-cell table:formula="of:=14633/15" office:value-type="float" office:value="975.533333333333" calcext:value-type="float">
            <text:p>975.53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8-04" calcext:value-type="date">
            <text:p>4-Aug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table:formula="of:=15/15" office:value-type="float" office:value="1" calcext:value-type="float">
            <text:p>1.000</text:p>
          </table:table-cell>
          <table:table-cell table:formula="of:=178500/15" office:value-type="float" office:value="11900" calcext:value-type="float">
            <text:p>11,900.0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6/15" office:value-type="float" office:value="1.06666666666667" calcext:value-type="float">
            <text:p>1.067</text:p>
          </table:table-cell>
          <table:table-cell table:formula="of:=2177/15" office:value-type="float" office:value="145.133333333333" calcext:value-type="float">
            <text:p>145.133</text:p>
          </table:table-cell>
          <table:table-cell table:formula="of:=8.1" office:value-type="float" office:value="8.1" calcext:value-type="float">
            <text:p>8.10</text:p>
          </table:table-cell>
          <table:table-cell office:value-type="float" office:value="8.7" calcext:value-type="float">
            <text:p>8.70</text:p>
          </table:table-cell>
          <table:table-cell table:formula="of:=10532/178500*100" office:value-type="float" office:value="5.90028011204482" calcext:value-type="float">
            <text:p>5.90</text:p>
          </table:table-cell>
          <table:table-cell table:formula="of:=14633/15" office:value-type="float" office:value="975.533333333333" calcext:value-type="float">
            <text:p>975.53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8-05" calcext:value-type="date">
            <text:p>5-Aug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table:formula="of:=15/15" office:value-type="float" office:value="1" calcext:value-type="float">
            <text:p>1.000</text:p>
          </table:table-cell>
          <table:table-cell table:formula="of:=178500/15" office:value-type="float" office:value="11900" calcext:value-type="float">
            <text:p>11,900.0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6/15" office:value-type="float" office:value="1.06666666666667" calcext:value-type="float">
            <text:p>1.067</text:p>
          </table:table-cell>
          <table:table-cell table:formula="of:=2177/15" office:value-type="float" office:value="145.133333333333" calcext:value-type="float">
            <text:p>145.133</text:p>
          </table:table-cell>
          <table:table-cell table:formula="of:=8.1" office:value-type="float" office:value="8.1" calcext:value-type="float">
            <text:p>8.10</text:p>
          </table:table-cell>
          <table:table-cell office:value-type="float" office:value="8.7" calcext:value-type="float">
            <text:p>8.70</text:p>
          </table:table-cell>
          <table:table-cell table:formula="of:=10532/178500*100" office:value-type="float" office:value="5.90028011204482" calcext:value-type="float">
            <text:p>5.90</text:p>
          </table:table-cell>
          <table:table-cell table:formula="of:=14633/15" office:value-type="float" office:value="975.533333333333" calcext:value-type="float">
            <text:p>975.53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8-06" calcext:value-type="date">
            <text:p>6-Aug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table:formula="of:=15/15" office:value-type="float" office:value="1" calcext:value-type="float">
            <text:p>1.000</text:p>
          </table:table-cell>
          <table:table-cell table:formula="of:=178500/15" office:value-type="float" office:value="11900" calcext:value-type="float">
            <text:p>11,900.0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6/15" office:value-type="float" office:value="1.06666666666667" calcext:value-type="float">
            <text:p>1.067</text:p>
          </table:table-cell>
          <table:table-cell table:formula="of:=2177/15" office:value-type="float" office:value="145.133333333333" calcext:value-type="float">
            <text:p>145.133</text:p>
          </table:table-cell>
          <table:table-cell table:formula="of:=8.1" office:value-type="float" office:value="8.1" calcext:value-type="float">
            <text:p>8.10</text:p>
          </table:table-cell>
          <table:table-cell office:value-type="float" office:value="8.7" calcext:value-type="float">
            <text:p>8.70</text:p>
          </table:table-cell>
          <table:table-cell table:formula="of:=10532/178500*100" office:value-type="float" office:value="5.90028011204482" calcext:value-type="float">
            <text:p>5.90</text:p>
          </table:table-cell>
          <table:table-cell table:formula="of:=14633/15" office:value-type="float" office:value="975.533333333333" calcext:value-type="float">
            <text:p>975.53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8-07" calcext:value-type="date">
            <text:p>7-Aug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table:formula="of:=15/15" office:value-type="float" office:value="1" calcext:value-type="float">
            <text:p>1.000</text:p>
          </table:table-cell>
          <table:table-cell table:formula="of:=178500/15" office:value-type="float" office:value="11900" calcext:value-type="float">
            <text:p>11,900.0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6/15" office:value-type="float" office:value="1.06666666666667" calcext:value-type="float">
            <text:p>1.067</text:p>
          </table:table-cell>
          <table:table-cell table:formula="of:=2177/15" office:value-type="float" office:value="145.133333333333" calcext:value-type="float">
            <text:p>145.133</text:p>
          </table:table-cell>
          <table:table-cell table:formula="of:=8.1" office:value-type="float" office:value="8.1" calcext:value-type="float">
            <text:p>8.10</text:p>
          </table:table-cell>
          <table:table-cell office:value-type="float" office:value="8.7" calcext:value-type="float">
            <text:p>8.70</text:p>
          </table:table-cell>
          <table:table-cell table:formula="of:=10532/178500*100" office:value-type="float" office:value="5.90028011204482" calcext:value-type="float">
            <text:p>5.90</text:p>
          </table:table-cell>
          <table:table-cell table:formula="of:=14633/15" office:value-type="float" office:value="975.533333333333" calcext:value-type="float">
            <text:p>975.53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8-08" calcext:value-type="date">
            <text:p>8-Aug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formula="of:=15/15" office:value-type="float" office:value="1" calcext:value-type="float">
            <text:p>1.000</text:p>
          </table:table-cell>
          <table:table-cell table:formula="of:=178500/15" office:value-type="float" office:value="11900" calcext:value-type="float">
            <text:p>11,900.0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6/15" office:value-type="float" office:value="1.06666666666667" calcext:value-type="float">
            <text:p>1.067</text:p>
          </table:table-cell>
          <table:table-cell table:formula="of:=2177/15" office:value-type="float" office:value="145.133333333333" calcext:value-type="float">
            <text:p>145.133</text:p>
          </table:table-cell>
          <table:table-cell table:formula="of:=8.1" office:value-type="float" office:value="8.1" calcext:value-type="float">
            <text:p>8.10</text:p>
          </table:table-cell>
          <table:table-cell office:value-type="float" office:value="8.7" calcext:value-type="float">
            <text:p>8.70</text:p>
          </table:table-cell>
          <table:table-cell table:formula="of:=10532/178500*100" office:value-type="float" office:value="5.90028011204482" calcext:value-type="float">
            <text:p>5.90</text:p>
          </table:table-cell>
          <table:table-cell table:formula="of:=14633/15" office:value-type="float" office:value="975.533333333333" calcext:value-type="float">
            <text:p>975.53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8-09" calcext:value-type="date">
            <text:p>9-Aug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table:formula="of:=15/15" office:value-type="float" office:value="1" calcext:value-type="float">
            <text:p>1.000</text:p>
          </table:table-cell>
          <table:table-cell table:formula="of:=178500/15" office:value-type="float" office:value="11900" calcext:value-type="float">
            <text:p>11,900.0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6/15" office:value-type="float" office:value="1.06666666666667" calcext:value-type="float">
            <text:p>1.067</text:p>
          </table:table-cell>
          <table:table-cell table:formula="of:=2177/15" office:value-type="float" office:value="145.133333333333" calcext:value-type="float">
            <text:p>145.133</text:p>
          </table:table-cell>
          <table:table-cell table:formula="of:=8.1" office:value-type="float" office:value="8.1" calcext:value-type="float">
            <text:p>8.10</text:p>
          </table:table-cell>
          <table:table-cell office:value-type="float" office:value="8.7" calcext:value-type="float">
            <text:p>8.70</text:p>
          </table:table-cell>
          <table:table-cell table:formula="of:=10532/178500*100" office:value-type="float" office:value="5.90028011204482" calcext:value-type="float">
            <text:p>5.90</text:p>
          </table:table-cell>
          <table:table-cell table:formula="of:=14633/15" office:value-type="float" office:value="975.533333333333" calcext:value-type="float">
            <text:p>975.53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8-10" calcext:value-type="date">
            <text:p>10-Aug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table:formula="of:=15/15" office:value-type="float" office:value="1" calcext:value-type="float">
            <text:p>1.000</text:p>
          </table:table-cell>
          <table:table-cell table:formula="of:=178500/15" office:value-type="float" office:value="11900" calcext:value-type="float">
            <text:p>11,900.0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6/15" office:value-type="float" office:value="1.06666666666667" calcext:value-type="float">
            <text:p>1.067</text:p>
          </table:table-cell>
          <table:table-cell table:formula="of:=2177/15" office:value-type="float" office:value="145.133333333333" calcext:value-type="float">
            <text:p>145.133</text:p>
          </table:table-cell>
          <table:table-cell table:formula="of:=8.1" office:value-type="float" office:value="8.1" calcext:value-type="float">
            <text:p>8.10</text:p>
          </table:table-cell>
          <table:table-cell office:value-type="float" office:value="8.7" calcext:value-type="float">
            <text:p>8.70</text:p>
          </table:table-cell>
          <table:table-cell table:formula="of:=10532/178500*100" office:value-type="float" office:value="5.90028011204482" calcext:value-type="float">
            <text:p>5.90</text:p>
          </table:table-cell>
          <table:table-cell table:formula="of:=14633/15" office:value-type="float" office:value="975.533333333333" calcext:value-type="float">
            <text:p>975.53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8-11" calcext:value-type="date">
            <text:p>11-Aug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table:formula="of:=15/15" office:value-type="float" office:value="1" calcext:value-type="float">
            <text:p>1.000</text:p>
          </table:table-cell>
          <table:table-cell table:formula="of:=178500/15" office:value-type="float" office:value="11900" calcext:value-type="float">
            <text:p>11,900.0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6/15" office:value-type="float" office:value="1.06666666666667" calcext:value-type="float">
            <text:p>1.067</text:p>
          </table:table-cell>
          <table:table-cell table:formula="of:=2177/15" office:value-type="float" office:value="145.133333333333" calcext:value-type="float">
            <text:p>145.133</text:p>
          </table:table-cell>
          <table:table-cell table:formula="of:=8.1" office:value-type="float" office:value="8.1" calcext:value-type="float">
            <text:p>8.10</text:p>
          </table:table-cell>
          <table:table-cell office:value-type="float" office:value="8.7" calcext:value-type="float">
            <text:p>8.70</text:p>
          </table:table-cell>
          <table:table-cell table:formula="of:=10532/178500*100" office:value-type="float" office:value="5.90028011204482" calcext:value-type="float">
            <text:p>5.90</text:p>
          </table:table-cell>
          <table:table-cell table:formula="of:=14633/15" office:value-type="float" office:value="975.533333333333" calcext:value-type="float">
            <text:p>975.53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8-12" calcext:value-type="date">
            <text:p>12-Aug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table:formula="of:=15/15" office:value-type="float" office:value="1" calcext:value-type="float">
            <text:p>1.000</text:p>
          </table:table-cell>
          <table:table-cell table:formula="of:=178500/15" office:value-type="float" office:value="11900" calcext:value-type="float">
            <text:p>11,900.0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6/15" office:value-type="float" office:value="1.06666666666667" calcext:value-type="float">
            <text:p>1.067</text:p>
          </table:table-cell>
          <table:table-cell table:formula="of:=2177/15" office:value-type="float" office:value="145.133333333333" calcext:value-type="float">
            <text:p>145.133</text:p>
          </table:table-cell>
          <table:table-cell table:formula="of:=8.1" office:value-type="float" office:value="8.1" calcext:value-type="float">
            <text:p>8.10</text:p>
          </table:table-cell>
          <table:table-cell office:value-type="float" office:value="8.7" calcext:value-type="float">
            <text:p>8.70</text:p>
          </table:table-cell>
          <table:table-cell table:formula="of:=10532/178500*100" office:value-type="float" office:value="5.90028011204482" calcext:value-type="float">
            <text:p>5.90</text:p>
          </table:table-cell>
          <table:table-cell table:formula="of:=14633/15" office:value-type="float" office:value="975.533333333333" calcext:value-type="float">
            <text:p>975.53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8-13" calcext:value-type="date">
            <text:p>13-Aug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table:formula="of:=15/15" office:value-type="float" office:value="1" calcext:value-type="float">
            <text:p>1.000</text:p>
          </table:table-cell>
          <table:table-cell table:formula="of:=178500/15" office:value-type="float" office:value="11900" calcext:value-type="float">
            <text:p>11,900.0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6/15" office:value-type="float" office:value="1.06666666666667" calcext:value-type="float">
            <text:p>1.067</text:p>
          </table:table-cell>
          <table:table-cell table:formula="of:=2177/15" office:value-type="float" office:value="145.133333333333" calcext:value-type="float">
            <text:p>145.133</text:p>
          </table:table-cell>
          <table:table-cell table:formula="of:=8.1" office:value-type="float" office:value="8.1" calcext:value-type="float">
            <text:p>8.10</text:p>
          </table:table-cell>
          <table:table-cell office:value-type="float" office:value="8.7" calcext:value-type="float">
            <text:p>8.70</text:p>
          </table:table-cell>
          <table:table-cell table:formula="of:=10532/178500*100" office:value-type="float" office:value="5.90028011204482" calcext:value-type="float">
            <text:p>5.90</text:p>
          </table:table-cell>
          <table:table-cell table:formula="of:=14633/15" office:value-type="float" office:value="975.533333333333" calcext:value-type="float">
            <text:p>975.53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8-14" calcext:value-type="date">
            <text:p>14-Aug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table:formula="of:=15/15" office:value-type="float" office:value="1" calcext:value-type="float">
            <text:p>1.000</text:p>
          </table:table-cell>
          <table:table-cell table:formula="of:=178500/15" office:value-type="float" office:value="11900" calcext:value-type="float">
            <text:p>11,900.0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6/15" office:value-type="float" office:value="1.06666666666667" calcext:value-type="float">
            <text:p>1.067</text:p>
          </table:table-cell>
          <table:table-cell table:formula="of:=2177/15" office:value-type="float" office:value="145.133333333333" calcext:value-type="float">
            <text:p>145.133</text:p>
          </table:table-cell>
          <table:table-cell table:formula="of:=8.1" office:value-type="float" office:value="8.1" calcext:value-type="float">
            <text:p>8.10</text:p>
          </table:table-cell>
          <table:table-cell office:value-type="float" office:value="8.7" calcext:value-type="float">
            <text:p>8.70</text:p>
          </table:table-cell>
          <table:table-cell table:formula="of:=10532/178500*100" office:value-type="float" office:value="5.90028011204482" calcext:value-type="float">
            <text:p>5.90</text:p>
          </table:table-cell>
          <table:table-cell table:formula="of:=14633/15" office:value-type="float" office:value="975.533333333333" calcext:value-type="float">
            <text:p>975.53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8-15" calcext:value-type="date">
            <text:p>15-Aug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table:formula="of:=15/15" office:value-type="float" office:value="1" calcext:value-type="float">
            <text:p>1.000</text:p>
          </table:table-cell>
          <table:table-cell table:formula="of:=178500/15" office:value-type="float" office:value="11900" calcext:value-type="float">
            <text:p>11,900.0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6/15" office:value-type="float" office:value="1.06666666666667" calcext:value-type="float">
            <text:p>1.067</text:p>
          </table:table-cell>
          <table:table-cell table:formula="of:=2177/15" office:value-type="float" office:value="145.133333333333" calcext:value-type="float">
            <text:p>145.133</text:p>
          </table:table-cell>
          <table:table-cell table:formula="of:=8.1" office:value-type="float" office:value="8.1" calcext:value-type="float">
            <text:p>8.10</text:p>
          </table:table-cell>
          <table:table-cell office:value-type="float" office:value="8.7" calcext:value-type="float">
            <text:p>8.70</text:p>
          </table:table-cell>
          <table:table-cell table:formula="of:=10532/178500*100" office:value-type="float" office:value="5.90028011204482" calcext:value-type="float">
            <text:p>5.90</text:p>
          </table:table-cell>
          <table:table-cell table:formula="of:=14633/15" office:value-type="float" office:value="975.533333333333" calcext:value-type="float">
            <text:p>975.53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8-16" calcext:value-type="date">
            <text:p>16-Aug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table:formula="of:=30/16" office:value-type="float" office:value="1.875" calcext:value-type="float">
            <text:p>1.875</text:p>
          </table:table-cell>
          <table:table-cell table:formula="of:=166500/16" office:value-type="float" office:value="10406.25" calcext:value-type="float">
            <text:p>10,406.3</text:p>
          </table:table-cell>
          <table:table-cell table:formula="of:=1500/16" office:value-type="float" office:value="93.75" calcext:value-type="float">
            <text:p>93.8</text:p>
          </table:table-cell>
          <table:table-cell table:formula="of:=17/16" office:value-type="float" office:value="1.0625" calcext:value-type="float">
            <text:p>1.063</text:p>
          </table:table-cell>
          <table:table-cell table:formula="of:=2030/16" office:value-type="float" office:value="126.875" calcext:value-type="float">
            <text:p>126.875</text:p>
          </table:table-cell>
          <table:table-cell table:formula="of:=8.7" office:value-type="float" office:value="8.7" calcext:value-type="float">
            <text:p>8.70</text:p>
          </table:table-cell>
          <table:table-cell office:value-type="float" office:value="9" calcext:value-type="float">
            <text:p>9.00</text:p>
          </table:table-cell>
          <table:table-cell table:formula="of:=10323/166500*100" office:value-type="float" office:value="6.2" calcext:value-type="float">
            <text:p>6.20</text:p>
          </table:table-cell>
          <table:table-cell table:formula="of:=14664/16" office:value-type="float" office:value="916.5" calcext:value-type="float">
            <text:p>916.50</text:p>
          </table:table-cell>
          <table:table-cell table:formula="of:=9240/16" office:value-type="float" office:value="577.5" calcext:value-type="float">
            <text:p>577.5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8-17" calcext:value-type="date">
            <text:p>17-Aug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table:formula="of:=30/16" office:value-type="float" office:value="1.875" calcext:value-type="float">
            <text:p>1.875</text:p>
          </table:table-cell>
          <table:table-cell table:formula="of:=166500/16" office:value-type="float" office:value="10406.25" calcext:value-type="float">
            <text:p>10,406.3</text:p>
          </table:table-cell>
          <table:table-cell table:formula="of:=1500/16" office:value-type="float" office:value="93.75" calcext:value-type="float">
            <text:p>93.8</text:p>
          </table:table-cell>
          <table:table-cell table:formula="of:=17/16" office:value-type="float" office:value="1.0625" calcext:value-type="float">
            <text:p>1.063</text:p>
          </table:table-cell>
          <table:table-cell table:formula="of:=2030/16" office:value-type="float" office:value="126.875" calcext:value-type="float">
            <text:p>126.875</text:p>
          </table:table-cell>
          <table:table-cell table:formula="of:=8.7" office:value-type="float" office:value="8.7" calcext:value-type="float">
            <text:p>8.70</text:p>
          </table:table-cell>
          <table:table-cell office:value-type="float" office:value="9" calcext:value-type="float">
            <text:p>9.00</text:p>
          </table:table-cell>
          <table:table-cell table:formula="of:=10323/166500*100" office:value-type="float" office:value="6.2" calcext:value-type="float">
            <text:p>6.20</text:p>
          </table:table-cell>
          <table:table-cell table:formula="of:=14664/16" office:value-type="float" office:value="916.5" calcext:value-type="float">
            <text:p>916.50</text:p>
          </table:table-cell>
          <table:table-cell table:formula="of:=9240/16" office:value-type="float" office:value="577.5" calcext:value-type="float">
            <text:p>577.5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8-18" calcext:value-type="date">
            <text:p>18-Aug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table:formula="of:=30/16" office:value-type="float" office:value="1.875" calcext:value-type="float">
            <text:p>1.875</text:p>
          </table:table-cell>
          <table:table-cell table:formula="of:=166500/16" office:value-type="float" office:value="10406.25" calcext:value-type="float">
            <text:p>10,406.3</text:p>
          </table:table-cell>
          <table:table-cell table:formula="of:=1500/16" office:value-type="float" office:value="93.75" calcext:value-type="float">
            <text:p>93.8</text:p>
          </table:table-cell>
          <table:table-cell table:formula="of:=17/16" office:value-type="float" office:value="1.0625" calcext:value-type="float">
            <text:p>1.063</text:p>
          </table:table-cell>
          <table:table-cell table:formula="of:=2030/16" office:value-type="float" office:value="126.875" calcext:value-type="float">
            <text:p>126.875</text:p>
          </table:table-cell>
          <table:table-cell table:formula="of:=8.7" office:value-type="float" office:value="8.7" calcext:value-type="float">
            <text:p>8.70</text:p>
          </table:table-cell>
          <table:table-cell office:value-type="float" office:value="9" calcext:value-type="float">
            <text:p>9.00</text:p>
          </table:table-cell>
          <table:table-cell table:formula="of:=10323/166500*100" office:value-type="float" office:value="6.2" calcext:value-type="float">
            <text:p>6.20</text:p>
          </table:table-cell>
          <table:table-cell table:formula="of:=14664/16" office:value-type="float" office:value="916.5" calcext:value-type="float">
            <text:p>916.50</text:p>
          </table:table-cell>
          <table:table-cell table:formula="of:=9240/16" office:value-type="float" office:value="577.5" calcext:value-type="float">
            <text:p>577.5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8-19" calcext:value-type="date">
            <text:p>19-Aug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table:formula="of:=30/16" office:value-type="float" office:value="1.875" calcext:value-type="float">
            <text:p>1.875</text:p>
          </table:table-cell>
          <table:table-cell table:formula="of:=166500/16" office:value-type="float" office:value="10406.25" calcext:value-type="float">
            <text:p>10,406.3</text:p>
          </table:table-cell>
          <table:table-cell table:formula="of:=1500/16" office:value-type="float" office:value="93.75" calcext:value-type="float">
            <text:p>93.8</text:p>
          </table:table-cell>
          <table:table-cell table:formula="of:=17/16" office:value-type="float" office:value="1.0625" calcext:value-type="float">
            <text:p>1.063</text:p>
          </table:table-cell>
          <table:table-cell table:formula="of:=2030/16" office:value-type="float" office:value="126.875" calcext:value-type="float">
            <text:p>126.875</text:p>
          </table:table-cell>
          <table:table-cell table:formula="of:=8.7" office:value-type="float" office:value="8.7" calcext:value-type="float">
            <text:p>8.70</text:p>
          </table:table-cell>
          <table:table-cell office:value-type="float" office:value="9" calcext:value-type="float">
            <text:p>9.00</text:p>
          </table:table-cell>
          <table:table-cell table:formula="of:=10323/166500*100" office:value-type="float" office:value="6.2" calcext:value-type="float">
            <text:p>6.20</text:p>
          </table:table-cell>
          <table:table-cell table:formula="of:=14664/16" office:value-type="float" office:value="916.5" calcext:value-type="float">
            <text:p>916.50</text:p>
          </table:table-cell>
          <table:table-cell table:formula="of:=9240/16" office:value-type="float" office:value="577.5" calcext:value-type="float">
            <text:p>577.5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8-20" calcext:value-type="date">
            <text:p>20-Aug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table:formula="of:=30/16" office:value-type="float" office:value="1.875" calcext:value-type="float">
            <text:p>1.875</text:p>
          </table:table-cell>
          <table:table-cell table:formula="of:=166500/16" office:value-type="float" office:value="10406.25" calcext:value-type="float">
            <text:p>10,406.3</text:p>
          </table:table-cell>
          <table:table-cell table:formula="of:=1500/16" office:value-type="float" office:value="93.75" calcext:value-type="float">
            <text:p>93.8</text:p>
          </table:table-cell>
          <table:table-cell table:formula="of:=17/16" office:value-type="float" office:value="1.0625" calcext:value-type="float">
            <text:p>1.063</text:p>
          </table:table-cell>
          <table:table-cell table:formula="of:=2030/16" office:value-type="float" office:value="126.875" calcext:value-type="float">
            <text:p>126.875</text:p>
          </table:table-cell>
          <table:table-cell table:formula="of:=8.7" office:value-type="float" office:value="8.7" calcext:value-type="float">
            <text:p>8.70</text:p>
          </table:table-cell>
          <table:table-cell office:value-type="float" office:value="9" calcext:value-type="float">
            <text:p>9.00</text:p>
          </table:table-cell>
          <table:table-cell table:formula="of:=10323/166500*100" office:value-type="float" office:value="6.2" calcext:value-type="float">
            <text:p>6.20</text:p>
          </table:table-cell>
          <table:table-cell table:formula="of:=14664/16" office:value-type="float" office:value="916.5" calcext:value-type="float">
            <text:p>916.50</text:p>
          </table:table-cell>
          <table:table-cell table:formula="of:=9240/16" office:value-type="float" office:value="577.5" calcext:value-type="float">
            <text:p>577.5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8-21" calcext:value-type="date">
            <text:p>21-Aug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table:formula="of:=30/16" office:value-type="float" office:value="1.875" calcext:value-type="float">
            <text:p>1.875</text:p>
          </table:table-cell>
          <table:table-cell table:formula="of:=166500/16" office:value-type="float" office:value="10406.25" calcext:value-type="float">
            <text:p>10,406.3</text:p>
          </table:table-cell>
          <table:table-cell table:formula="of:=1500/16" office:value-type="float" office:value="93.75" calcext:value-type="float">
            <text:p>93.8</text:p>
          </table:table-cell>
          <table:table-cell table:formula="of:=17/16" office:value-type="float" office:value="1.0625" calcext:value-type="float">
            <text:p>1.063</text:p>
          </table:table-cell>
          <table:table-cell table:formula="of:=2030/16" office:value-type="float" office:value="126.875" calcext:value-type="float">
            <text:p>126.875</text:p>
          </table:table-cell>
          <table:table-cell table:formula="of:=8.7" office:value-type="float" office:value="8.7" calcext:value-type="float">
            <text:p>8.70</text:p>
          </table:table-cell>
          <table:table-cell office:value-type="float" office:value="9" calcext:value-type="float">
            <text:p>9.00</text:p>
          </table:table-cell>
          <table:table-cell table:formula="of:=10323/166500*100" office:value-type="float" office:value="6.2" calcext:value-type="float">
            <text:p>6.20</text:p>
          </table:table-cell>
          <table:table-cell table:formula="of:=14664/16" office:value-type="float" office:value="916.5" calcext:value-type="float">
            <text:p>916.50</text:p>
          </table:table-cell>
          <table:table-cell table:formula="of:=9240/16" office:value-type="float" office:value="577.5" calcext:value-type="float">
            <text:p>577.5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8-22" calcext:value-type="date">
            <text:p>22-Aug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table:formula="of:=30/16" office:value-type="float" office:value="1.875" calcext:value-type="float">
            <text:p>1.875</text:p>
          </table:table-cell>
          <table:table-cell table:formula="of:=166500/16" office:value-type="float" office:value="10406.25" calcext:value-type="float">
            <text:p>10,406.3</text:p>
          </table:table-cell>
          <table:table-cell table:formula="of:=1500/16" office:value-type="float" office:value="93.75" calcext:value-type="float">
            <text:p>93.8</text:p>
          </table:table-cell>
          <table:table-cell table:formula="of:=17/16" office:value-type="float" office:value="1.0625" calcext:value-type="float">
            <text:p>1.063</text:p>
          </table:table-cell>
          <table:table-cell table:formula="of:=2030/16" office:value-type="float" office:value="126.875" calcext:value-type="float">
            <text:p>126.875</text:p>
          </table:table-cell>
          <table:table-cell table:formula="of:=8.7" office:value-type="float" office:value="8.7" calcext:value-type="float">
            <text:p>8.70</text:p>
          </table:table-cell>
          <table:table-cell office:value-type="float" office:value="9" calcext:value-type="float">
            <text:p>9.00</text:p>
          </table:table-cell>
          <table:table-cell table:formula="of:=10323/166500*100" office:value-type="float" office:value="6.2" calcext:value-type="float">
            <text:p>6.20</text:p>
          </table:table-cell>
          <table:table-cell table:formula="of:=14664/16" office:value-type="float" office:value="916.5" calcext:value-type="float">
            <text:p>916.50</text:p>
          </table:table-cell>
          <table:table-cell table:formula="of:=9240/16" office:value-type="float" office:value="577.5" calcext:value-type="float">
            <text:p>577.5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8-23" calcext:value-type="date">
            <text:p>23-Aug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table:formula="of:=30/16" office:value-type="float" office:value="1.875" calcext:value-type="float">
            <text:p>1.875</text:p>
          </table:table-cell>
          <table:table-cell table:formula="of:=166500/16" office:value-type="float" office:value="10406.25" calcext:value-type="float">
            <text:p>10,406.3</text:p>
          </table:table-cell>
          <table:table-cell table:formula="of:=1500/16" office:value-type="float" office:value="93.75" calcext:value-type="float">
            <text:p>93.8</text:p>
          </table:table-cell>
          <table:table-cell table:formula="of:=17/16" office:value-type="float" office:value="1.0625" calcext:value-type="float">
            <text:p>1.063</text:p>
          </table:table-cell>
          <table:table-cell table:formula="of:=2030/16" office:value-type="float" office:value="126.875" calcext:value-type="float">
            <text:p>126.875</text:p>
          </table:table-cell>
          <table:table-cell table:formula="of:=8.7" office:value-type="float" office:value="8.7" calcext:value-type="float">
            <text:p>8.70</text:p>
          </table:table-cell>
          <table:table-cell office:value-type="float" office:value="9" calcext:value-type="float">
            <text:p>9.00</text:p>
          </table:table-cell>
          <table:table-cell table:formula="of:=10323/166500*100" office:value-type="float" office:value="6.2" calcext:value-type="float">
            <text:p>6.20</text:p>
          </table:table-cell>
          <table:table-cell table:formula="of:=14664/16" office:value-type="float" office:value="916.5" calcext:value-type="float">
            <text:p>916.50</text:p>
          </table:table-cell>
          <table:table-cell table:formula="of:=9240/16" office:value-type="float" office:value="577.5" calcext:value-type="float">
            <text:p>577.5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8-24" calcext:value-type="date">
            <text:p>24-Aug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table:formula="of:=30/16" office:value-type="float" office:value="1.875" calcext:value-type="float">
            <text:p>1.875</text:p>
          </table:table-cell>
          <table:table-cell table:formula="of:=166500/16" office:value-type="float" office:value="10406.25" calcext:value-type="float">
            <text:p>10,406.3</text:p>
          </table:table-cell>
          <table:table-cell table:formula="of:=1500/16" office:value-type="float" office:value="93.75" calcext:value-type="float">
            <text:p>93.8</text:p>
          </table:table-cell>
          <table:table-cell table:formula="of:=17/16" office:value-type="float" office:value="1.0625" calcext:value-type="float">
            <text:p>1.063</text:p>
          </table:table-cell>
          <table:table-cell table:formula="of:=2030/16" office:value-type="float" office:value="126.875" calcext:value-type="float">
            <text:p>126.875</text:p>
          </table:table-cell>
          <table:table-cell table:formula="of:=8.7" office:value-type="float" office:value="8.7" calcext:value-type="float">
            <text:p>8.70</text:p>
          </table:table-cell>
          <table:table-cell office:value-type="float" office:value="9" calcext:value-type="float">
            <text:p>9.00</text:p>
          </table:table-cell>
          <table:table-cell table:formula="of:=10323/166500*100" office:value-type="float" office:value="6.2" calcext:value-type="float">
            <text:p>6.20</text:p>
          </table:table-cell>
          <table:table-cell table:formula="of:=14664/16" office:value-type="float" office:value="916.5" calcext:value-type="float">
            <text:p>916.50</text:p>
          </table:table-cell>
          <table:table-cell table:formula="of:=9240/16" office:value-type="float" office:value="577.5" calcext:value-type="float">
            <text:p>577.5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8-25" calcext:value-type="date">
            <text:p>25-Aug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table:formula="of:=30/16" office:value-type="float" office:value="1.875" calcext:value-type="float">
            <text:p>1.875</text:p>
          </table:table-cell>
          <table:table-cell table:formula="of:=166500/16" office:value-type="float" office:value="10406.25" calcext:value-type="float">
            <text:p>10,406.3</text:p>
          </table:table-cell>
          <table:table-cell table:formula="of:=1500/16" office:value-type="float" office:value="93.75" calcext:value-type="float">
            <text:p>93.8</text:p>
          </table:table-cell>
          <table:table-cell table:formula="of:=17/16" office:value-type="float" office:value="1.0625" calcext:value-type="float">
            <text:p>1.063</text:p>
          </table:table-cell>
          <table:table-cell table:formula="of:=2030/16" office:value-type="float" office:value="126.875" calcext:value-type="float">
            <text:p>126.875</text:p>
          </table:table-cell>
          <table:table-cell table:formula="of:=8.7" office:value-type="float" office:value="8.7" calcext:value-type="float">
            <text:p>8.70</text:p>
          </table:table-cell>
          <table:table-cell office:value-type="float" office:value="9" calcext:value-type="float">
            <text:p>9.00</text:p>
          </table:table-cell>
          <table:table-cell table:formula="of:=10323/166500*100" office:value-type="float" office:value="6.2" calcext:value-type="float">
            <text:p>6.20</text:p>
          </table:table-cell>
          <table:table-cell table:formula="of:=14664/16" office:value-type="float" office:value="916.5" calcext:value-type="float">
            <text:p>916.50</text:p>
          </table:table-cell>
          <table:table-cell table:formula="of:=9240/16" office:value-type="float" office:value="577.5" calcext:value-type="float">
            <text:p>577.5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8-26" calcext:value-type="date">
            <text:p>26-Aug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table:formula="of:=30/16" office:value-type="float" office:value="1.875" calcext:value-type="float">
            <text:p>1.875</text:p>
          </table:table-cell>
          <table:table-cell table:formula="of:=166500/16" office:value-type="float" office:value="10406.25" calcext:value-type="float">
            <text:p>10,406.3</text:p>
          </table:table-cell>
          <table:table-cell table:formula="of:=1500/16" office:value-type="float" office:value="93.75" calcext:value-type="float">
            <text:p>93.8</text:p>
          </table:table-cell>
          <table:table-cell table:formula="of:=17/16" office:value-type="float" office:value="1.0625" calcext:value-type="float">
            <text:p>1.063</text:p>
          </table:table-cell>
          <table:table-cell table:formula="of:=2030/16" office:value-type="float" office:value="126.875" calcext:value-type="float">
            <text:p>126.875</text:p>
          </table:table-cell>
          <table:table-cell table:formula="of:=8.7" office:value-type="float" office:value="8.7" calcext:value-type="float">
            <text:p>8.70</text:p>
          </table:table-cell>
          <table:table-cell office:value-type="float" office:value="9" calcext:value-type="float">
            <text:p>9.00</text:p>
          </table:table-cell>
          <table:table-cell table:formula="of:=10323/166500*100" office:value-type="float" office:value="6.2" calcext:value-type="float">
            <text:p>6.20</text:p>
          </table:table-cell>
          <table:table-cell table:formula="of:=14664/16" office:value-type="float" office:value="916.5" calcext:value-type="float">
            <text:p>916.50</text:p>
          </table:table-cell>
          <table:table-cell table:formula="of:=9240/16" office:value-type="float" office:value="577.5" calcext:value-type="float">
            <text:p>577.5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8-27" calcext:value-type="date">
            <text:p>27-Aug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table:formula="of:=30/16" office:value-type="float" office:value="1.875" calcext:value-type="float">
            <text:p>1.875</text:p>
          </table:table-cell>
          <table:table-cell table:formula="of:=166500/16" office:value-type="float" office:value="10406.25" calcext:value-type="float">
            <text:p>10,406.3</text:p>
          </table:table-cell>
          <table:table-cell table:formula="of:=1500/16" office:value-type="float" office:value="93.75" calcext:value-type="float">
            <text:p>93.8</text:p>
          </table:table-cell>
          <table:table-cell table:formula="of:=17/16" office:value-type="float" office:value="1.0625" calcext:value-type="float">
            <text:p>1.063</text:p>
          </table:table-cell>
          <table:table-cell table:formula="of:=2030/16" office:value-type="float" office:value="126.875" calcext:value-type="float">
            <text:p>126.875</text:p>
          </table:table-cell>
          <table:table-cell table:formula="of:=8.7" office:value-type="float" office:value="8.7" calcext:value-type="float">
            <text:p>8.70</text:p>
          </table:table-cell>
          <table:table-cell office:value-type="float" office:value="9" calcext:value-type="float">
            <text:p>9.00</text:p>
          </table:table-cell>
          <table:table-cell table:formula="of:=10323/166500*100" office:value-type="float" office:value="6.2" calcext:value-type="float">
            <text:p>6.20</text:p>
          </table:table-cell>
          <table:table-cell table:formula="of:=14664/16" office:value-type="float" office:value="916.5" calcext:value-type="float">
            <text:p>916.50</text:p>
          </table:table-cell>
          <table:table-cell table:formula="of:=9240/16" office:value-type="float" office:value="577.5" calcext:value-type="float">
            <text:p>577.5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8-28" calcext:value-type="date">
            <text:p>28-Aug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table:formula="of:=30/16" office:value-type="float" office:value="1.875" calcext:value-type="float">
            <text:p>1.875</text:p>
          </table:table-cell>
          <table:table-cell table:formula="of:=166500/16" office:value-type="float" office:value="10406.25" calcext:value-type="float">
            <text:p>10,406.3</text:p>
          </table:table-cell>
          <table:table-cell table:formula="of:=1500/16" office:value-type="float" office:value="93.75" calcext:value-type="float">
            <text:p>93.8</text:p>
          </table:table-cell>
          <table:table-cell table:formula="of:=17/16" office:value-type="float" office:value="1.0625" calcext:value-type="float">
            <text:p>1.063</text:p>
          </table:table-cell>
          <table:table-cell table:formula="of:=2030/16" office:value-type="float" office:value="126.875" calcext:value-type="float">
            <text:p>126.875</text:p>
          </table:table-cell>
          <table:table-cell table:formula="of:=8.7" office:value-type="float" office:value="8.7" calcext:value-type="float">
            <text:p>8.70</text:p>
          </table:table-cell>
          <table:table-cell office:value-type="float" office:value="9" calcext:value-type="float">
            <text:p>9.00</text:p>
          </table:table-cell>
          <table:table-cell table:formula="of:=10323/166500*100" office:value-type="float" office:value="6.2" calcext:value-type="float">
            <text:p>6.20</text:p>
          </table:table-cell>
          <table:table-cell table:formula="of:=14664/16" office:value-type="float" office:value="916.5" calcext:value-type="float">
            <text:p>916.50</text:p>
          </table:table-cell>
          <table:table-cell table:formula="of:=9240/16" office:value-type="float" office:value="577.5" calcext:value-type="float">
            <text:p>577.5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8-29" calcext:value-type="date">
            <text:p>29-Aug</text:p>
          </table:table-cell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table:formula="of:=30/16" office:value-type="float" office:value="1.875" calcext:value-type="float">
            <text:p>1.875</text:p>
          </table:table-cell>
          <table:table-cell table:formula="of:=166500/16" office:value-type="float" office:value="10406.25" calcext:value-type="float">
            <text:p>10,406.3</text:p>
          </table:table-cell>
          <table:table-cell table:formula="of:=1500/16" office:value-type="float" office:value="93.75" calcext:value-type="float">
            <text:p>93.8</text:p>
          </table:table-cell>
          <table:table-cell table:formula="of:=17/16" office:value-type="float" office:value="1.0625" calcext:value-type="float">
            <text:p>1.063</text:p>
          </table:table-cell>
          <table:table-cell table:formula="of:=2030/16" office:value-type="float" office:value="126.875" calcext:value-type="float">
            <text:p>126.875</text:p>
          </table:table-cell>
          <table:table-cell table:formula="of:=8.7" office:value-type="float" office:value="8.7" calcext:value-type="float">
            <text:p>8.70</text:p>
          </table:table-cell>
          <table:table-cell office:value-type="float" office:value="9" calcext:value-type="float">
            <text:p>9.00</text:p>
          </table:table-cell>
          <table:table-cell table:formula="of:=10323/166500*100" office:value-type="float" office:value="6.2" calcext:value-type="float">
            <text:p>6.20</text:p>
          </table:table-cell>
          <table:table-cell table:formula="of:=14664/16" office:value-type="float" office:value="916.5" calcext:value-type="float">
            <text:p>916.50</text:p>
          </table:table-cell>
          <table:table-cell table:formula="of:=9240/16" office:value-type="float" office:value="577.5" calcext:value-type="float">
            <text:p>577.5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8-30" calcext:value-type="date">
            <text:p>30-Aug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table:formula="of:=30/16" office:value-type="float" office:value="1.875" calcext:value-type="float">
            <text:p>1.875</text:p>
          </table:table-cell>
          <table:table-cell table:formula="of:=166500/16" office:value-type="float" office:value="10406.25" calcext:value-type="float">
            <text:p>10,406.3</text:p>
          </table:table-cell>
          <table:table-cell table:formula="of:=1500/16" office:value-type="float" office:value="93.75" calcext:value-type="float">
            <text:p>93.8</text:p>
          </table:table-cell>
          <table:table-cell table:formula="of:=17/16" office:value-type="float" office:value="1.0625" calcext:value-type="float">
            <text:p>1.063</text:p>
          </table:table-cell>
          <table:table-cell table:formula="of:=2030/16" office:value-type="float" office:value="126.875" calcext:value-type="float">
            <text:p>126.875</text:p>
          </table:table-cell>
          <table:table-cell table:formula="of:=8.7" office:value-type="float" office:value="8.7" calcext:value-type="float">
            <text:p>8.70</text:p>
          </table:table-cell>
          <table:table-cell office:value-type="float" office:value="9" calcext:value-type="float">
            <text:p>9.00</text:p>
          </table:table-cell>
          <table:table-cell table:formula="of:=10323/166500*100" office:value-type="float" office:value="6.2" calcext:value-type="float">
            <text:p>6.20</text:p>
          </table:table-cell>
          <table:table-cell table:formula="of:=14664/16" office:value-type="float" office:value="916.5" calcext:value-type="float">
            <text:p>916.50</text:p>
          </table:table-cell>
          <table:table-cell table:formula="of:=9240/16" office:value-type="float" office:value="577.5" calcext:value-type="float">
            <text:p>577.5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8-31" calcext:value-type="date">
            <text:p>31-Aug</text:p>
          </table:table-cell>
          <table:table-cell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 table:formula="of:=30/16" office:value-type="float" office:value="1.875" calcext:value-type="float">
            <text:p>1.875</text:p>
          </table:table-cell>
          <table:table-cell table:formula="of:=166500/16" office:value-type="float" office:value="10406.25" calcext:value-type="float">
            <text:p>10,406.3</text:p>
          </table:table-cell>
          <table:table-cell table:formula="of:=1500/16" office:value-type="float" office:value="93.75" calcext:value-type="float">
            <text:p>93.8</text:p>
          </table:table-cell>
          <table:table-cell table:formula="of:=17/16" office:value-type="float" office:value="1.0625" calcext:value-type="float">
            <text:p>1.063</text:p>
          </table:table-cell>
          <table:table-cell table:formula="of:=2030/16" office:value-type="float" office:value="126.875" calcext:value-type="float">
            <text:p>126.875</text:p>
          </table:table-cell>
          <table:table-cell table:formula="of:=8.7" office:value-type="float" office:value="8.7" calcext:value-type="float">
            <text:p>8.70</text:p>
          </table:table-cell>
          <table:table-cell office:value-type="float" office:value="9" calcext:value-type="float">
            <text:p>9.00</text:p>
          </table:table-cell>
          <table:table-cell table:formula="of:=10323/166500*100" office:value-type="float" office:value="6.2" calcext:value-type="float">
            <text:p>6.20</text:p>
          </table:table-cell>
          <table:table-cell table:formula="of:=14664/16" office:value-type="float" office:value="916.5" calcext:value-type="float">
            <text:p>916.50</text:p>
          </table:table-cell>
          <table:table-cell table:formula="of:=9240/16" office:value-type="float" office:value="577.5" calcext:value-type="float">
            <text:p>577.5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9-01" calcext:value-type="date">
            <text:p>1-Sep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table:formula="of:=15/15" office:value-type="float" office:value="1" calcext:value-type="float">
            <text:p>1.000</text:p>
          </table:table-cell>
          <table:table-cell table:formula="of:=175079/15" office:value-type="float" office:value="11671.9333333333" calcext:value-type="float">
            <text:p>11,671.9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188/15" office:value-type="float" office:value="145.866666666667" calcext:value-type="float">
            <text:p>145.867</text:p>
          </table:table-cell>
          <table:table-cell table:formula="of:=9.1" office:value-type="float" office:value="9.1" calcext:value-type="float">
            <text:p>9.10</text:p>
          </table:table-cell>
          <table:table-cell office:value-type="float" office:value="9.3" calcext:value-type="float">
            <text:p>9.30</text:p>
          </table:table-cell>
          <table:table-cell table:formula="of:=11205/175079*100" office:value-type="float" office:value="6.3999680144392" calcext:value-type="float">
            <text:p>6.40</text:p>
          </table:table-cell>
          <table:table-cell table:formula="of:=16120/15" office:value-type="float" office:value="1074.66666666667" calcext:value-type="float">
            <text:p>1,074.67</text:p>
          </table:table-cell>
          <table:table-cell table:formula="of:=9712/15" office:value-type="float" office:value="647.466666666667" calcext:value-type="float">
            <text:p>647.47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9-02" calcext:value-type="date">
            <text:p>2-Sep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table:formula="of:=15/15" office:value-type="float" office:value="1" calcext:value-type="float">
            <text:p>1.000</text:p>
          </table:table-cell>
          <table:table-cell table:formula="of:=175079/15" office:value-type="float" office:value="11671.9333333333" calcext:value-type="float">
            <text:p>11,671.9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188/15" office:value-type="float" office:value="145.866666666667" calcext:value-type="float">
            <text:p>145.867</text:p>
          </table:table-cell>
          <table:table-cell table:formula="of:=9.1" office:value-type="float" office:value="9.1" calcext:value-type="float">
            <text:p>9.10</text:p>
          </table:table-cell>
          <table:table-cell office:value-type="float" office:value="9.3" calcext:value-type="float">
            <text:p>9.30</text:p>
          </table:table-cell>
          <table:table-cell table:formula="of:=11205/175079*100" office:value-type="float" office:value="6.3999680144392" calcext:value-type="float">
            <text:p>6.40</text:p>
          </table:table-cell>
          <table:table-cell table:formula="of:=16120/15" office:value-type="float" office:value="1074.66666666667" calcext:value-type="float">
            <text:p>1,074.67</text:p>
          </table:table-cell>
          <table:table-cell table:formula="of:=9712/15" office:value-type="float" office:value="647.466666666667" calcext:value-type="float">
            <text:p>647.47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9-03" calcext:value-type="date">
            <text:p>3-Sep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table:formula="of:=15/15" office:value-type="float" office:value="1" calcext:value-type="float">
            <text:p>1.000</text:p>
          </table:table-cell>
          <table:table-cell table:formula="of:=175079/15" office:value-type="float" office:value="11671.9333333333" calcext:value-type="float">
            <text:p>11,671.9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188/15" office:value-type="float" office:value="145.866666666667" calcext:value-type="float">
            <text:p>145.867</text:p>
          </table:table-cell>
          <table:table-cell table:formula="of:=9.1" office:value-type="float" office:value="9.1" calcext:value-type="float">
            <text:p>9.10</text:p>
          </table:table-cell>
          <table:table-cell office:value-type="float" office:value="9.3" calcext:value-type="float">
            <text:p>9.30</text:p>
          </table:table-cell>
          <table:table-cell table:formula="of:=11205/175079*100" office:value-type="float" office:value="6.3999680144392" calcext:value-type="float">
            <text:p>6.40</text:p>
          </table:table-cell>
          <table:table-cell table:formula="of:=16120/15" office:value-type="float" office:value="1074.66666666667" calcext:value-type="float">
            <text:p>1,074.67</text:p>
          </table:table-cell>
          <table:table-cell table:formula="of:=9712/15" office:value-type="float" office:value="647.466666666667" calcext:value-type="float">
            <text:p>647.47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9-04" calcext:value-type="date">
            <text:p>4-Sep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table:formula="of:=15/15" office:value-type="float" office:value="1" calcext:value-type="float">
            <text:p>1.000</text:p>
          </table:table-cell>
          <table:table-cell table:formula="of:=175079/15" office:value-type="float" office:value="11671.9333333333" calcext:value-type="float">
            <text:p>11,671.9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188/15" office:value-type="float" office:value="145.866666666667" calcext:value-type="float">
            <text:p>145.867</text:p>
          </table:table-cell>
          <table:table-cell table:formula="of:=9.1" office:value-type="float" office:value="9.1" calcext:value-type="float">
            <text:p>9.10</text:p>
          </table:table-cell>
          <table:table-cell office:value-type="float" office:value="9.3" calcext:value-type="float">
            <text:p>9.30</text:p>
          </table:table-cell>
          <table:table-cell table:formula="of:=11205/175079*100" office:value-type="float" office:value="6.3999680144392" calcext:value-type="float">
            <text:p>6.40</text:p>
          </table:table-cell>
          <table:table-cell table:formula="of:=16120/15" office:value-type="float" office:value="1074.66666666667" calcext:value-type="float">
            <text:p>1,074.67</text:p>
          </table:table-cell>
          <table:table-cell table:formula="of:=9712/15" office:value-type="float" office:value="647.466666666667" calcext:value-type="float">
            <text:p>647.47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9-05" calcext:value-type="date">
            <text:p>5-Sep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table:formula="of:=15/15" office:value-type="float" office:value="1" calcext:value-type="float">
            <text:p>1.000</text:p>
          </table:table-cell>
          <table:table-cell table:formula="of:=175079/15" office:value-type="float" office:value="11671.9333333333" calcext:value-type="float">
            <text:p>11,671.9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188/15" office:value-type="float" office:value="145.866666666667" calcext:value-type="float">
            <text:p>145.867</text:p>
          </table:table-cell>
          <table:table-cell table:formula="of:=9.1" office:value-type="float" office:value="9.1" calcext:value-type="float">
            <text:p>9.10</text:p>
          </table:table-cell>
          <table:table-cell office:value-type="float" office:value="9.3" calcext:value-type="float">
            <text:p>9.30</text:p>
          </table:table-cell>
          <table:table-cell table:formula="of:=11205/175079*100" office:value-type="float" office:value="6.3999680144392" calcext:value-type="float">
            <text:p>6.40</text:p>
          </table:table-cell>
          <table:table-cell table:formula="of:=16120/15" office:value-type="float" office:value="1074.66666666667" calcext:value-type="float">
            <text:p>1,074.67</text:p>
          </table:table-cell>
          <table:table-cell table:formula="of:=9712/15" office:value-type="float" office:value="647.466666666667" calcext:value-type="float">
            <text:p>647.47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9-06" calcext:value-type="date">
            <text:p>6-Sep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table:formula="of:=15/15" office:value-type="float" office:value="1" calcext:value-type="float">
            <text:p>1.000</text:p>
          </table:table-cell>
          <table:table-cell table:formula="of:=175079/15" office:value-type="float" office:value="11671.9333333333" calcext:value-type="float">
            <text:p>11,671.9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188/15" office:value-type="float" office:value="145.866666666667" calcext:value-type="float">
            <text:p>145.867</text:p>
          </table:table-cell>
          <table:table-cell table:formula="of:=9.1" office:value-type="float" office:value="9.1" calcext:value-type="float">
            <text:p>9.10</text:p>
          </table:table-cell>
          <table:table-cell office:value-type="float" office:value="9.3" calcext:value-type="float">
            <text:p>9.30</text:p>
          </table:table-cell>
          <table:table-cell table:formula="of:=11205/175079*100" office:value-type="float" office:value="6.3999680144392" calcext:value-type="float">
            <text:p>6.40</text:p>
          </table:table-cell>
          <table:table-cell table:formula="of:=16120/15" office:value-type="float" office:value="1074.66666666667" calcext:value-type="float">
            <text:p>1,074.67</text:p>
          </table:table-cell>
          <table:table-cell table:formula="of:=9712/15" office:value-type="float" office:value="647.466666666667" calcext:value-type="float">
            <text:p>647.47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9-07" calcext:value-type="date">
            <text:p>7-Sep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table:formula="of:=15/15" office:value-type="float" office:value="1" calcext:value-type="float">
            <text:p>1.000</text:p>
          </table:table-cell>
          <table:table-cell table:formula="of:=175079/15" office:value-type="float" office:value="11671.9333333333" calcext:value-type="float">
            <text:p>11,671.9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188/15" office:value-type="float" office:value="145.866666666667" calcext:value-type="float">
            <text:p>145.867</text:p>
          </table:table-cell>
          <table:table-cell table:formula="of:=9.1" office:value-type="float" office:value="9.1" calcext:value-type="float">
            <text:p>9.10</text:p>
          </table:table-cell>
          <table:table-cell office:value-type="float" office:value="9.3" calcext:value-type="float">
            <text:p>9.30</text:p>
          </table:table-cell>
          <table:table-cell table:formula="of:=11205/175079*100" office:value-type="float" office:value="6.3999680144392" calcext:value-type="float">
            <text:p>6.40</text:p>
          </table:table-cell>
          <table:table-cell table:formula="of:=16120/15" office:value-type="float" office:value="1074.66666666667" calcext:value-type="float">
            <text:p>1,074.67</text:p>
          </table:table-cell>
          <table:table-cell table:formula="of:=9712/15" office:value-type="float" office:value="647.466666666667" calcext:value-type="float">
            <text:p>647.47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9-08" calcext:value-type="date">
            <text:p>8-Sep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table:formula="of:=15/15" office:value-type="float" office:value="1" calcext:value-type="float">
            <text:p>1.000</text:p>
          </table:table-cell>
          <table:table-cell table:formula="of:=175079/15" office:value-type="float" office:value="11671.9333333333" calcext:value-type="float">
            <text:p>11,671.9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188/15" office:value-type="float" office:value="145.866666666667" calcext:value-type="float">
            <text:p>145.867</text:p>
          </table:table-cell>
          <table:table-cell table:formula="of:=9.1" office:value-type="float" office:value="9.1" calcext:value-type="float">
            <text:p>9.10</text:p>
          </table:table-cell>
          <table:table-cell office:value-type="float" office:value="9.3" calcext:value-type="float">
            <text:p>9.30</text:p>
          </table:table-cell>
          <table:table-cell table:formula="of:=11205/175079*100" office:value-type="float" office:value="6.3999680144392" calcext:value-type="float">
            <text:p>6.40</text:p>
          </table:table-cell>
          <table:table-cell table:formula="of:=16120/15" office:value-type="float" office:value="1074.66666666667" calcext:value-type="float">
            <text:p>1,074.67</text:p>
          </table:table-cell>
          <table:table-cell table:formula="of:=9712/15" office:value-type="float" office:value="647.466666666667" calcext:value-type="float">
            <text:p>647.47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9-09" calcext:value-type="date">
            <text:p>9-Sep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table:formula="of:=15/15" office:value-type="float" office:value="1" calcext:value-type="float">
            <text:p>1.000</text:p>
          </table:table-cell>
          <table:table-cell table:formula="of:=175079/15" office:value-type="float" office:value="11671.9333333333" calcext:value-type="float">
            <text:p>11,671.9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188/15" office:value-type="float" office:value="145.866666666667" calcext:value-type="float">
            <text:p>145.867</text:p>
          </table:table-cell>
          <table:table-cell table:formula="of:=9.1" office:value-type="float" office:value="9.1" calcext:value-type="float">
            <text:p>9.10</text:p>
          </table:table-cell>
          <table:table-cell office:value-type="float" office:value="9.3" calcext:value-type="float">
            <text:p>9.30</text:p>
          </table:table-cell>
          <table:table-cell table:formula="of:=11205/175079*100" office:value-type="float" office:value="6.3999680144392" calcext:value-type="float">
            <text:p>6.40</text:p>
          </table:table-cell>
          <table:table-cell table:formula="of:=16120/15" office:value-type="float" office:value="1074.66666666667" calcext:value-type="float">
            <text:p>1,074.67</text:p>
          </table:table-cell>
          <table:table-cell table:formula="of:=9712/15" office:value-type="float" office:value="647.466666666667" calcext:value-type="float">
            <text:p>647.47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9-10" calcext:value-type="date">
            <text:p>10-Sep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table:formula="of:=15/15" office:value-type="float" office:value="1" calcext:value-type="float">
            <text:p>1.000</text:p>
          </table:table-cell>
          <table:table-cell table:formula="of:=175079/15" office:value-type="float" office:value="11671.9333333333" calcext:value-type="float">
            <text:p>11,671.9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188/15" office:value-type="float" office:value="145.866666666667" calcext:value-type="float">
            <text:p>145.867</text:p>
          </table:table-cell>
          <table:table-cell table:formula="of:=9.1" office:value-type="float" office:value="9.1" calcext:value-type="float">
            <text:p>9.10</text:p>
          </table:table-cell>
          <table:table-cell office:value-type="float" office:value="9.3" calcext:value-type="float">
            <text:p>9.30</text:p>
          </table:table-cell>
          <table:table-cell table:formula="of:=11205/175079*100" office:value-type="float" office:value="6.3999680144392" calcext:value-type="float">
            <text:p>6.40</text:p>
          </table:table-cell>
          <table:table-cell table:formula="of:=16120/15" office:value-type="float" office:value="1074.66666666667" calcext:value-type="float">
            <text:p>1,074.67</text:p>
          </table:table-cell>
          <table:table-cell table:formula="of:=9712/15" office:value-type="float" office:value="647.466666666667" calcext:value-type="float">
            <text:p>647.47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9-11" calcext:value-type="date">
            <text:p>11-Sep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table:formula="of:=15/15" office:value-type="float" office:value="1" calcext:value-type="float">
            <text:p>1.000</text:p>
          </table:table-cell>
          <table:table-cell table:formula="of:=175079/15" office:value-type="float" office:value="11671.9333333333" calcext:value-type="float">
            <text:p>11,671.9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188/15" office:value-type="float" office:value="145.866666666667" calcext:value-type="float">
            <text:p>145.867</text:p>
          </table:table-cell>
          <table:table-cell table:formula="of:=9.1" office:value-type="float" office:value="9.1" calcext:value-type="float">
            <text:p>9.10</text:p>
          </table:table-cell>
          <table:table-cell office:value-type="float" office:value="9.3" calcext:value-type="float">
            <text:p>9.30</text:p>
          </table:table-cell>
          <table:table-cell table:formula="of:=11205/175079*100" office:value-type="float" office:value="6.3999680144392" calcext:value-type="float">
            <text:p>6.40</text:p>
          </table:table-cell>
          <table:table-cell table:formula="of:=16120/15" office:value-type="float" office:value="1074.66666666667" calcext:value-type="float">
            <text:p>1,074.67</text:p>
          </table:table-cell>
          <table:table-cell table:formula="of:=9712/15" office:value-type="float" office:value="647.466666666667" calcext:value-type="float">
            <text:p>647.47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9-12" calcext:value-type="date">
            <text:p>12-Sep</text:p>
          </table:table-cell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 table:formula="of:=15/15" office:value-type="float" office:value="1" calcext:value-type="float">
            <text:p>1.000</text:p>
          </table:table-cell>
          <table:table-cell table:formula="of:=175079/15" office:value-type="float" office:value="11671.9333333333" calcext:value-type="float">
            <text:p>11,671.9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188/15" office:value-type="float" office:value="145.866666666667" calcext:value-type="float">
            <text:p>145.867</text:p>
          </table:table-cell>
          <table:table-cell table:formula="of:=9.1" office:value-type="float" office:value="9.1" calcext:value-type="float">
            <text:p>9.10</text:p>
          </table:table-cell>
          <table:table-cell office:value-type="float" office:value="9.3" calcext:value-type="float">
            <text:p>9.30</text:p>
          </table:table-cell>
          <table:table-cell table:formula="of:=11205/175079*100" office:value-type="float" office:value="6.3999680144392" calcext:value-type="float">
            <text:p>6.40</text:p>
          </table:table-cell>
          <table:table-cell table:formula="of:=16120/15" office:value-type="float" office:value="1074.66666666667" calcext:value-type="float">
            <text:p>1,074.67</text:p>
          </table:table-cell>
          <table:table-cell table:formula="of:=9712/15" office:value-type="float" office:value="647.466666666667" calcext:value-type="float">
            <text:p>647.47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9-13" calcext:value-type="date">
            <text:p>13-Sep</text:p>
          </table:table-cell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table:formula="of:=15/15" office:value-type="float" office:value="1" calcext:value-type="float">
            <text:p>1.000</text:p>
          </table:table-cell>
          <table:table-cell table:formula="of:=175079/15" office:value-type="float" office:value="11671.9333333333" calcext:value-type="float">
            <text:p>11,671.9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188/15" office:value-type="float" office:value="145.866666666667" calcext:value-type="float">
            <text:p>145.867</text:p>
          </table:table-cell>
          <table:table-cell table:formula="of:=9.1" office:value-type="float" office:value="9.1" calcext:value-type="float">
            <text:p>9.10</text:p>
          </table:table-cell>
          <table:table-cell office:value-type="float" office:value="9.3" calcext:value-type="float">
            <text:p>9.30</text:p>
          </table:table-cell>
          <table:table-cell table:formula="of:=11205/175079*100" office:value-type="float" office:value="6.3999680144392" calcext:value-type="float">
            <text:p>6.40</text:p>
          </table:table-cell>
          <table:table-cell table:formula="of:=16120/15" office:value-type="float" office:value="1074.66666666667" calcext:value-type="float">
            <text:p>1,074.67</text:p>
          </table:table-cell>
          <table:table-cell table:formula="of:=9712/15" office:value-type="float" office:value="647.466666666667" calcext:value-type="float">
            <text:p>647.47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9-14" calcext:value-type="date">
            <text:p>14-Sep</text:p>
          </table:table-cell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table:formula="of:=15/15" office:value-type="float" office:value="1" calcext:value-type="float">
            <text:p>1.000</text:p>
          </table:table-cell>
          <table:table-cell table:formula="of:=175079/15" office:value-type="float" office:value="11671.9333333333" calcext:value-type="float">
            <text:p>11,671.9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188/15" office:value-type="float" office:value="145.866666666667" calcext:value-type="float">
            <text:p>145.867</text:p>
          </table:table-cell>
          <table:table-cell table:formula="of:=9.1" office:value-type="float" office:value="9.1" calcext:value-type="float">
            <text:p>9.10</text:p>
          </table:table-cell>
          <table:table-cell office:value-type="float" office:value="9.3" calcext:value-type="float">
            <text:p>9.30</text:p>
          </table:table-cell>
          <table:table-cell table:formula="of:=11205/175079*100" office:value-type="float" office:value="6.3999680144392" calcext:value-type="float">
            <text:p>6.40</text:p>
          </table:table-cell>
          <table:table-cell table:formula="of:=16120/15" office:value-type="float" office:value="1074.66666666667" calcext:value-type="float">
            <text:p>1,074.67</text:p>
          </table:table-cell>
          <table:table-cell table:formula="of:=9712/15" office:value-type="float" office:value="647.466666666667" calcext:value-type="float">
            <text:p>647.47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9-15" calcext:value-type="date">
            <text:p>15-Sep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table:formula="of:=15/15" office:value-type="float" office:value="1" calcext:value-type="float">
            <text:p>1.000</text:p>
          </table:table-cell>
          <table:table-cell table:formula="of:=175079/15" office:value-type="float" office:value="11671.9333333333" calcext:value-type="float">
            <text:p>11,671.9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188/15" office:value-type="float" office:value="145.866666666667" calcext:value-type="float">
            <text:p>145.867</text:p>
          </table:table-cell>
          <table:table-cell table:formula="of:=9.1" office:value-type="float" office:value="9.1" calcext:value-type="float">
            <text:p>9.10</text:p>
          </table:table-cell>
          <table:table-cell office:value-type="float" office:value="9.3" calcext:value-type="float">
            <text:p>9.30</text:p>
          </table:table-cell>
          <table:table-cell table:formula="of:=11205/175079*100" office:value-type="float" office:value="6.3999680144392" calcext:value-type="float">
            <text:p>6.40</text:p>
          </table:table-cell>
          <table:table-cell table:formula="of:=16120/15" office:value-type="float" office:value="1074.66666666667" calcext:value-type="float">
            <text:p>1,074.67</text:p>
          </table:table-cell>
          <table:table-cell table:formula="of:=9712/15" office:value-type="float" office:value="647.466666666667" calcext:value-type="float">
            <text:p>647.47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9-16" calcext:value-type="date">
            <text:p>16-Sep</text:p>
          </table:table-cell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table:formula="of:=15/15" office:value-type="float" office:value="1" calcext:value-type="float">
            <text:p>1.000</text:p>
          </table:table-cell>
          <table:table-cell table:formula="of:=178500/15" office:value-type="float" office:value="11900" calcext:value-type="float">
            <text:p>11,900.0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288/15" office:value-type="float" office:value="152.533333333333" calcext:value-type="float">
            <text:p>152.533</text:p>
          </table:table-cell>
          <table:table-cell office:value-type="float" office:value="9.5" calcext:value-type="float">
            <text:p>9.50</text:p>
          </table:table-cell>
          <table:table-cell office:value-type="float" office:value="9.7" calcext:value-type="float">
            <text:p>9.70</text:p>
          </table:table-cell>
          <table:table-cell table:formula="of:=11781/178500*100" office:value-type="float" office:value="6.6" calcext:value-type="float">
            <text:p>6.60</text:p>
          </table:table-cell>
          <table:table-cell table:formula="of:=17154/15" office:value-type="float" office:value="1143.6" calcext:value-type="float">
            <text:p>1,143.60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9-17" calcext:value-type="date">
            <text:p>17-Sep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table:formula="of:=15/15" office:value-type="float" office:value="1" calcext:value-type="float">
            <text:p>1.000</text:p>
          </table:table-cell>
          <table:table-cell table:formula="of:=178500/15" office:value-type="float" office:value="11900" calcext:value-type="float">
            <text:p>11,900.0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288/15" office:value-type="float" office:value="152.533333333333" calcext:value-type="float">
            <text:p>152.533</text:p>
          </table:table-cell>
          <table:table-cell office:value-type="float" office:value="9.5" calcext:value-type="float">
            <text:p>9.50</text:p>
          </table:table-cell>
          <table:table-cell office:value-type="float" office:value="9.7" calcext:value-type="float">
            <text:p>9.70</text:p>
          </table:table-cell>
          <table:table-cell table:formula="of:=11781/178500*100" office:value-type="float" office:value="6.6" calcext:value-type="float">
            <text:p>6.60</text:p>
          </table:table-cell>
          <table:table-cell table:formula="of:=17154/15" office:value-type="float" office:value="1143.6" calcext:value-type="float">
            <text:p>1,143.60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9-18" calcext:value-type="date">
            <text:p>18-Sep</text:p>
          </table:table-cell>
          <table:table-cell office:value-type="float" office:value="131" calcext:value-type="float">
            <text:p>131</text:p>
          </table:table-cell>
          <table:table-cell office:value-type="float" office:value="123" calcext:value-type="float">
            <text:p>123</text:p>
          </table:table-cell>
          <table:table-cell table:formula="of:=15/15" office:value-type="float" office:value="1" calcext:value-type="float">
            <text:p>1.000</text:p>
          </table:table-cell>
          <table:table-cell table:formula="of:=178500/15" office:value-type="float" office:value="11900" calcext:value-type="float">
            <text:p>11,900.0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288/15" office:value-type="float" office:value="152.533333333333" calcext:value-type="float">
            <text:p>152.533</text:p>
          </table:table-cell>
          <table:table-cell office:value-type="float" office:value="9.5" calcext:value-type="float">
            <text:p>9.50</text:p>
          </table:table-cell>
          <table:table-cell office:value-type="float" office:value="9.7" calcext:value-type="float">
            <text:p>9.70</text:p>
          </table:table-cell>
          <table:table-cell table:formula="of:=11781/178500*100" office:value-type="float" office:value="6.6" calcext:value-type="float">
            <text:p>6.60</text:p>
          </table:table-cell>
          <table:table-cell table:formula="of:=17154/15" office:value-type="float" office:value="1143.6" calcext:value-type="float">
            <text:p>1,143.60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9-19" calcext:value-type="date">
            <text:p>19-Sep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table:formula="of:=15/15" office:value-type="float" office:value="1" calcext:value-type="float">
            <text:p>1.000</text:p>
          </table:table-cell>
          <table:table-cell table:formula="of:=178500/15" office:value-type="float" office:value="11900" calcext:value-type="float">
            <text:p>11,900.0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288/15" office:value-type="float" office:value="152.533333333333" calcext:value-type="float">
            <text:p>152.533</text:p>
          </table:table-cell>
          <table:table-cell office:value-type="float" office:value="9.5" calcext:value-type="float">
            <text:p>9.50</text:p>
          </table:table-cell>
          <table:table-cell office:value-type="float" office:value="9.7" calcext:value-type="float">
            <text:p>9.70</text:p>
          </table:table-cell>
          <table:table-cell table:formula="of:=11781/178500*100" office:value-type="float" office:value="6.6" calcext:value-type="float">
            <text:p>6.60</text:p>
          </table:table-cell>
          <table:table-cell table:formula="of:=17154/15" office:value-type="float" office:value="1143.6" calcext:value-type="float">
            <text:p>1,143.60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9-20" calcext:value-type="date">
            <text:p>20-Sep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table:formula="of:=15/15" office:value-type="float" office:value="1" calcext:value-type="float">
            <text:p>1.000</text:p>
          </table:table-cell>
          <table:table-cell table:formula="of:=178500/15" office:value-type="float" office:value="11900" calcext:value-type="float">
            <text:p>11,900.0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288/15" office:value-type="float" office:value="152.533333333333" calcext:value-type="float">
            <text:p>152.533</text:p>
          </table:table-cell>
          <table:table-cell office:value-type="float" office:value="9.5" calcext:value-type="float">
            <text:p>9.50</text:p>
          </table:table-cell>
          <table:table-cell office:value-type="float" office:value="9.7" calcext:value-type="float">
            <text:p>9.70</text:p>
          </table:table-cell>
          <table:table-cell table:formula="of:=11781/178500*100" office:value-type="float" office:value="6.6" calcext:value-type="float">
            <text:p>6.60</text:p>
          </table:table-cell>
          <table:table-cell table:formula="of:=17154/15" office:value-type="float" office:value="1143.6" calcext:value-type="float">
            <text:p>1,143.60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9-21" calcext:value-type="date">
            <text:p>21-Sep</text:p>
          </table:table-cell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  <table:table-cell table:formula="of:=15/15" office:value-type="float" office:value="1" calcext:value-type="float">
            <text:p>1.000</text:p>
          </table:table-cell>
          <table:table-cell table:formula="of:=178500/15" office:value-type="float" office:value="11900" calcext:value-type="float">
            <text:p>11,900.0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288/15" office:value-type="float" office:value="152.533333333333" calcext:value-type="float">
            <text:p>152.533</text:p>
          </table:table-cell>
          <table:table-cell office:value-type="float" office:value="9.5" calcext:value-type="float">
            <text:p>9.50</text:p>
          </table:table-cell>
          <table:table-cell office:value-type="float" office:value="9.7" calcext:value-type="float">
            <text:p>9.70</text:p>
          </table:table-cell>
          <table:table-cell table:formula="of:=11781/178500*100" office:value-type="float" office:value="6.6" calcext:value-type="float">
            <text:p>6.60</text:p>
          </table:table-cell>
          <table:table-cell table:formula="of:=17154/15" office:value-type="float" office:value="1143.6" calcext:value-type="float">
            <text:p>1,143.60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9-22" calcext:value-type="date">
            <text:p>22-Sep</text:p>
          </table:table-cell>
          <table:table-cell office:value-type="float" office:value="135" calcext:value-type="float">
            <text:p>135</text:p>
          </table:table-cell>
          <table:table-cell office:value-type="float" office:value="127" calcext:value-type="float">
            <text:p>127</text:p>
          </table:table-cell>
          <table:table-cell table:formula="of:=15/15" office:value-type="float" office:value="1" calcext:value-type="float">
            <text:p>1.000</text:p>
          </table:table-cell>
          <table:table-cell table:formula="of:=178500/15" office:value-type="float" office:value="11900" calcext:value-type="float">
            <text:p>11,900.0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288/15" office:value-type="float" office:value="152.533333333333" calcext:value-type="float">
            <text:p>152.533</text:p>
          </table:table-cell>
          <table:table-cell office:value-type="float" office:value="9.5" calcext:value-type="float">
            <text:p>9.50</text:p>
          </table:table-cell>
          <table:table-cell office:value-type="float" office:value="9.7" calcext:value-type="float">
            <text:p>9.70</text:p>
          </table:table-cell>
          <table:table-cell table:formula="of:=11781/178500*100" office:value-type="float" office:value="6.6" calcext:value-type="float">
            <text:p>6.60</text:p>
          </table:table-cell>
          <table:table-cell table:formula="of:=17154/15" office:value-type="float" office:value="1143.6" calcext:value-type="float">
            <text:p>1,143.60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9-23" calcext:value-type="date">
            <text:p>23-Sep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table:formula="of:=15/15" office:value-type="float" office:value="1" calcext:value-type="float">
            <text:p>1.000</text:p>
          </table:table-cell>
          <table:table-cell table:formula="of:=178500/15" office:value-type="float" office:value="11900" calcext:value-type="float">
            <text:p>11,900.0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288/15" office:value-type="float" office:value="152.533333333333" calcext:value-type="float">
            <text:p>152.533</text:p>
          </table:table-cell>
          <table:table-cell office:value-type="float" office:value="9.5" calcext:value-type="float">
            <text:p>9.50</text:p>
          </table:table-cell>
          <table:table-cell office:value-type="float" office:value="9.7" calcext:value-type="float">
            <text:p>9.70</text:p>
          </table:table-cell>
          <table:table-cell table:formula="of:=11781/178500*100" office:value-type="float" office:value="6.6" calcext:value-type="float">
            <text:p>6.60</text:p>
          </table:table-cell>
          <table:table-cell table:formula="of:=17154/15" office:value-type="float" office:value="1143.6" calcext:value-type="float">
            <text:p>1,143.60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9-24" calcext:value-type="date">
            <text:p>24-Sep</text:p>
          </table:table-cell>
          <table:table-cell office:value-type="float" office:value="137" calcext:value-type="float">
            <text:p>137</text:p>
          </table:table-cell>
          <table:table-cell office:value-type="float" office:value="129" calcext:value-type="float">
            <text:p>129</text:p>
          </table:table-cell>
          <table:table-cell table:formula="of:=15/15" office:value-type="float" office:value="1" calcext:value-type="float">
            <text:p>1.000</text:p>
          </table:table-cell>
          <table:table-cell table:formula="of:=178500/15" office:value-type="float" office:value="11900" calcext:value-type="float">
            <text:p>11,900.0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288/15" office:value-type="float" office:value="152.533333333333" calcext:value-type="float">
            <text:p>152.533</text:p>
          </table:table-cell>
          <table:table-cell office:value-type="float" office:value="9.5" calcext:value-type="float">
            <text:p>9.50</text:p>
          </table:table-cell>
          <table:table-cell office:value-type="float" office:value="9.7" calcext:value-type="float">
            <text:p>9.70</text:p>
          </table:table-cell>
          <table:table-cell table:formula="of:=11781/178500*100" office:value-type="float" office:value="6.6" calcext:value-type="float">
            <text:p>6.60</text:p>
          </table:table-cell>
          <table:table-cell table:formula="of:=17154/15" office:value-type="float" office:value="1143.6" calcext:value-type="float">
            <text:p>1,143.60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9-25" calcext:value-type="date">
            <text:p>25-Sep</text:p>
          </table:table-cell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table:formula="of:=15/15" office:value-type="float" office:value="1" calcext:value-type="float">
            <text:p>1.000</text:p>
          </table:table-cell>
          <table:table-cell table:formula="of:=178500/15" office:value-type="float" office:value="11900" calcext:value-type="float">
            <text:p>11,900.0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288/15" office:value-type="float" office:value="152.533333333333" calcext:value-type="float">
            <text:p>152.533</text:p>
          </table:table-cell>
          <table:table-cell office:value-type="float" office:value="9.5" calcext:value-type="float">
            <text:p>9.50</text:p>
          </table:table-cell>
          <table:table-cell office:value-type="float" office:value="9.7" calcext:value-type="float">
            <text:p>9.70</text:p>
          </table:table-cell>
          <table:table-cell table:formula="of:=11781/178500*100" office:value-type="float" office:value="6.6" calcext:value-type="float">
            <text:p>6.60</text:p>
          </table:table-cell>
          <table:table-cell table:formula="of:=17154/15" office:value-type="float" office:value="1143.6" calcext:value-type="float">
            <text:p>1,143.60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9-26" calcext:value-type="date">
            <text:p>26-Sep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table:formula="of:=15/15" office:value-type="float" office:value="1" calcext:value-type="float">
            <text:p>1.000</text:p>
          </table:table-cell>
          <table:table-cell table:formula="of:=178500/15" office:value-type="float" office:value="11900" calcext:value-type="float">
            <text:p>11,900.0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288/15" office:value-type="float" office:value="152.533333333333" calcext:value-type="float">
            <text:p>152.533</text:p>
          </table:table-cell>
          <table:table-cell office:value-type="float" office:value="9.5" calcext:value-type="float">
            <text:p>9.50</text:p>
          </table:table-cell>
          <table:table-cell office:value-type="float" office:value="9.7" calcext:value-type="float">
            <text:p>9.70</text:p>
          </table:table-cell>
          <table:table-cell table:formula="of:=11781/178500*100" office:value-type="float" office:value="6.6" calcext:value-type="float">
            <text:p>6.60</text:p>
          </table:table-cell>
          <table:table-cell table:formula="of:=17154/15" office:value-type="float" office:value="1143.6" calcext:value-type="float">
            <text:p>1,143.60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9-27" calcext:value-type="date">
            <text:p>27-Sep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table:formula="of:=15/15" office:value-type="float" office:value="1" calcext:value-type="float">
            <text:p>1.000</text:p>
          </table:table-cell>
          <table:table-cell table:formula="of:=178500/15" office:value-type="float" office:value="11900" calcext:value-type="float">
            <text:p>11,900.0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288/15" office:value-type="float" office:value="152.533333333333" calcext:value-type="float">
            <text:p>152.533</text:p>
          </table:table-cell>
          <table:table-cell office:value-type="float" office:value="9.5" calcext:value-type="float">
            <text:p>9.50</text:p>
          </table:table-cell>
          <table:table-cell office:value-type="float" office:value="9.7" calcext:value-type="float">
            <text:p>9.70</text:p>
          </table:table-cell>
          <table:table-cell table:formula="of:=11781/178500*100" office:value-type="float" office:value="6.6" calcext:value-type="float">
            <text:p>6.60</text:p>
          </table:table-cell>
          <table:table-cell table:formula="of:=17154/15" office:value-type="float" office:value="1143.6" calcext:value-type="float">
            <text:p>1,143.60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9-28" calcext:value-type="date">
            <text:p>28-Sep</text:p>
          </table:table-cell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table:formula="of:=15/15" office:value-type="float" office:value="1" calcext:value-type="float">
            <text:p>1.000</text:p>
          </table:table-cell>
          <table:table-cell table:formula="of:=178500/15" office:value-type="float" office:value="11900" calcext:value-type="float">
            <text:p>11,900.0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288/15" office:value-type="float" office:value="152.533333333333" calcext:value-type="float">
            <text:p>152.533</text:p>
          </table:table-cell>
          <table:table-cell office:value-type="float" office:value="9.5" calcext:value-type="float">
            <text:p>9.50</text:p>
          </table:table-cell>
          <table:table-cell office:value-type="float" office:value="9.7" calcext:value-type="float">
            <text:p>9.70</text:p>
          </table:table-cell>
          <table:table-cell table:formula="of:=11781/178500*100" office:value-type="float" office:value="6.6" calcext:value-type="float">
            <text:p>6.60</text:p>
          </table:table-cell>
          <table:table-cell table:formula="of:=17154/15" office:value-type="float" office:value="1143.6" calcext:value-type="float">
            <text:p>1,143.60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9-29" calcext:value-type="date">
            <text:p>29-Sep</text:p>
          </table:table-cell>
          <table:table-cell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table:formula="of:=15/15" office:value-type="float" office:value="1" calcext:value-type="float">
            <text:p>1.000</text:p>
          </table:table-cell>
          <table:table-cell table:formula="of:=178500/15" office:value-type="float" office:value="11900" calcext:value-type="float">
            <text:p>11,900.0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288/15" office:value-type="float" office:value="152.533333333333" calcext:value-type="float">
            <text:p>152.533</text:p>
          </table:table-cell>
          <table:table-cell office:value-type="float" office:value="9.5" calcext:value-type="float">
            <text:p>9.50</text:p>
          </table:table-cell>
          <table:table-cell office:value-type="float" office:value="9.7" calcext:value-type="float">
            <text:p>9.70</text:p>
          </table:table-cell>
          <table:table-cell table:formula="of:=11781/178500*100" office:value-type="float" office:value="6.6" calcext:value-type="float">
            <text:p>6.60</text:p>
          </table:table-cell>
          <table:table-cell table:formula="of:=17154/15" office:value-type="float" office:value="1143.6" calcext:value-type="float">
            <text:p>1,143.60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09-30" calcext:value-type="date">
            <text:p>30-Sep</text:p>
          </table:table-cell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table:formula="of:=15/15" office:value-type="float" office:value="1" calcext:value-type="float">
            <text:p>1.000</text:p>
          </table:table-cell>
          <table:table-cell table:formula="of:=178500/15" office:value-type="float" office:value="11900" calcext:value-type="float">
            <text:p>11,900.0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288/15" office:value-type="float" office:value="152.533333333333" calcext:value-type="float">
            <text:p>152.533</text:p>
          </table:table-cell>
          <table:table-cell office:value-type="float" office:value="9.5" calcext:value-type="float">
            <text:p>9.50</text:p>
          </table:table-cell>
          <table:table-cell office:value-type="float" office:value="9.7" calcext:value-type="float">
            <text:p>9.70</text:p>
          </table:table-cell>
          <table:table-cell table:formula="of:=11781/178500*100" office:value-type="float" office:value="6.6" calcext:value-type="float">
            <text:p>6.60</text:p>
          </table:table-cell>
          <table:table-cell table:formula="of:=17154/15" office:value-type="float" office:value="1143.6" calcext:value-type="float">
            <text:p>1,143.60</text:p>
          </table:table-cell>
          <table:table-cell table:formula="of:=9900/15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0-01" calcext:value-type="date">
            <text:p>1-Oct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table:formula="of:=23/15" office:value-type="float" office:value="1.53333333333333" calcext:value-type="float">
            <text:p>1.533</text:p>
          </table:table-cell>
          <table:table-cell table:formula="of:=171929/15" office:value-type="float" office:value="11461.9333333333" calcext:value-type="float">
            <text:p>11,461.9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233/15" office:value-type="float" office:value="148.866666666667" calcext:value-type="float">
            <text:p>148.867</text:p>
          </table:table-cell>
          <table:table-cell office:value-type="float" office:value="9.75" calcext:value-type="float">
            <text:p>9.75</text:p>
          </table:table-cell>
          <table:table-cell office:value-type="float" office:value="9.87" calcext:value-type="float">
            <text:p>9.87</text:p>
          </table:table-cell>
          <table:table-cell table:formula="of:=11515/171929*100" office:value-type="float" office:value="6.69753212081731" calcext:value-type="float">
            <text:p>6.70</text:p>
          </table:table-cell>
          <table:table-cell table:formula="of:=16967/15" office:value-type="float" office:value="1131.13333333333" calcext:value-type="float">
            <text:p>1,131.13</text:p>
          </table:table-cell>
          <table:table-cell table:formula="of:=9539/15" office:value-type="float" office:value="635.933333333333" calcext:value-type="float">
            <text:p>635.93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0-02" calcext:value-type="date">
            <text:p>2-Oct</text:p>
          </table:table-cell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table:formula="of:=23/15" office:value-type="float" office:value="1.53333333333333" calcext:value-type="float">
            <text:p>1.533</text:p>
          </table:table-cell>
          <table:table-cell table:formula="of:=171929/15" office:value-type="float" office:value="11461.9333333333" calcext:value-type="float">
            <text:p>11,461.9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233/15" office:value-type="float" office:value="148.866666666667" calcext:value-type="float">
            <text:p>148.867</text:p>
          </table:table-cell>
          <table:table-cell office:value-type="float" office:value="9.75" calcext:value-type="float">
            <text:p>9.75</text:p>
          </table:table-cell>
          <table:table-cell office:value-type="float" office:value="9.87" calcext:value-type="float">
            <text:p>9.87</text:p>
          </table:table-cell>
          <table:table-cell table:formula="of:=11515/171929*100" office:value-type="float" office:value="6.69753212081731" calcext:value-type="float">
            <text:p>6.70</text:p>
          </table:table-cell>
          <table:table-cell table:formula="of:=16967/15" office:value-type="float" office:value="1131.13333333333" calcext:value-type="float">
            <text:p>1,131.13</text:p>
          </table:table-cell>
          <table:table-cell table:formula="of:=9539/15" office:value-type="float" office:value="635.933333333333" calcext:value-type="float">
            <text:p>635.93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0-03" calcext:value-type="date">
            <text:p>3-Oct</text:p>
          </table:table-cell>
          <table:table-cell office:value-type="float" office:value="146" calcext:value-type="float">
            <text:p>146</text:p>
          </table:table-cell>
          <table:table-cell office:value-type="float" office:value="138" calcext:value-type="float">
            <text:p>138</text:p>
          </table:table-cell>
          <table:table-cell table:formula="of:=23/15" office:value-type="float" office:value="1.53333333333333" calcext:value-type="float">
            <text:p>1.533</text:p>
          </table:table-cell>
          <table:table-cell table:formula="of:=171929/15" office:value-type="float" office:value="11461.9333333333" calcext:value-type="float">
            <text:p>11,461.9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233/15" office:value-type="float" office:value="148.866666666667" calcext:value-type="float">
            <text:p>148.867</text:p>
          </table:table-cell>
          <table:table-cell office:value-type="float" office:value="9.75" calcext:value-type="float">
            <text:p>9.75</text:p>
          </table:table-cell>
          <table:table-cell office:value-type="float" office:value="9.87" calcext:value-type="float">
            <text:p>9.87</text:p>
          </table:table-cell>
          <table:table-cell table:formula="of:=11515/171929*100" office:value-type="float" office:value="6.69753212081731" calcext:value-type="float">
            <text:p>6.70</text:p>
          </table:table-cell>
          <table:table-cell table:formula="of:=16967/15" office:value-type="float" office:value="1131.13333333333" calcext:value-type="float">
            <text:p>1,131.13</text:p>
          </table:table-cell>
          <table:table-cell table:formula="of:=9539/15" office:value-type="float" office:value="635.933333333333" calcext:value-type="float">
            <text:p>635.93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0-04" calcext:value-type="date">
            <text:p>4-Oct</text:p>
          </table:table-cell>
          <table:table-cell office:value-type="float" office:value="147" calcext:value-type="float">
            <text:p>147</text:p>
          </table:table-cell>
          <table:table-cell office:value-type="float" office:value="139" calcext:value-type="float">
            <text:p>139</text:p>
          </table:table-cell>
          <table:table-cell table:formula="of:=23/15" office:value-type="float" office:value="1.53333333333333" calcext:value-type="float">
            <text:p>1.533</text:p>
          </table:table-cell>
          <table:table-cell table:formula="of:=171929/15" office:value-type="float" office:value="11461.9333333333" calcext:value-type="float">
            <text:p>11,461.9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233/15" office:value-type="float" office:value="148.866666666667" calcext:value-type="float">
            <text:p>148.867</text:p>
          </table:table-cell>
          <table:table-cell office:value-type="float" office:value="9.75" calcext:value-type="float">
            <text:p>9.75</text:p>
          </table:table-cell>
          <table:table-cell office:value-type="float" office:value="9.87" calcext:value-type="float">
            <text:p>9.87</text:p>
          </table:table-cell>
          <table:table-cell table:formula="of:=11515/171929*100" office:value-type="float" office:value="6.69753212081731" calcext:value-type="float">
            <text:p>6.70</text:p>
          </table:table-cell>
          <table:table-cell table:formula="of:=16967/15" office:value-type="float" office:value="1131.13333333333" calcext:value-type="float">
            <text:p>1,131.13</text:p>
          </table:table-cell>
          <table:table-cell table:formula="of:=9539/15" office:value-type="float" office:value="635.933333333333" calcext:value-type="float">
            <text:p>635.93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0-05" calcext:value-type="date">
            <text:p>5-Oct</text:p>
          </table:table-cell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  <table:table-cell table:formula="of:=23/15" office:value-type="float" office:value="1.53333333333333" calcext:value-type="float">
            <text:p>1.533</text:p>
          </table:table-cell>
          <table:table-cell table:formula="of:=171929/15" office:value-type="float" office:value="11461.9333333333" calcext:value-type="float">
            <text:p>11,461.9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233/15" office:value-type="float" office:value="148.866666666667" calcext:value-type="float">
            <text:p>148.867</text:p>
          </table:table-cell>
          <table:table-cell office:value-type="float" office:value="9.75" calcext:value-type="float">
            <text:p>9.75</text:p>
          </table:table-cell>
          <table:table-cell office:value-type="float" office:value="9.87" calcext:value-type="float">
            <text:p>9.87</text:p>
          </table:table-cell>
          <table:table-cell table:formula="of:=11515/171929*100" office:value-type="float" office:value="6.69753212081731" calcext:value-type="float">
            <text:p>6.70</text:p>
          </table:table-cell>
          <table:table-cell table:formula="of:=16967/15" office:value-type="float" office:value="1131.13333333333" calcext:value-type="float">
            <text:p>1,131.13</text:p>
          </table:table-cell>
          <table:table-cell table:formula="of:=9539/15" office:value-type="float" office:value="635.933333333333" calcext:value-type="float">
            <text:p>635.93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0-06" calcext:value-type="date">
            <text:p>6-Oct</text:p>
          </table:table-cell>
          <table:table-cell office:value-type="float" office:value="149" calcext:value-type="float">
            <text:p>149</text:p>
          </table:table-cell>
          <table:table-cell office:value-type="float" office:value="141" calcext:value-type="float">
            <text:p>141</text:p>
          </table:table-cell>
          <table:table-cell table:formula="of:=23/15" office:value-type="float" office:value="1.53333333333333" calcext:value-type="float">
            <text:p>1.533</text:p>
          </table:table-cell>
          <table:table-cell table:formula="of:=171929/15" office:value-type="float" office:value="11461.9333333333" calcext:value-type="float">
            <text:p>11,461.9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233/15" office:value-type="float" office:value="148.866666666667" calcext:value-type="float">
            <text:p>148.867</text:p>
          </table:table-cell>
          <table:table-cell office:value-type="float" office:value="9.75" calcext:value-type="float">
            <text:p>9.75</text:p>
          </table:table-cell>
          <table:table-cell office:value-type="float" office:value="9.87" calcext:value-type="float">
            <text:p>9.87</text:p>
          </table:table-cell>
          <table:table-cell table:formula="of:=11515/171929*100" office:value-type="float" office:value="6.69753212081731" calcext:value-type="float">
            <text:p>6.70</text:p>
          </table:table-cell>
          <table:table-cell table:formula="of:=16967/15" office:value-type="float" office:value="1131.13333333333" calcext:value-type="float">
            <text:p>1,131.13</text:p>
          </table:table-cell>
          <table:table-cell table:formula="of:=9539/15" office:value-type="float" office:value="635.933333333333" calcext:value-type="float">
            <text:p>635.93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0-07" calcext:value-type="date">
            <text:p>7-Oct</text:p>
          </table:table-cell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 table:formula="of:=23/15" office:value-type="float" office:value="1.53333333333333" calcext:value-type="float">
            <text:p>1.533</text:p>
          </table:table-cell>
          <table:table-cell table:formula="of:=171929/15" office:value-type="float" office:value="11461.9333333333" calcext:value-type="float">
            <text:p>11,461.9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233/15" office:value-type="float" office:value="148.866666666667" calcext:value-type="float">
            <text:p>148.867</text:p>
          </table:table-cell>
          <table:table-cell office:value-type="float" office:value="9.75" calcext:value-type="float">
            <text:p>9.75</text:p>
          </table:table-cell>
          <table:table-cell office:value-type="float" office:value="9.87" calcext:value-type="float">
            <text:p>9.87</text:p>
          </table:table-cell>
          <table:table-cell table:formula="of:=11515/171929*100" office:value-type="float" office:value="6.69753212081731" calcext:value-type="float">
            <text:p>6.70</text:p>
          </table:table-cell>
          <table:table-cell table:formula="of:=16967/15" office:value-type="float" office:value="1131.13333333333" calcext:value-type="float">
            <text:p>1,131.13</text:p>
          </table:table-cell>
          <table:table-cell table:formula="of:=9539/15" office:value-type="float" office:value="635.933333333333" calcext:value-type="float">
            <text:p>635.93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0-08" calcext:value-type="date">
            <text:p>8-Oct</text:p>
          </table:table-cell>
          <table:table-cell office:value-type="float" office:value="151" calcext:value-type="float">
            <text:p>151</text:p>
          </table:table-cell>
          <table:table-cell office:value-type="float" office:value="143" calcext:value-type="float">
            <text:p>143</text:p>
          </table:table-cell>
          <table:table-cell table:formula="of:=23/15" office:value-type="float" office:value="1.53333333333333" calcext:value-type="float">
            <text:p>1.533</text:p>
          </table:table-cell>
          <table:table-cell table:formula="of:=171929/15" office:value-type="float" office:value="11461.9333333333" calcext:value-type="float">
            <text:p>11,461.9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233/15" office:value-type="float" office:value="148.866666666667" calcext:value-type="float">
            <text:p>148.867</text:p>
          </table:table-cell>
          <table:table-cell office:value-type="float" office:value="9.75" calcext:value-type="float">
            <text:p>9.75</text:p>
          </table:table-cell>
          <table:table-cell office:value-type="float" office:value="9.87" calcext:value-type="float">
            <text:p>9.87</text:p>
          </table:table-cell>
          <table:table-cell table:formula="of:=11515/171929*100" office:value-type="float" office:value="6.69753212081731" calcext:value-type="float">
            <text:p>6.70</text:p>
          </table:table-cell>
          <table:table-cell table:formula="of:=16967/15" office:value-type="float" office:value="1131.13333333333" calcext:value-type="float">
            <text:p>1,131.13</text:p>
          </table:table-cell>
          <table:table-cell table:formula="of:=9539/15" office:value-type="float" office:value="635.933333333333" calcext:value-type="float">
            <text:p>635.93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0-09" calcext:value-type="date">
            <text:p>9-Oct</text:p>
          </table:table-cell>
          <table:table-cell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table:formula="of:=23/15" office:value-type="float" office:value="1.53333333333333" calcext:value-type="float">
            <text:p>1.533</text:p>
          </table:table-cell>
          <table:table-cell table:formula="of:=171929/15" office:value-type="float" office:value="11461.9333333333" calcext:value-type="float">
            <text:p>11,461.9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233/15" office:value-type="float" office:value="148.866666666667" calcext:value-type="float">
            <text:p>148.867</text:p>
          </table:table-cell>
          <table:table-cell office:value-type="float" office:value="9.75" calcext:value-type="float">
            <text:p>9.75</text:p>
          </table:table-cell>
          <table:table-cell office:value-type="float" office:value="9.87" calcext:value-type="float">
            <text:p>9.87</text:p>
          </table:table-cell>
          <table:table-cell table:formula="of:=11515/171929*100" office:value-type="float" office:value="6.69753212081731" calcext:value-type="float">
            <text:p>6.70</text:p>
          </table:table-cell>
          <table:table-cell table:formula="of:=16967/15" office:value-type="float" office:value="1131.13333333333" calcext:value-type="float">
            <text:p>1,131.13</text:p>
          </table:table-cell>
          <table:table-cell table:formula="of:=9539/15" office:value-type="float" office:value="635.933333333333" calcext:value-type="float">
            <text:p>635.93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0-10" calcext:value-type="date">
            <text:p>10-Oct</text:p>
          </table:table-cell>
          <table:table-cell office:value-type="float" office:value="153" calcext:value-type="float">
            <text:p>153</text:p>
          </table:table-cell>
          <table:table-cell office:value-type="float" office:value="145" calcext:value-type="float">
            <text:p>145</text:p>
          </table:table-cell>
          <table:table-cell table:formula="of:=23/15" office:value-type="float" office:value="1.53333333333333" calcext:value-type="float">
            <text:p>1.533</text:p>
          </table:table-cell>
          <table:table-cell table:formula="of:=171929/15" office:value-type="float" office:value="11461.9333333333" calcext:value-type="float">
            <text:p>11,461.9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233/15" office:value-type="float" office:value="148.866666666667" calcext:value-type="float">
            <text:p>148.867</text:p>
          </table:table-cell>
          <table:table-cell office:value-type="float" office:value="9.75" calcext:value-type="float">
            <text:p>9.75</text:p>
          </table:table-cell>
          <table:table-cell office:value-type="float" office:value="9.87" calcext:value-type="float">
            <text:p>9.87</text:p>
          </table:table-cell>
          <table:table-cell table:formula="of:=11515/171929*100" office:value-type="float" office:value="6.69753212081731" calcext:value-type="float">
            <text:p>6.70</text:p>
          </table:table-cell>
          <table:table-cell table:formula="of:=16967/15" office:value-type="float" office:value="1131.13333333333" calcext:value-type="float">
            <text:p>1,131.13</text:p>
          </table:table-cell>
          <table:table-cell table:formula="of:=9539/15" office:value-type="float" office:value="635.933333333333" calcext:value-type="float">
            <text:p>635.93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0-11" calcext:value-type="date">
            <text:p>11-Oct</text:p>
          </table:table-cell>
          <table:table-cell office:value-type="float" office:value="154" calcext:value-type="float">
            <text:p>154</text:p>
          </table:table-cell>
          <table:table-cell office:value-type="float" office:value="146" calcext:value-type="float">
            <text:p>146</text:p>
          </table:table-cell>
          <table:table-cell table:formula="of:=23/15" office:value-type="float" office:value="1.53333333333333" calcext:value-type="float">
            <text:p>1.533</text:p>
          </table:table-cell>
          <table:table-cell table:formula="of:=171929/15" office:value-type="float" office:value="11461.9333333333" calcext:value-type="float">
            <text:p>11,461.9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233/15" office:value-type="float" office:value="148.866666666667" calcext:value-type="float">
            <text:p>148.867</text:p>
          </table:table-cell>
          <table:table-cell office:value-type="float" office:value="9.75" calcext:value-type="float">
            <text:p>9.75</text:p>
          </table:table-cell>
          <table:table-cell office:value-type="float" office:value="9.87" calcext:value-type="float">
            <text:p>9.87</text:p>
          </table:table-cell>
          <table:table-cell table:formula="of:=11515/171929*100" office:value-type="float" office:value="6.69753212081731" calcext:value-type="float">
            <text:p>6.70</text:p>
          </table:table-cell>
          <table:table-cell table:formula="of:=16967/15" office:value-type="float" office:value="1131.13333333333" calcext:value-type="float">
            <text:p>1,131.13</text:p>
          </table:table-cell>
          <table:table-cell table:formula="of:=9539/15" office:value-type="float" office:value="635.933333333333" calcext:value-type="float">
            <text:p>635.93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0-12" calcext:value-type="date">
            <text:p>12-Oct</text:p>
          </table:table-cell>
          <table:table-cell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table:formula="of:=23/15" office:value-type="float" office:value="1.53333333333333" calcext:value-type="float">
            <text:p>1.533</text:p>
          </table:table-cell>
          <table:table-cell table:formula="of:=171929/15" office:value-type="float" office:value="11461.9333333333" calcext:value-type="float">
            <text:p>11,461.9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233/15" office:value-type="float" office:value="148.866666666667" calcext:value-type="float">
            <text:p>148.867</text:p>
          </table:table-cell>
          <table:table-cell office:value-type="float" office:value="9.75" calcext:value-type="float">
            <text:p>9.75</text:p>
          </table:table-cell>
          <table:table-cell office:value-type="float" office:value="9.87" calcext:value-type="float">
            <text:p>9.87</text:p>
          </table:table-cell>
          <table:table-cell table:formula="of:=11515/171929*100" office:value-type="float" office:value="6.69753212081731" calcext:value-type="float">
            <text:p>6.70</text:p>
          </table:table-cell>
          <table:table-cell table:formula="of:=16967/15" office:value-type="float" office:value="1131.13333333333" calcext:value-type="float">
            <text:p>1,131.13</text:p>
          </table:table-cell>
          <table:table-cell table:formula="of:=9539/15" office:value-type="float" office:value="635.933333333333" calcext:value-type="float">
            <text:p>635.93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0-13" calcext:value-type="date">
            <text:p>13-Oct</text:p>
          </table:table-cell>
          <table:table-cell office:value-type="float" office:value="156" calcext:value-type="float">
            <text:p>156</text:p>
          </table:table-cell>
          <table:table-cell office:value-type="float" office:value="148" calcext:value-type="float">
            <text:p>148</text:p>
          </table:table-cell>
          <table:table-cell table:formula="of:=23/15" office:value-type="float" office:value="1.53333333333333" calcext:value-type="float">
            <text:p>1.533</text:p>
          </table:table-cell>
          <table:table-cell table:formula="of:=171929/15" office:value-type="float" office:value="11461.9333333333" calcext:value-type="float">
            <text:p>11,461.9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233/15" office:value-type="float" office:value="148.866666666667" calcext:value-type="float">
            <text:p>148.867</text:p>
          </table:table-cell>
          <table:table-cell office:value-type="float" office:value="9.75" calcext:value-type="float">
            <text:p>9.75</text:p>
          </table:table-cell>
          <table:table-cell office:value-type="float" office:value="9.87" calcext:value-type="float">
            <text:p>9.87</text:p>
          </table:table-cell>
          <table:table-cell table:formula="of:=11515/171929*100" office:value-type="float" office:value="6.69753212081731" calcext:value-type="float">
            <text:p>6.70</text:p>
          </table:table-cell>
          <table:table-cell table:formula="of:=16967/15" office:value-type="float" office:value="1131.13333333333" calcext:value-type="float">
            <text:p>1,131.13</text:p>
          </table:table-cell>
          <table:table-cell table:formula="of:=9539/15" office:value-type="float" office:value="635.933333333333" calcext:value-type="float">
            <text:p>635.93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0-14" calcext:value-type="date">
            <text:p>14-Oct</text:p>
          </table:table-cell>
          <table:table-cell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  <table:table-cell table:formula="of:=23/15" office:value-type="float" office:value="1.53333333333333" calcext:value-type="float">
            <text:p>1.533</text:p>
          </table:table-cell>
          <table:table-cell table:formula="of:=171929/15" office:value-type="float" office:value="11461.9333333333" calcext:value-type="float">
            <text:p>11,461.9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233/15" office:value-type="float" office:value="148.866666666667" calcext:value-type="float">
            <text:p>148.867</text:p>
          </table:table-cell>
          <table:table-cell office:value-type="float" office:value="9.75" calcext:value-type="float">
            <text:p>9.75</text:p>
          </table:table-cell>
          <table:table-cell office:value-type="float" office:value="9.87" calcext:value-type="float">
            <text:p>9.87</text:p>
          </table:table-cell>
          <table:table-cell table:formula="of:=11515/171929*100" office:value-type="float" office:value="6.69753212081731" calcext:value-type="float">
            <text:p>6.70</text:p>
          </table:table-cell>
          <table:table-cell table:formula="of:=16967/15" office:value-type="float" office:value="1131.13333333333" calcext:value-type="float">
            <text:p>1,131.13</text:p>
          </table:table-cell>
          <table:table-cell table:formula="of:=9539/15" office:value-type="float" office:value="635.933333333333" calcext:value-type="float">
            <text:p>635.93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0-15" calcext:value-type="date">
            <text:p>15-Oct</text:p>
          </table:table-cell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table:formula="of:=23/15" office:value-type="float" office:value="1.53333333333333" calcext:value-type="float">
            <text:p>1.533</text:p>
          </table:table-cell>
          <table:table-cell table:formula="of:=171929/15" office:value-type="float" office:value="11461.9333333333" calcext:value-type="float">
            <text:p>11,461.9</text:p>
          </table:table-cell>
          <table:table-cell table:formula="of:=1500/15" office:value-type="float" office:value="100" calcext:value-type="float">
            <text:p>100.0</text:p>
          </table:table-cell>
          <table:table-cell table:formula="of:=17/15" office:value-type="float" office:value="1.13333333333333" calcext:value-type="float">
            <text:p>1.133</text:p>
          </table:table-cell>
          <table:table-cell table:formula="of:=2233/15" office:value-type="float" office:value="148.866666666667" calcext:value-type="float">
            <text:p>148.867</text:p>
          </table:table-cell>
          <table:table-cell office:value-type="float" office:value="9.75" calcext:value-type="float">
            <text:p>9.75</text:p>
          </table:table-cell>
          <table:table-cell office:value-type="float" office:value="9.87" calcext:value-type="float">
            <text:p>9.87</text:p>
          </table:table-cell>
          <table:table-cell table:formula="of:=11515/171929*100" office:value-type="float" office:value="6.69753212081731" calcext:value-type="float">
            <text:p>6.70</text:p>
          </table:table-cell>
          <table:table-cell table:formula="of:=16967/15" office:value-type="float" office:value="1131.13333333333" calcext:value-type="float">
            <text:p>1,131.13</text:p>
          </table:table-cell>
          <table:table-cell table:formula="of:=9539/15" office:value-type="float" office:value="635.933333333333" calcext:value-type="float">
            <text:p>635.93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0-16" calcext:value-type="date">
            <text:p>16-Oct</text:p>
          </table:table-cell>
          <table:table-cell office:value-type="float" office:value="159" calcext:value-type="float">
            <text:p>159</text:p>
          </table:table-cell>
          <table:table-cell office:value-type="float" office:value="151" calcext:value-type="float">
            <text:p>151</text:p>
          </table:table-cell>
          <table:table-cell table:formula="of:=16/16" office:value-type="float" office:value="1" calcext:value-type="float">
            <text:p>1.000</text:p>
          </table:table-cell>
          <table:table-cell table:formula="of:=190550/16" office:value-type="float" office:value="11909.375" calcext:value-type="float">
            <text:p>11,909.4</text:p>
          </table:table-cell>
          <table:table-cell table:formula="of:=1450/16" office:value-type="float" office:value="90.625" calcext:value-type="float">
            <text:p>90.6</text:p>
          </table:table-cell>
          <table:table-cell table:formula="of:=17/16" office:value-type="float" office:value="1.0625" calcext:value-type="float">
            <text:p>1.063</text:p>
          </table:table-cell>
          <table:table-cell table:formula="of:=2507/16" office:value-type="float" office:value="156.6875" calcext:value-type="float">
            <text:p>156.688</text:p>
          </table:table-cell>
          <table:table-cell office:value-type="float" office:value="9.95" calcext:value-type="float">
            <text:p>9.95</text:p>
          </table:table-cell>
          <table:table-cell office:value-type="float" office:value="10" calcext:value-type="float">
            <text:p>10.00</text:p>
          </table:table-cell>
          <table:table-cell table:formula="of:=13148/190550*100" office:value-type="float" office:value="6.90002623983207" calcext:value-type="float">
            <text:p>6.90</text:p>
          </table:table-cell>
          <table:table-cell table:formula="of:=19162/16" office:value-type="float" office:value="1197.625" calcext:value-type="float">
            <text:p>1,197.63</text:p>
          </table:table-cell>
          <table:table-cell table:formula="of:=10560/16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0-17" calcext:value-type="date">
            <text:p>17-Oct</text:p>
          </table:table-cell>
          <table:table-cell office:value-type="float" office:value="160" calcext:value-type="float">
            <text:p>160</text:p>
          </table:table-cell>
          <table:table-cell office:value-type="float" office:value="152" calcext:value-type="float">
            <text:p>152</text:p>
          </table:table-cell>
          <table:table-cell table:formula="of:=16/16" office:value-type="float" office:value="1" calcext:value-type="float">
            <text:p>1.000</text:p>
          </table:table-cell>
          <table:table-cell table:formula="of:=190550/16" office:value-type="float" office:value="11909.375" calcext:value-type="float">
            <text:p>11,909.4</text:p>
          </table:table-cell>
          <table:table-cell table:formula="of:=1450/16" office:value-type="float" office:value="90.625" calcext:value-type="float">
            <text:p>90.6</text:p>
          </table:table-cell>
          <table:table-cell table:formula="of:=17/16" office:value-type="float" office:value="1.0625" calcext:value-type="float">
            <text:p>1.063</text:p>
          </table:table-cell>
          <table:table-cell table:formula="of:=2507/16" office:value-type="float" office:value="156.6875" calcext:value-type="float">
            <text:p>156.688</text:p>
          </table:table-cell>
          <table:table-cell office:value-type="float" office:value="9.95" calcext:value-type="float">
            <text:p>9.95</text:p>
          </table:table-cell>
          <table:table-cell office:value-type="float" office:value="10" calcext:value-type="float">
            <text:p>10.00</text:p>
          </table:table-cell>
          <table:table-cell table:formula="of:=13148/190550*100" office:value-type="float" office:value="6.90002623983207" calcext:value-type="float">
            <text:p>6.90</text:p>
          </table:table-cell>
          <table:table-cell table:formula="of:=19162/16" office:value-type="float" office:value="1197.625" calcext:value-type="float">
            <text:p>1,197.63</text:p>
          </table:table-cell>
          <table:table-cell table:formula="of:=10560/16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0-18" calcext:value-type="date">
            <text:p>18-Oct</text:p>
          </table:table-cell>
          <table:table-cell office:value-type="float" office:value="161" calcext:value-type="float">
            <text:p>161</text:p>
          </table:table-cell>
          <table:table-cell office:value-type="float" office:value="153" calcext:value-type="float">
            <text:p>153</text:p>
          </table:table-cell>
          <table:table-cell table:formula="of:=16/16" office:value-type="float" office:value="1" calcext:value-type="float">
            <text:p>1.000</text:p>
          </table:table-cell>
          <table:table-cell table:formula="of:=190550/16" office:value-type="float" office:value="11909.375" calcext:value-type="float">
            <text:p>11,909.4</text:p>
          </table:table-cell>
          <table:table-cell table:formula="of:=1450/16" office:value-type="float" office:value="90.625" calcext:value-type="float">
            <text:p>90.6</text:p>
          </table:table-cell>
          <table:table-cell table:formula="of:=17/16" office:value-type="float" office:value="1.0625" calcext:value-type="float">
            <text:p>1.063</text:p>
          </table:table-cell>
          <table:table-cell table:formula="of:=2507/16" office:value-type="float" office:value="156.6875" calcext:value-type="float">
            <text:p>156.688</text:p>
          </table:table-cell>
          <table:table-cell office:value-type="float" office:value="9.95" calcext:value-type="float">
            <text:p>9.95</text:p>
          </table:table-cell>
          <table:table-cell office:value-type="float" office:value="10" calcext:value-type="float">
            <text:p>10.00</text:p>
          </table:table-cell>
          <table:table-cell table:formula="of:=13148/190550*100" office:value-type="float" office:value="6.90002623983207" calcext:value-type="float">
            <text:p>6.90</text:p>
          </table:table-cell>
          <table:table-cell table:formula="of:=19162/16" office:value-type="float" office:value="1197.625" calcext:value-type="float">
            <text:p>1,197.63</text:p>
          </table:table-cell>
          <table:table-cell table:formula="of:=10560/16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0-19" calcext:value-type="date">
            <text:p>19-Oct</text:p>
          </table:table-cell>
          <table:table-cell office:value-type="float" office:value="162" calcext:value-type="float">
            <text:p>162</text:p>
          </table:table-cell>
          <table:table-cell office:value-type="float" office:value="154" calcext:value-type="float">
            <text:p>154</text:p>
          </table:table-cell>
          <table:table-cell table:formula="of:=16/16" office:value-type="float" office:value="1" calcext:value-type="float">
            <text:p>1.000</text:p>
          </table:table-cell>
          <table:table-cell table:formula="of:=190550/16" office:value-type="float" office:value="11909.375" calcext:value-type="float">
            <text:p>11,909.4</text:p>
          </table:table-cell>
          <table:table-cell table:formula="of:=1450/16" office:value-type="float" office:value="90.625" calcext:value-type="float">
            <text:p>90.6</text:p>
          </table:table-cell>
          <table:table-cell table:formula="of:=17/16" office:value-type="float" office:value="1.0625" calcext:value-type="float">
            <text:p>1.063</text:p>
          </table:table-cell>
          <table:table-cell table:formula="of:=2507/16" office:value-type="float" office:value="156.6875" calcext:value-type="float">
            <text:p>156.688</text:p>
          </table:table-cell>
          <table:table-cell office:value-type="float" office:value="9.95" calcext:value-type="float">
            <text:p>9.95</text:p>
          </table:table-cell>
          <table:table-cell office:value-type="float" office:value="10" calcext:value-type="float">
            <text:p>10.00</text:p>
          </table:table-cell>
          <table:table-cell table:formula="of:=13148/190550*100" office:value-type="float" office:value="6.90002623983207" calcext:value-type="float">
            <text:p>6.90</text:p>
          </table:table-cell>
          <table:table-cell table:formula="of:=19162/16" office:value-type="float" office:value="1197.625" calcext:value-type="float">
            <text:p>1,197.63</text:p>
          </table:table-cell>
          <table:table-cell table:formula="of:=10560/16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0-20" calcext:value-type="date">
            <text:p>20-Oct</text:p>
          </table:table-cell>
          <table:table-cell office:value-type="float" office:value="163" calcext:value-type="float">
            <text:p>163</text:p>
          </table:table-cell>
          <table:table-cell office:value-type="float" office:value="155" calcext:value-type="float">
            <text:p>155</text:p>
          </table:table-cell>
          <table:table-cell table:formula="of:=16/16" office:value-type="float" office:value="1" calcext:value-type="float">
            <text:p>1.000</text:p>
          </table:table-cell>
          <table:table-cell table:formula="of:=190550/16" office:value-type="float" office:value="11909.375" calcext:value-type="float">
            <text:p>11,909.4</text:p>
          </table:table-cell>
          <table:table-cell table:formula="of:=1450/16" office:value-type="float" office:value="90.625" calcext:value-type="float">
            <text:p>90.6</text:p>
          </table:table-cell>
          <table:table-cell table:formula="of:=17/16" office:value-type="float" office:value="1.0625" calcext:value-type="float">
            <text:p>1.063</text:p>
          </table:table-cell>
          <table:table-cell table:formula="of:=2507/16" office:value-type="float" office:value="156.6875" calcext:value-type="float">
            <text:p>156.688</text:p>
          </table:table-cell>
          <table:table-cell office:value-type="float" office:value="9.95" calcext:value-type="float">
            <text:p>9.95</text:p>
          </table:table-cell>
          <table:table-cell office:value-type="float" office:value="10" calcext:value-type="float">
            <text:p>10.00</text:p>
          </table:table-cell>
          <table:table-cell table:formula="of:=13148/190550*100" office:value-type="float" office:value="6.90002623983207" calcext:value-type="float">
            <text:p>6.90</text:p>
          </table:table-cell>
          <table:table-cell table:formula="of:=19162/16" office:value-type="float" office:value="1197.625" calcext:value-type="float">
            <text:p>1,197.63</text:p>
          </table:table-cell>
          <table:table-cell table:formula="of:=10560/16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0-21" calcext:value-type="date">
            <text:p>21-Oct</text:p>
          </table:table-cell>
          <table:table-cell office:value-type="float" office:value="164" calcext:value-type="float">
            <text:p>164</text:p>
          </table:table-cell>
          <table:table-cell office:value-type="float" office:value="156" calcext:value-type="float">
            <text:p>156</text:p>
          </table:table-cell>
          <table:table-cell table:formula="of:=16/16" office:value-type="float" office:value="1" calcext:value-type="float">
            <text:p>1.000</text:p>
          </table:table-cell>
          <table:table-cell table:formula="of:=190550/16" office:value-type="float" office:value="11909.375" calcext:value-type="float">
            <text:p>11,909.4</text:p>
          </table:table-cell>
          <table:table-cell table:formula="of:=1450/16" office:value-type="float" office:value="90.625" calcext:value-type="float">
            <text:p>90.6</text:p>
          </table:table-cell>
          <table:table-cell table:formula="of:=17/16" office:value-type="float" office:value="1.0625" calcext:value-type="float">
            <text:p>1.063</text:p>
          </table:table-cell>
          <table:table-cell table:formula="of:=2507/16" office:value-type="float" office:value="156.6875" calcext:value-type="float">
            <text:p>156.688</text:p>
          </table:table-cell>
          <table:table-cell office:value-type="float" office:value="9.95" calcext:value-type="float">
            <text:p>9.95</text:p>
          </table:table-cell>
          <table:table-cell office:value-type="float" office:value="10" calcext:value-type="float">
            <text:p>10.00</text:p>
          </table:table-cell>
          <table:table-cell table:formula="of:=13148/190550*100" office:value-type="float" office:value="6.90002623983207" calcext:value-type="float">
            <text:p>6.90</text:p>
          </table:table-cell>
          <table:table-cell table:formula="of:=19162/16" office:value-type="float" office:value="1197.625" calcext:value-type="float">
            <text:p>1,197.63</text:p>
          </table:table-cell>
          <table:table-cell table:formula="of:=10560/16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0-22" calcext:value-type="date">
            <text:p>22-Oct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  <table:table-cell table:formula="of:=16/16" office:value-type="float" office:value="1" calcext:value-type="float">
            <text:p>1.000</text:p>
          </table:table-cell>
          <table:table-cell table:formula="of:=190550/16" office:value-type="float" office:value="11909.375" calcext:value-type="float">
            <text:p>11,909.4</text:p>
          </table:table-cell>
          <table:table-cell table:formula="of:=1450/16" office:value-type="float" office:value="90.625" calcext:value-type="float">
            <text:p>90.6</text:p>
          </table:table-cell>
          <table:table-cell table:formula="of:=17/16" office:value-type="float" office:value="1.0625" calcext:value-type="float">
            <text:p>1.063</text:p>
          </table:table-cell>
          <table:table-cell table:formula="of:=2507/16" office:value-type="float" office:value="156.6875" calcext:value-type="float">
            <text:p>156.688</text:p>
          </table:table-cell>
          <table:table-cell office:value-type="float" office:value="9.95" calcext:value-type="float">
            <text:p>9.95</text:p>
          </table:table-cell>
          <table:table-cell office:value-type="float" office:value="10" calcext:value-type="float">
            <text:p>10.00</text:p>
          </table:table-cell>
          <table:table-cell table:formula="of:=13148/190550*100" office:value-type="float" office:value="6.90002623983207" calcext:value-type="float">
            <text:p>6.90</text:p>
          </table:table-cell>
          <table:table-cell table:formula="of:=19162/16" office:value-type="float" office:value="1197.625" calcext:value-type="float">
            <text:p>1,197.63</text:p>
          </table:table-cell>
          <table:table-cell table:formula="of:=10560/16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0-23" calcext:value-type="date">
            <text:p>23-Oct</text:p>
          </table:table-cell>
          <table:table-cell office:value-type="float" office:value="166" calcext:value-type="float">
            <text:p>166</text:p>
          </table:table-cell>
          <table:table-cell office:value-type="float" office:value="158" calcext:value-type="float">
            <text:p>158</text:p>
          </table:table-cell>
          <table:table-cell table:formula="of:=16/16" office:value-type="float" office:value="1" calcext:value-type="float">
            <text:p>1.000</text:p>
          </table:table-cell>
          <table:table-cell table:formula="of:=190550/16" office:value-type="float" office:value="11909.375" calcext:value-type="float">
            <text:p>11,909.4</text:p>
          </table:table-cell>
          <table:table-cell table:formula="of:=1450/16" office:value-type="float" office:value="90.625" calcext:value-type="float">
            <text:p>90.6</text:p>
          </table:table-cell>
          <table:table-cell table:formula="of:=17/16" office:value-type="float" office:value="1.0625" calcext:value-type="float">
            <text:p>1.063</text:p>
          </table:table-cell>
          <table:table-cell table:formula="of:=2507/16" office:value-type="float" office:value="156.6875" calcext:value-type="float">
            <text:p>156.688</text:p>
          </table:table-cell>
          <table:table-cell office:value-type="float" office:value="9.95" calcext:value-type="float">
            <text:p>9.95</text:p>
          </table:table-cell>
          <table:table-cell office:value-type="float" office:value="10" calcext:value-type="float">
            <text:p>10.00</text:p>
          </table:table-cell>
          <table:table-cell table:formula="of:=13148/190550*100" office:value-type="float" office:value="6.90002623983207" calcext:value-type="float">
            <text:p>6.90</text:p>
          </table:table-cell>
          <table:table-cell table:formula="of:=19162/16" office:value-type="float" office:value="1197.625" calcext:value-type="float">
            <text:p>1,197.63</text:p>
          </table:table-cell>
          <table:table-cell table:formula="of:=10560/16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0-24" calcext:value-type="date">
            <text:p>24-Oct</text:p>
          </table:table-cell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table:formula="of:=16/16" office:value-type="float" office:value="1" calcext:value-type="float">
            <text:p>1.000</text:p>
          </table:table-cell>
          <table:table-cell table:formula="of:=190550/16" office:value-type="float" office:value="11909.375" calcext:value-type="float">
            <text:p>11,909.4</text:p>
          </table:table-cell>
          <table:table-cell table:formula="of:=1450/16" office:value-type="float" office:value="90.625" calcext:value-type="float">
            <text:p>90.6</text:p>
          </table:table-cell>
          <table:table-cell table:formula="of:=17/16" office:value-type="float" office:value="1.0625" calcext:value-type="float">
            <text:p>1.063</text:p>
          </table:table-cell>
          <table:table-cell table:formula="of:=2507/16" office:value-type="float" office:value="156.6875" calcext:value-type="float">
            <text:p>156.688</text:p>
          </table:table-cell>
          <table:table-cell office:value-type="float" office:value="9.95" calcext:value-type="float">
            <text:p>9.95</text:p>
          </table:table-cell>
          <table:table-cell office:value-type="float" office:value="10" calcext:value-type="float">
            <text:p>10.00</text:p>
          </table:table-cell>
          <table:table-cell table:formula="of:=13148/190550*100" office:value-type="float" office:value="6.90002623983207" calcext:value-type="float">
            <text:p>6.90</text:p>
          </table:table-cell>
          <table:table-cell table:formula="of:=19162/16" office:value-type="float" office:value="1197.625" calcext:value-type="float">
            <text:p>1,197.63</text:p>
          </table:table-cell>
          <table:table-cell table:formula="of:=10560/16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0-25" calcext:value-type="date">
            <text:p>25-Oct</text:p>
          </table:table-cell>
          <table:table-cell office:value-type="float" office:value="168" calcext:value-type="float">
            <text:p>168</text:p>
          </table:table-cell>
          <table:table-cell office:value-type="float" office:value="160" calcext:value-type="float">
            <text:p>160</text:p>
          </table:table-cell>
          <table:table-cell table:formula="of:=16/16" office:value-type="float" office:value="1" calcext:value-type="float">
            <text:p>1.000</text:p>
          </table:table-cell>
          <table:table-cell table:formula="of:=190550/16" office:value-type="float" office:value="11909.375" calcext:value-type="float">
            <text:p>11,909.4</text:p>
          </table:table-cell>
          <table:table-cell table:formula="of:=1450/16" office:value-type="float" office:value="90.625" calcext:value-type="float">
            <text:p>90.6</text:p>
          </table:table-cell>
          <table:table-cell table:formula="of:=17/16" office:value-type="float" office:value="1.0625" calcext:value-type="float">
            <text:p>1.063</text:p>
          </table:table-cell>
          <table:table-cell table:formula="of:=2507/16" office:value-type="float" office:value="156.6875" calcext:value-type="float">
            <text:p>156.688</text:p>
          </table:table-cell>
          <table:table-cell office:value-type="float" office:value="9.95" calcext:value-type="float">
            <text:p>9.95</text:p>
          </table:table-cell>
          <table:table-cell office:value-type="float" office:value="10" calcext:value-type="float">
            <text:p>10.00</text:p>
          </table:table-cell>
          <table:table-cell table:formula="of:=13148/190550*100" office:value-type="float" office:value="6.90002623983207" calcext:value-type="float">
            <text:p>6.90</text:p>
          </table:table-cell>
          <table:table-cell table:formula="of:=19162/16" office:value-type="float" office:value="1197.625" calcext:value-type="float">
            <text:p>1,197.63</text:p>
          </table:table-cell>
          <table:table-cell table:formula="of:=10560/16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0-26" calcext:value-type="date">
            <text:p>26-Oct</text:p>
          </table:table-cell>
          <table:table-cell office:value-type="float" office:value="169" calcext:value-type="float">
            <text:p>169</text:p>
          </table:table-cell>
          <table:table-cell office:value-type="float" office:value="161" calcext:value-type="float">
            <text:p>161</text:p>
          </table:table-cell>
          <table:table-cell table:formula="of:=16/16" office:value-type="float" office:value="1" calcext:value-type="float">
            <text:p>1.000</text:p>
          </table:table-cell>
          <table:table-cell table:formula="of:=190550/16" office:value-type="float" office:value="11909.375" calcext:value-type="float">
            <text:p>11,909.4</text:p>
          </table:table-cell>
          <table:table-cell table:formula="of:=1450/16" office:value-type="float" office:value="90.625" calcext:value-type="float">
            <text:p>90.6</text:p>
          </table:table-cell>
          <table:table-cell table:formula="of:=17/16" office:value-type="float" office:value="1.0625" calcext:value-type="float">
            <text:p>1.063</text:p>
          </table:table-cell>
          <table:table-cell table:formula="of:=2507/16" office:value-type="float" office:value="156.6875" calcext:value-type="float">
            <text:p>156.688</text:p>
          </table:table-cell>
          <table:table-cell office:value-type="float" office:value="9.95" calcext:value-type="float">
            <text:p>9.95</text:p>
          </table:table-cell>
          <table:table-cell office:value-type="float" office:value="10" calcext:value-type="float">
            <text:p>10.00</text:p>
          </table:table-cell>
          <table:table-cell table:formula="of:=13148/190550*100" office:value-type="float" office:value="6.90002623983207" calcext:value-type="float">
            <text:p>6.90</text:p>
          </table:table-cell>
          <table:table-cell table:formula="of:=19162/16" office:value-type="float" office:value="1197.625" calcext:value-type="float">
            <text:p>1,197.63</text:p>
          </table:table-cell>
          <table:table-cell table:formula="of:=10560/16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0-27" calcext:value-type="date">
            <text:p>27-Oct</text:p>
          </table:table-cell>
          <table:table-cell office:value-type="float" office:value="170" calcext:value-type="float">
            <text:p>170</text:p>
          </table:table-cell>
          <table:table-cell office:value-type="float" office:value="162" calcext:value-type="float">
            <text:p>162</text:p>
          </table:table-cell>
          <table:table-cell table:formula="of:=16/16" office:value-type="float" office:value="1" calcext:value-type="float">
            <text:p>1.000</text:p>
          </table:table-cell>
          <table:table-cell table:formula="of:=190550/16" office:value-type="float" office:value="11909.375" calcext:value-type="float">
            <text:p>11,909.4</text:p>
          </table:table-cell>
          <table:table-cell table:formula="of:=1450/16" office:value-type="float" office:value="90.625" calcext:value-type="float">
            <text:p>90.6</text:p>
          </table:table-cell>
          <table:table-cell table:formula="of:=17/16" office:value-type="float" office:value="1.0625" calcext:value-type="float">
            <text:p>1.063</text:p>
          </table:table-cell>
          <table:table-cell table:formula="of:=2507/16" office:value-type="float" office:value="156.6875" calcext:value-type="float">
            <text:p>156.688</text:p>
          </table:table-cell>
          <table:table-cell office:value-type="float" office:value="9.95" calcext:value-type="float">
            <text:p>9.95</text:p>
          </table:table-cell>
          <table:table-cell office:value-type="float" office:value="10" calcext:value-type="float">
            <text:p>10.00</text:p>
          </table:table-cell>
          <table:table-cell table:formula="of:=13148/190550*100" office:value-type="float" office:value="6.90002623983207" calcext:value-type="float">
            <text:p>6.90</text:p>
          </table:table-cell>
          <table:table-cell table:formula="of:=19162/16" office:value-type="float" office:value="1197.625" calcext:value-type="float">
            <text:p>1,197.63</text:p>
          </table:table-cell>
          <table:table-cell table:formula="of:=10560/16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0-28" calcext:value-type="date">
            <text:p>28-Oct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table:formula="of:=16/16" office:value-type="float" office:value="1" calcext:value-type="float">
            <text:p>1.000</text:p>
          </table:table-cell>
          <table:table-cell table:formula="of:=190550/16" office:value-type="float" office:value="11909.375" calcext:value-type="float">
            <text:p>11,909.4</text:p>
          </table:table-cell>
          <table:table-cell table:formula="of:=1450/16" office:value-type="float" office:value="90.625" calcext:value-type="float">
            <text:p>90.6</text:p>
          </table:table-cell>
          <table:table-cell table:formula="of:=17/16" office:value-type="float" office:value="1.0625" calcext:value-type="float">
            <text:p>1.063</text:p>
          </table:table-cell>
          <table:table-cell table:formula="of:=2507/16" office:value-type="float" office:value="156.6875" calcext:value-type="float">
            <text:p>156.688</text:p>
          </table:table-cell>
          <table:table-cell office:value-type="float" office:value="9.95" calcext:value-type="float">
            <text:p>9.95</text:p>
          </table:table-cell>
          <table:table-cell office:value-type="float" office:value="10" calcext:value-type="float">
            <text:p>10.00</text:p>
          </table:table-cell>
          <table:table-cell table:formula="of:=13148/190550*100" office:value-type="float" office:value="6.90002623983207" calcext:value-type="float">
            <text:p>6.90</text:p>
          </table:table-cell>
          <table:table-cell table:formula="of:=19162/16" office:value-type="float" office:value="1197.625" calcext:value-type="float">
            <text:p>1,197.63</text:p>
          </table:table-cell>
          <table:table-cell table:formula="of:=10560/16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0-29" calcext:value-type="date">
            <text:p>29-Oct</text:p>
          </table:table-cell>
          <table:table-cell office:value-type="float" office:value="172" calcext:value-type="float">
            <text:p>172</text:p>
          </table:table-cell>
          <table:table-cell office:value-type="float" office:value="164" calcext:value-type="float">
            <text:p>164</text:p>
          </table:table-cell>
          <table:table-cell table:formula="of:=16/16" office:value-type="float" office:value="1" calcext:value-type="float">
            <text:p>1.000</text:p>
          </table:table-cell>
          <table:table-cell table:formula="of:=190550/16" office:value-type="float" office:value="11909.375" calcext:value-type="float">
            <text:p>11,909.4</text:p>
          </table:table-cell>
          <table:table-cell table:formula="of:=1450/16" office:value-type="float" office:value="90.625" calcext:value-type="float">
            <text:p>90.6</text:p>
          </table:table-cell>
          <table:table-cell table:formula="of:=17/16" office:value-type="float" office:value="1.0625" calcext:value-type="float">
            <text:p>1.063</text:p>
          </table:table-cell>
          <table:table-cell table:formula="of:=2507/16" office:value-type="float" office:value="156.6875" calcext:value-type="float">
            <text:p>156.688</text:p>
          </table:table-cell>
          <table:table-cell office:value-type="float" office:value="9.95" calcext:value-type="float">
            <text:p>9.95</text:p>
          </table:table-cell>
          <table:table-cell office:value-type="float" office:value="10" calcext:value-type="float">
            <text:p>10.00</text:p>
          </table:table-cell>
          <table:table-cell table:formula="of:=13148/190550*100" office:value-type="float" office:value="6.90002623983207" calcext:value-type="float">
            <text:p>6.90</text:p>
          </table:table-cell>
          <table:table-cell table:formula="of:=19162/16" office:value-type="float" office:value="1197.625" calcext:value-type="float">
            <text:p>1,197.63</text:p>
          </table:table-cell>
          <table:table-cell table:formula="of:=10560/16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0-30" calcext:value-type="date">
            <text:p>30-Oct</text:p>
          </table:table-cell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table:formula="of:=16/16" office:value-type="float" office:value="1" calcext:value-type="float">
            <text:p>1.000</text:p>
          </table:table-cell>
          <table:table-cell table:formula="of:=190550/16" office:value-type="float" office:value="11909.375" calcext:value-type="float">
            <text:p>11,909.4</text:p>
          </table:table-cell>
          <table:table-cell table:formula="of:=1450/16" office:value-type="float" office:value="90.625" calcext:value-type="float">
            <text:p>90.6</text:p>
          </table:table-cell>
          <table:table-cell table:formula="of:=17/16" office:value-type="float" office:value="1.0625" calcext:value-type="float">
            <text:p>1.063</text:p>
          </table:table-cell>
          <table:table-cell table:formula="of:=2507/16" office:value-type="float" office:value="156.6875" calcext:value-type="float">
            <text:p>156.688</text:p>
          </table:table-cell>
          <table:table-cell office:value-type="float" office:value="9.95" calcext:value-type="float">
            <text:p>9.95</text:p>
          </table:table-cell>
          <table:table-cell office:value-type="float" office:value="10" calcext:value-type="float">
            <text:p>10.00</text:p>
          </table:table-cell>
          <table:table-cell table:formula="of:=13148/190550*100" office:value-type="float" office:value="6.90002623983207" calcext:value-type="float">
            <text:p>6.90</text:p>
          </table:table-cell>
          <table:table-cell table:formula="of:=19162/16" office:value-type="float" office:value="1197.625" calcext:value-type="float">
            <text:p>1,197.63</text:p>
          </table:table-cell>
          <table:table-cell table:formula="of:=10560/16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0-31" calcext:value-type="date">
            <text:p>31-Oct</text:p>
          </table:table-cell>
          <table:table-cell office:value-type="float" office:value="174" calcext:value-type="float">
            <text:p>174</text:p>
          </table:table-cell>
          <table:table-cell office:value-type="float" office:value="166" calcext:value-type="float">
            <text:p>166</text:p>
          </table:table-cell>
          <table:table-cell table:formula="of:=16/16" office:value-type="float" office:value="1" calcext:value-type="float">
            <text:p>1.000</text:p>
          </table:table-cell>
          <table:table-cell table:formula="of:=190550/16" office:value-type="float" office:value="11909.375" calcext:value-type="float">
            <text:p>11,909.4</text:p>
          </table:table-cell>
          <table:table-cell table:formula="of:=1450/16" office:value-type="float" office:value="90.625" calcext:value-type="float">
            <text:p>90.6</text:p>
          </table:table-cell>
          <table:table-cell table:formula="of:=17/16" office:value-type="float" office:value="1.0625" calcext:value-type="float">
            <text:p>1.063</text:p>
          </table:table-cell>
          <table:table-cell table:formula="of:=2507/16" office:value-type="float" office:value="156.6875" calcext:value-type="float">
            <text:p>156.688</text:p>
          </table:table-cell>
          <table:table-cell office:value-type="float" office:value="9.95" calcext:value-type="float">
            <text:p>9.95</text:p>
          </table:table-cell>
          <table:table-cell office:value-type="float" office:value="10" calcext:value-type="float">
            <text:p>10.00</text:p>
          </table:table-cell>
          <table:table-cell table:formula="of:=13148/190550*100" office:value-type="float" office:value="6.90002623983207" calcext:value-type="float">
            <text:p>6.90</text:p>
          </table:table-cell>
          <table:table-cell table:formula="of:=19162/16" office:value-type="float" office:value="1197.625" calcext:value-type="float">
            <text:p>1,197.63</text:p>
          </table:table-cell>
          <table:table-cell table:formula="of:=10560/16" office:value-type="float" office:value="660" calcext:value-type="float">
            <text:p>660.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1-01" calcext:value-type="date">
            <text:p>1-Nov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table:formula="of:=22/11" office:value-type="float" office:value="2" calcext:value-type="float">
            <text:p>2.000</text:p>
          </table:table-cell>
          <table:table-cell table:formula="of:=81992/11" office:value-type="float" office:value="7453.81818181818" calcext:value-type="float">
            <text:p>7,453.8</text:p>
          </table:table-cell>
          <table:table-cell table:formula="of:=750/11" office:value-type="float" office:value="68.1818181818182" calcext:value-type="float">
            <text:p>68.2</text:p>
          </table:table-cell>
          <table:table-cell table:formula="of:=9/11" office:value-type="float" office:value="0.818181818181818" calcext:value-type="float">
            <text:p>0.818</text:p>
          </table:table-cell>
          <table:table-cell table:formula="of:=1143/11" office:value-type="float" office:value="103.909090909091" calcext:value-type="float">
            <text:p>103.909</text:p>
          </table:table-cell>
          <table:table-cell table:number-columns-repeated="2" office:value-type="float" office:value="9" calcext:value-type="float">
            <text:p>9.00</text:p>
          </table:table-cell>
          <table:table-cell table:formula="of:=5657/81992*100" office:value-type="float" office:value="6.89945360522978" calcext:value-type="float">
            <text:p>6.90</text:p>
          </table:table-cell>
          <table:table-cell table:formula="of:=7469/11" office:value-type="float" office:value="679" calcext:value-type="float">
            <text:p>679.00</text:p>
          </table:table-cell>
          <table:table-cell table:formula="of:=4551/11" office:value-type="float" office:value="413.727272727273" calcext:value-type="float">
            <text:p>413.73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1-02" calcext:value-type="date">
            <text:p>2-Nov</text:p>
          </table:table-cell>
          <table:table-cell office:value-type="float" office:value="176" calcext:value-type="float">
            <text:p>176</text:p>
          </table:table-cell>
          <table:table-cell office:value-type="float" office:value="168" calcext:value-type="float">
            <text:p>168</text:p>
          </table:table-cell>
          <table:table-cell table:formula="of:=22/11" office:value-type="float" office:value="2" calcext:value-type="float">
            <text:p>2.000</text:p>
          </table:table-cell>
          <table:table-cell table:formula="of:=81992/11" office:value-type="float" office:value="7453.81818181818" calcext:value-type="float">
            <text:p>7,453.8</text:p>
          </table:table-cell>
          <table:table-cell table:formula="of:=750/11" office:value-type="float" office:value="68.1818181818182" calcext:value-type="float">
            <text:p>68.2</text:p>
          </table:table-cell>
          <table:table-cell table:formula="of:=9/11" office:value-type="float" office:value="0.818181818181818" calcext:value-type="float">
            <text:p>0.818</text:p>
          </table:table-cell>
          <table:table-cell table:formula="of:=1143/11" office:value-type="float" office:value="103.909090909091" calcext:value-type="float">
            <text:p>103.909</text:p>
          </table:table-cell>
          <table:table-cell table:number-columns-repeated="2" office:value-type="float" office:value="9" calcext:value-type="float">
            <text:p>9.00</text:p>
          </table:table-cell>
          <table:table-cell table:formula="of:=5657/81992*100" office:value-type="float" office:value="6.89945360522978" calcext:value-type="float">
            <text:p>6.90</text:p>
          </table:table-cell>
          <table:table-cell table:formula="of:=7469/11" office:value-type="float" office:value="679" calcext:value-type="float">
            <text:p>679.00</text:p>
          </table:table-cell>
          <table:table-cell table:formula="of:=4551/11" office:value-type="float" office:value="413.727272727273" calcext:value-type="float">
            <text:p>413.73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1-03" calcext:value-type="date">
            <text:p>3-Nov</text:p>
          </table:table-cell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table:formula="of:=22/11" office:value-type="float" office:value="2" calcext:value-type="float">
            <text:p>2.000</text:p>
          </table:table-cell>
          <table:table-cell table:formula="of:=81992/11" office:value-type="float" office:value="7453.81818181818" calcext:value-type="float">
            <text:p>7,453.8</text:p>
          </table:table-cell>
          <table:table-cell table:formula="of:=750/11" office:value-type="float" office:value="68.1818181818182" calcext:value-type="float">
            <text:p>68.2</text:p>
          </table:table-cell>
          <table:table-cell table:formula="of:=9/11" office:value-type="float" office:value="0.818181818181818" calcext:value-type="float">
            <text:p>0.818</text:p>
          </table:table-cell>
          <table:table-cell table:formula="of:=1143/11" office:value-type="float" office:value="103.909090909091" calcext:value-type="float">
            <text:p>103.909</text:p>
          </table:table-cell>
          <table:table-cell table:number-columns-repeated="2" office:value-type="float" office:value="9" calcext:value-type="float">
            <text:p>9.00</text:p>
          </table:table-cell>
          <table:table-cell table:formula="of:=5657/81992*100" office:value-type="float" office:value="6.89945360522978" calcext:value-type="float">
            <text:p>6.90</text:p>
          </table:table-cell>
          <table:table-cell table:formula="of:=7469/11" office:value-type="float" office:value="679" calcext:value-type="float">
            <text:p>679.00</text:p>
          </table:table-cell>
          <table:table-cell table:formula="of:=4551/11" office:value-type="float" office:value="413.727272727273" calcext:value-type="float">
            <text:p>413.73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1-04" calcext:value-type="date">
            <text:p>4-Nov</text:p>
          </table:table-cell>
          <table:table-cell office:value-type="float" office:value="178" calcext:value-type="float">
            <text:p>178</text:p>
          </table:table-cell>
          <table:table-cell office:value-type="float" office:value="170" calcext:value-type="float">
            <text:p>170</text:p>
          </table:table-cell>
          <table:table-cell table:formula="of:=22/11" office:value-type="float" office:value="2" calcext:value-type="float">
            <text:p>2.000</text:p>
          </table:table-cell>
          <table:table-cell table:formula="of:=81992/11" office:value-type="float" office:value="7453.81818181818" calcext:value-type="float">
            <text:p>7,453.8</text:p>
          </table:table-cell>
          <table:table-cell table:formula="of:=750/11" office:value-type="float" office:value="68.1818181818182" calcext:value-type="float">
            <text:p>68.2</text:p>
          </table:table-cell>
          <table:table-cell table:formula="of:=9/11" office:value-type="float" office:value="0.818181818181818" calcext:value-type="float">
            <text:p>0.818</text:p>
          </table:table-cell>
          <table:table-cell table:formula="of:=1143/11" office:value-type="float" office:value="103.909090909091" calcext:value-type="float">
            <text:p>103.909</text:p>
          </table:table-cell>
          <table:table-cell table:number-columns-repeated="2" office:value-type="float" office:value="9" calcext:value-type="float">
            <text:p>9.00</text:p>
          </table:table-cell>
          <table:table-cell table:formula="of:=5657/81992*100" office:value-type="float" office:value="6.89945360522978" calcext:value-type="float">
            <text:p>6.90</text:p>
          </table:table-cell>
          <table:table-cell table:formula="of:=7469/11" office:value-type="float" office:value="679" calcext:value-type="float">
            <text:p>679.00</text:p>
          </table:table-cell>
          <table:table-cell table:formula="of:=4551/11" office:value-type="float" office:value="413.727272727273" calcext:value-type="float">
            <text:p>413.73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1-05" calcext:value-type="date">
            <text:p>5-Nov</text:p>
          </table:table-cell>
          <table:table-cell office:value-type="float" office:value="179" calcext:value-type="float">
            <text:p>179</text:p>
          </table:table-cell>
          <table:table-cell office:value-type="float" office:value="171" calcext:value-type="float">
            <text:p>171</text:p>
          </table:table-cell>
          <table:table-cell table:formula="of:=22/11" office:value-type="float" office:value="2" calcext:value-type="float">
            <text:p>2.000</text:p>
          </table:table-cell>
          <table:table-cell table:formula="of:=81992/11" office:value-type="float" office:value="7453.81818181818" calcext:value-type="float">
            <text:p>7,453.8</text:p>
          </table:table-cell>
          <table:table-cell table:formula="of:=750/11" office:value-type="float" office:value="68.1818181818182" calcext:value-type="float">
            <text:p>68.2</text:p>
          </table:table-cell>
          <table:table-cell table:formula="of:=9/11" office:value-type="float" office:value="0.818181818181818" calcext:value-type="float">
            <text:p>0.818</text:p>
          </table:table-cell>
          <table:table-cell table:formula="of:=1143/11" office:value-type="float" office:value="103.909090909091" calcext:value-type="float">
            <text:p>103.909</text:p>
          </table:table-cell>
          <table:table-cell table:number-columns-repeated="2" office:value-type="float" office:value="9" calcext:value-type="float">
            <text:p>9.00</text:p>
          </table:table-cell>
          <table:table-cell table:formula="of:=5657/81992*100" office:value-type="float" office:value="6.89945360522978" calcext:value-type="float">
            <text:p>6.90</text:p>
          </table:table-cell>
          <table:table-cell table:formula="of:=7469/11" office:value-type="float" office:value="679" calcext:value-type="float">
            <text:p>679.00</text:p>
          </table:table-cell>
          <table:table-cell table:formula="of:=4551/11" office:value-type="float" office:value="413.727272727273" calcext:value-type="float">
            <text:p>413.73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1-06" calcext:value-type="date">
            <text:p>6-Nov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table:formula="of:=22/11" office:value-type="float" office:value="2" calcext:value-type="float">
            <text:p>2.000</text:p>
          </table:table-cell>
          <table:table-cell table:formula="of:=81992/11" office:value-type="float" office:value="7453.81818181818" calcext:value-type="float">
            <text:p>7,453.8</text:p>
          </table:table-cell>
          <table:table-cell table:formula="of:=750/11" office:value-type="float" office:value="68.1818181818182" calcext:value-type="float">
            <text:p>68.2</text:p>
          </table:table-cell>
          <table:table-cell table:formula="of:=9/11" office:value-type="float" office:value="0.818181818181818" calcext:value-type="float">
            <text:p>0.818</text:p>
          </table:table-cell>
          <table:table-cell table:formula="of:=1143/11" office:value-type="float" office:value="103.909090909091" calcext:value-type="float">
            <text:p>103.909</text:p>
          </table:table-cell>
          <table:table-cell table:number-columns-repeated="2" office:value-type="float" office:value="9" calcext:value-type="float">
            <text:p>9.00</text:p>
          </table:table-cell>
          <table:table-cell table:formula="of:=5657/81992*100" office:value-type="float" office:value="6.89945360522978" calcext:value-type="float">
            <text:p>6.90</text:p>
          </table:table-cell>
          <table:table-cell table:formula="of:=7469/11" office:value-type="float" office:value="679" calcext:value-type="float">
            <text:p>679.00</text:p>
          </table:table-cell>
          <table:table-cell table:formula="of:=4551/11" office:value-type="float" office:value="413.727272727273" calcext:value-type="float">
            <text:p>413.73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1-07" calcext:value-type="date">
            <text:p>7-Nov</text:p>
          </table:table-cell>
          <table:table-cell office:value-type="float" office:value="181" calcext:value-type="float">
            <text:p>181</text:p>
          </table:table-cell>
          <table:table-cell office:value-type="float" office:value="173" calcext:value-type="float">
            <text:p>173</text:p>
          </table:table-cell>
          <table:table-cell table:formula="of:=22/11" office:value-type="float" office:value="2" calcext:value-type="float">
            <text:p>2.000</text:p>
          </table:table-cell>
          <table:table-cell table:formula="of:=81992/11" office:value-type="float" office:value="7453.81818181818" calcext:value-type="float">
            <text:p>7,453.8</text:p>
          </table:table-cell>
          <table:table-cell table:formula="of:=750/11" office:value-type="float" office:value="68.1818181818182" calcext:value-type="float">
            <text:p>68.2</text:p>
          </table:table-cell>
          <table:table-cell table:formula="of:=9/11" office:value-type="float" office:value="0.818181818181818" calcext:value-type="float">
            <text:p>0.818</text:p>
          </table:table-cell>
          <table:table-cell table:formula="of:=1143/11" office:value-type="float" office:value="103.909090909091" calcext:value-type="float">
            <text:p>103.909</text:p>
          </table:table-cell>
          <table:table-cell table:number-columns-repeated="2" office:value-type="float" office:value="9" calcext:value-type="float">
            <text:p>9.00</text:p>
          </table:table-cell>
          <table:table-cell table:formula="of:=5657/81992*100" office:value-type="float" office:value="6.89945360522978" calcext:value-type="float">
            <text:p>6.90</text:p>
          </table:table-cell>
          <table:table-cell table:formula="of:=7469/11" office:value-type="float" office:value="679" calcext:value-type="float">
            <text:p>679.00</text:p>
          </table:table-cell>
          <table:table-cell table:formula="of:=4551/11" office:value-type="float" office:value="413.727272727273" calcext:value-type="float">
            <text:p>413.73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1-08" calcext:value-type="date">
            <text:p>8-Nov</text:p>
          </table:table-cell>
          <table:table-cell office:value-type="float" office:value="182" calcext:value-type="float">
            <text:p>182</text:p>
          </table:table-cell>
          <table:table-cell office:value-type="float" office:value="174" calcext:value-type="float">
            <text:p>174</text:p>
          </table:table-cell>
          <table:table-cell table:formula="of:=22/11" office:value-type="float" office:value="2" calcext:value-type="float">
            <text:p>2.000</text:p>
          </table:table-cell>
          <table:table-cell table:formula="of:=81992/11" office:value-type="float" office:value="7453.81818181818" calcext:value-type="float">
            <text:p>7,453.8</text:p>
          </table:table-cell>
          <table:table-cell table:formula="of:=750/11" office:value-type="float" office:value="68.1818181818182" calcext:value-type="float">
            <text:p>68.2</text:p>
          </table:table-cell>
          <table:table-cell table:formula="of:=9/11" office:value-type="float" office:value="0.818181818181818" calcext:value-type="float">
            <text:p>0.818</text:p>
          </table:table-cell>
          <table:table-cell table:formula="of:=1143/11" office:value-type="float" office:value="103.909090909091" calcext:value-type="float">
            <text:p>103.909</text:p>
          </table:table-cell>
          <table:table-cell table:number-columns-repeated="2" office:value-type="float" office:value="9" calcext:value-type="float">
            <text:p>9.00</text:p>
          </table:table-cell>
          <table:table-cell table:formula="of:=5657/81992*100" office:value-type="float" office:value="6.89945360522978" calcext:value-type="float">
            <text:p>6.90</text:p>
          </table:table-cell>
          <table:table-cell table:formula="of:=7469/11" office:value-type="float" office:value="679" calcext:value-type="float">
            <text:p>679.00</text:p>
          </table:table-cell>
          <table:table-cell table:formula="of:=4551/11" office:value-type="float" office:value="413.727272727273" calcext:value-type="float">
            <text:p>413.73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1-09" calcext:value-type="date">
            <text:p>9-Nov</text:p>
          </table:table-cell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  <table:table-cell table:formula="of:=22/11" office:value-type="float" office:value="2" calcext:value-type="float">
            <text:p>2.000</text:p>
          </table:table-cell>
          <table:table-cell table:formula="of:=81992/11" office:value-type="float" office:value="7453.81818181818" calcext:value-type="float">
            <text:p>7,453.8</text:p>
          </table:table-cell>
          <table:table-cell table:formula="of:=750/11" office:value-type="float" office:value="68.1818181818182" calcext:value-type="float">
            <text:p>68.2</text:p>
          </table:table-cell>
          <table:table-cell table:formula="of:=9/11" office:value-type="float" office:value="0.818181818181818" calcext:value-type="float">
            <text:p>0.818</text:p>
          </table:table-cell>
          <table:table-cell table:formula="of:=1143/11" office:value-type="float" office:value="103.909090909091" calcext:value-type="float">
            <text:p>103.909</text:p>
          </table:table-cell>
          <table:table-cell table:number-columns-repeated="2" office:value-type="float" office:value="9" calcext:value-type="float">
            <text:p>9.00</text:p>
          </table:table-cell>
          <table:table-cell table:formula="of:=5657/81992*100" office:value-type="float" office:value="6.89945360522978" calcext:value-type="float">
            <text:p>6.90</text:p>
          </table:table-cell>
          <table:table-cell table:formula="of:=7469/11" office:value-type="float" office:value="679" calcext:value-type="float">
            <text:p>679.00</text:p>
          </table:table-cell>
          <table:table-cell table:formula="of:=4551/11" office:value-type="float" office:value="413.727272727273" calcext:value-type="float">
            <text:p>413.73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1-10" calcext:value-type="date">
            <text:p>10-Nov</text:p>
          </table:table-cell>
          <table:table-cell office:value-type="float" office:value="184" calcext:value-type="float">
            <text:p>184</text:p>
          </table:table-cell>
          <table:table-cell office:value-type="float" office:value="176" calcext:value-type="float">
            <text:p>176</text:p>
          </table:table-cell>
          <table:table-cell table:formula="of:=22/11" office:value-type="float" office:value="2" calcext:value-type="float">
            <text:p>2.000</text:p>
          </table:table-cell>
          <table:table-cell table:formula="of:=81992/11" office:value-type="float" office:value="7453.81818181818" calcext:value-type="float">
            <text:p>7,453.8</text:p>
          </table:table-cell>
          <table:table-cell table:formula="of:=750/11" office:value-type="float" office:value="68.1818181818182" calcext:value-type="float">
            <text:p>68.2</text:p>
          </table:table-cell>
          <table:table-cell table:formula="of:=9/11" office:value-type="float" office:value="0.818181818181818" calcext:value-type="float">
            <text:p>0.818</text:p>
          </table:table-cell>
          <table:table-cell table:formula="of:=1143/11" office:value-type="float" office:value="103.909090909091" calcext:value-type="float">
            <text:p>103.909</text:p>
          </table:table-cell>
          <table:table-cell table:number-columns-repeated="2" office:value-type="float" office:value="9" calcext:value-type="float">
            <text:p>9.00</text:p>
          </table:table-cell>
          <table:table-cell table:formula="of:=5657/81992*100" office:value-type="float" office:value="6.89945360522978" calcext:value-type="float">
            <text:p>6.90</text:p>
          </table:table-cell>
          <table:table-cell table:formula="of:=7469/11" office:value-type="float" office:value="679" calcext:value-type="float">
            <text:p>679.00</text:p>
          </table:table-cell>
          <table:table-cell table:formula="of:=4551/11" office:value-type="float" office:value="413.727272727273" calcext:value-type="float">
            <text:p>413.73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  <table:table-row table:style-name="ro2">
          <table:table-cell office:value-type="date" office:date-value="2018-11-11" calcext:value-type="date">
            <text:p>11-Nov</text:p>
          </table:table-cell>
          <table:table-cell office:value-type="float" office:value="185" calcext:value-type="float">
            <text:p>185</text:p>
          </table:table-cell>
          <table:table-cell office:value-type="float" office:value="177" calcext:value-type="float">
            <text:p>177</text:p>
          </table:table-cell>
          <table:table-cell table:formula="of:=22/11" office:value-type="float" office:value="2" calcext:value-type="float">
            <text:p>2.000</text:p>
          </table:table-cell>
          <table:table-cell table:formula="of:=81992/11" office:value-type="float" office:value="7453.81818181818" calcext:value-type="float">
            <text:p>7,453.8</text:p>
          </table:table-cell>
          <table:table-cell table:formula="of:=750/11" office:value-type="float" office:value="68.1818181818182" calcext:value-type="float">
            <text:p>68.2</text:p>
          </table:table-cell>
          <table:table-cell table:formula="of:=9/11" office:value-type="float" office:value="0.818181818181818" calcext:value-type="float">
            <text:p>0.818</text:p>
          </table:table-cell>
          <table:table-cell table:formula="of:=1143/11" office:value-type="float" office:value="103.909090909091" calcext:value-type="float">
            <text:p>103.909</text:p>
          </table:table-cell>
          <table:table-cell table:number-columns-repeated="2" office:value-type="float" office:value="9" calcext:value-type="float">
            <text:p>9.00</text:p>
          </table:table-cell>
          <table:table-cell table:formula="of:=5657/81992*100" office:value-type="float" office:value="6.89945360522978" calcext:value-type="float">
            <text:p>6.90</text:p>
          </table:table-cell>
          <table:table-cell table:formula="of:=7469/11" office:value-type="float" office:value="679" calcext:value-type="float">
            <text:p>679.00</text:p>
          </table:table-cell>
          <table:table-cell table:formula="of:=4551/11" office:value-type="float" office:value="413.727272727273" calcext:value-type="float">
            <text:p>413.73</text:p>
          </table:table-cell>
          <table:table-cell office:value-type="float" office:value="10000" calcext:value-type="float">
            <text:p>10,000</text:p>
          </table:table-cell>
          <table:table-cell office:value-type="float" office:value="1550" calcext:value-type="float">
            <text:p>1,5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Rp</number:text>
      <number:number number:decimal-places="0" loext:min-decimal-places="0" number:min-integer-digits="1" number:grouping="true"/>
    </number:number-style>
    <number:number-style style:name="N121">
      <number:text>-Rp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Rp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Rp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Rp</number:text>
      <number:number number:decimal-places="2" loext:min-decimal-places="2" number:min-integer-digits="1" number:grouping="true"/>
    </number:number-style>
    <number:number-style style:name="N123">
      <number:text>-Rp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Rp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Rp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R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R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Rp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R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R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R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" loext:min-decimal-places="1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3:04:47.735103930</meta:creation-date>
    <dc:date>2018-05-17T13:07:15.771934709</dc:date>
    <meta:editing-duration>PT2M27S</meta:editing-duration>
    <meta:editing-cycles>2</meta:editing-cycles>
    <meta:generator>LibreOffice/6.0.3.2$Linux_X86_64 LibreOffice_project/00m0$Build-2</meta:generator>
    <meta:document-statistic meta:table-count="1" meta:cell-count="2790" meta:object-count="0"/>
  </office:meta>
</office:document-meta>
</file>